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nherit" svg:font-family="inherit"/>
    <style:font-face style:name="monospace" svg:font-family="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2">
      <style:paragraph-properties fo:margin-top="0in" fo:margin-bottom="0in" loext:contextual-spacing="false" fo:padding="0in" fo:border="none"/>
      <style:text-properties fo:color="#000000" loext:padding="0in" loext:border="none"/>
    </style:style>
    <style:style style:name="P2"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fo:color="#000000" loext:padding="0in" loext:border="none"/>
    </style:style>
    <style:style style:name="P3" style:family="paragraph" style:parent-style-name="Text_20_body">
      <style:paragraph-properties fo:margin-left="0in" fo:margin-right="0in" fo:margin-top="0in" fo:margin-bottom="0in" loext:contextual-spacing="false" fo:text-align="start" style:justify-single-word="false" fo:text-indent="0in" style:auto-text-indent="false"/>
    </style:style>
    <style:style style:name="P4"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officeooo:paragraph-rsid="002565e0"/>
    </style:style>
    <style:style style:name="P5" style:family="paragraph" style:parent-style-name="Text_20_body">
      <style:paragraph-properties fo:margin-left="0in" fo:margin-right="0in" fo:text-align="end" style:justify-single-word="false" fo:text-indent="0in" style:auto-text-indent="false"/>
      <style:text-properties fo:color="#303f9f" style:font-name="monospace" loext:padding-left="0in" loext:padding-right="0in" loext:padding-top="0.0193in" loext:padding-bottom="0in" loext:border-left="none" loext:border-right="none" loext:border-top="0.06pt solid #000000" loext:border-bottom="none"/>
    </style:style>
    <style:style style:name="P6" style:family="paragraph" style:parent-style-name="Text_20_body" style:list-style-name="L2">
      <style:paragraph-properties fo:padding="0in" fo:border="none"/>
      <style:text-properties fo:color="#000000" loext:padding="0in" loext:border="none"/>
    </style:style>
    <style:style style:name="P7" style:family="paragraph" style:parent-style-name="Heading_20_1">
      <style:text-properties fo:color="#000000" style:font-name="inherit" fo:font-size="18.75pt" fo:font-weight="bold" loext:padding="0in" loext:border="none"/>
    </style:style>
    <style:style style:name="P8" style:family="paragraph" style:parent-style-name="Heading_20_3">
      <style:paragraph-properties fo:margin-left="0in" fo:margin-right="0in" fo:margin-top="0in" fo:margin-bottom="0in" loext:contextual-spacing="false" fo:line-height="100%" fo:text-indent="0in" style:auto-text-indent="false"/>
      <style:text-properties fo:color="#000000" style:font-name="inherit" fo:font-size="13.5pt" fo:font-weight="bold" loext:padding="0in" loext:border="none"/>
    </style:style>
    <style:style style:name="P9" style:family="paragraph" style:parent-style-name="Preformatted_20_Text">
      <style:paragraph-properties fo:margin-top="0in" fo:margin-bottom="0.1965in" loext:contextual-spacing="false" fo:padding="0in" fo:border="none"/>
    </style:style>
    <style:style style:name="P10" style:family="paragraph" style:parent-style-name="Preformatted_20_Text">
      <style:paragraph-properties fo:padding="0in" fo:border="none"/>
    </style:style>
    <style:style style:name="P11" style:family="paragraph" style:parent-style-name="Preformatted_20_Text">
      <style:paragraph-properties fo:margin-left="0in" fo:margin-right="0in" fo:margin-top="0in" fo:margin-bottom="0in" loext:contextual-spacing="false" fo:text-indent="0in" style:auto-text-indent="false" fo:padding="0in" fo:border="none"/>
      <style:text-properties fo:color="#000000" style:font-name="inherit" fo:font-size="10.5pt" fo:background-color="#f7f7f7" loext:padding="0in" loext:border="none"/>
    </style:style>
    <style:style style:name="P12" style:family="paragraph" style:parent-style-name="Preformatted_20_Text">
      <style:paragraph-properties fo:margin-left="0in" fo:margin-right="0in" fo:margin-top="0in" fo:margin-bottom="0in" loext:contextual-spacing="false" fo:text-indent="0in" style:auto-text-indent="false" fo:padding="0in" fo:border="none"/>
      <style:text-properties fo:color="#000000" fo:background-color="#f7f7f7" loext:padding="0in" loext:border="none"/>
    </style:style>
    <style:style style:name="P13" style:family="paragraph" style:parent-style-name="Preformatted_20_Text">
      <style:paragraph-properties fo:margin-left="0in" fo:margin-right="0in" fo:margin-top="0in" fo:margin-bottom="0in" loext:contextual-spacing="false" fo:text-indent="0in" style:auto-text-indent="false" fo:padding="0in" fo:border="none"/>
      <style:text-properties fo:color="#000000" officeooo:rsid="00214d79" officeooo:paragraph-rsid="00214d79" fo:background-color="#f7f7f7" loext:padding="0in" loext:border="none"/>
    </style:style>
    <style:style style:name="P14" style:family="paragraph" style:parent-style-name="Preformatted_20_Text">
      <style:paragraph-properties fo:margin-left="0in" fo:margin-right="0in" fo:margin-top="0in" fo:margin-bottom="0in" loext:contextual-spacing="false" fo:text-indent="0in" style:auto-text-indent="false" fo:padding="0in" fo:border="none"/>
      <style:text-properties fo:color="#000000" style:font-name="monospace" loext:padding="0in" loext:border="none"/>
    </style:style>
    <style:style style:name="P15" style:family="paragraph" style:parent-style-name="Preformatted_20_Text">
      <style:paragraph-properties fo:margin-left="0in" fo:margin-right="0in" fo:margin-top="0in" fo:margin-bottom="0in" loext:contextual-spacing="false" fo:text-indent="0in" style:auto-text-indent="false" fo:padding="0in" fo:border="none"/>
      <style:text-properties fo:color="#408080" style:font-name="inherit" fo:font-size="10.5pt" fo:font-style="italic" fo:background-color="#f7f7f7" loext:padding="0in" loext:border="none"/>
    </style:style>
    <style:style style:name="P16" style:family="paragraph" style:parent-style-name="Preformatted_20_Text">
      <style:paragraph-properties fo:margin-left="0in" fo:margin-right="0in" fo:margin-top="0in" fo:margin-bottom="0in" loext:contextual-spacing="false" fo:text-indent="0in" style:auto-text-indent="false" fo:padding="0in" fo:border="none"/>
      <style:text-properties fo:color="#ff0000" style:font-name="inherit" fo:font-size="10.5pt" fo:font-weight="normal" officeooo:rsid="001efcaa" officeooo:paragraph-rsid="001efcaa" fo:background-color="#f7f7f7" style:font-weight-asian="normal" style:font-weight-complex="normal" loext:padding="0in" loext:border="none"/>
    </style:style>
    <style:style style:name="P17" style:family="paragraph" style:parent-style-name="Preformatted_20_Text">
      <style:paragraph-properties fo:margin-left="0in" fo:margin-right="0in" fo:margin-top="0in" fo:margin-bottom="0in" loext:contextual-spacing="false" fo:text-indent="0in" style:auto-text-indent="false" fo:padding="0in" fo:border="none"/>
      <style:text-properties fo:color="#ff0000" style:font-name="inherit" fo:font-size="10.5pt" fo:font-style="italic" officeooo:rsid="00214d79" officeooo:paragraph-rsid="00214d79" fo:background-color="#f7f7f7" loext:padding="0in" loext:border="none"/>
    </style:style>
    <style:style style:name="P18" style:family="paragraph" style:parent-style-name="Preformatted_20_Text">
      <style:paragraph-properties fo:margin-left="0in" fo:margin-right="0in" fo:margin-top="0in" fo:margin-bottom="0in" loext:contextual-spacing="false" fo:text-indent="0in" style:auto-text-indent="false" fo:padding="0in" fo:border="none"/>
      <style:text-properties fo:color="#ff0000" style:font-name="inherit" fo:font-size="10.5pt" fo:font-style="italic" officeooo:paragraph-rsid="00214d79" fo:background-color="#f7f7f7" loext:padding="0in" loext:border="none"/>
    </style:style>
    <style:style style:name="P19" style:family="paragraph" style:parent-style-name="Preformatted_20_Text">
      <style:paragraph-properties fo:margin-left="0in" fo:margin-right="0in" fo:margin-top="0in" fo:margin-bottom="0in" loext:contextual-spacing="false" fo:text-indent="0in" style:auto-text-indent="false" fo:padding="0in" fo:border="none"/>
      <style:text-properties fo:color="#ff0000" fo:background-color="#f7f7f7" loext:padding="0in" loext:border="none"/>
    </style:style>
    <style:style style:name="P20" style:family="paragraph" style:parent-style-name="Preformatted_20_Text">
      <style:paragraph-properties fo:margin-left="0in" fo:margin-right="0in" fo:margin-top="0in" fo:margin-bottom="0in" loext:contextual-spacing="false" fo:text-indent="0in" style:auto-text-indent="false" fo:padding="0in" fo:border="none"/>
      <style:text-properties fo:color="#ff0000" officeooo:rsid="00245a09" officeooo:paragraph-rsid="00245a09" fo:background-color="#f7f7f7" loext:padding="0in" loext:border="none"/>
    </style:style>
    <style:style style:name="P21" style:family="paragraph" style:parent-style-name="Preformatted_20_Text">
      <style:paragraph-properties fo:margin-left="0in" fo:margin-right="0in" fo:margin-top="0in" fo:margin-bottom="0in" loext:contextual-spacing="false" fo:text-indent="0in" style:auto-text-indent="false" fo:padding="0in" fo:border="none"/>
      <style:text-properties fo:color="#ff0000" officeooo:rsid="00247e6a" officeooo:paragraph-rsid="00253b46" fo:background-color="#f7f7f7" loext:padding="0in" loext:border="none"/>
    </style:style>
    <style:style style:name="P22" style:family="paragraph" style:parent-style-name="Preformatted_20_Text">
      <style:paragraph-properties fo:margin-left="0in" fo:margin-right="0in" fo:margin-top="0in" fo:margin-bottom="0in" loext:contextual-spacing="false" fo:text-indent="0in" style:auto-text-indent="false" fo:padding="0in" fo:border="none"/>
      <style:text-properties fo:color="#ff0000" officeooo:rsid="00253b46" officeooo:paragraph-rsid="00247e6a" fo:background-color="#f7f7f7" loext:padding="0in" loext:border="none"/>
    </style:style>
    <style:style style:name="P23" style:family="paragraph" style:parent-style-name="Preformatted_20_Text">
      <style:paragraph-properties fo:margin-left="0in" fo:margin-right="0in" fo:margin-top="0in" fo:margin-bottom="0in" loext:contextual-spacing="false" fo:text-indent="0in" style:auto-text-indent="false" fo:padding="0in" fo:border="none"/>
      <style:text-properties fo:color="#cc0000" style:font-name="inherit" fo:font-size="10.5pt" fo:font-style="italic" officeooo:rsid="0023e7b1" officeooo:paragraph-rsid="0023e7b1" fo:background-color="#f7f7f7" loext:padding="0in" loext:border="none"/>
    </style:style>
    <style:style style:name="P24" style:family="paragraph" style:parent-style-name="Preformatted_20_Text">
      <style:paragraph-properties fo:margin-top="0in" fo:margin-bottom="0in" loext:contextual-spacing="false" fo:padding="0in" fo:border="none"/>
    </style:style>
    <style:style style:name="P25" style:family="paragraph" style:parent-style-name="Preformatted_20_Text">
      <style:paragraph-properties fo:margin-top="0in" fo:margin-bottom="0in" loext:contextual-spacing="false" fo:padding="0in" fo:border="none"/>
      <style:text-properties fo:color="#000000" style:font-name="monospace" loext:padding="0in" loext:border="none"/>
    </style:style>
    <style:style style:name="P26" style:family="paragraph" style:parent-style-name="Preformatted_20_Text">
      <style:paragraph-properties fo:margin-top="0in" fo:margin-bottom="0in" loext:contextual-spacing="false" style:border-line-width-bottom="0.0118in 0.0118in 0.0118in" fo:padding="0.0291in" fo:border-left="none" fo:border-right="none" fo:border-top="none" fo:border-bottom="2.49pt double #000000" style:join-border="false"/>
      <style:text-properties fo:color="#000000" style:font-name="monospace" loext:padding="0in" loext:border="none"/>
    </style:style>
    <style:style style:name="P27" style:family="paragraph" style:parent-style-name="Heading_20_2">
      <style:paragraph-properties fo:margin-left="0in" fo:margin-right="0in" fo:margin-top="0in" fo:margin-bottom="0in" loext:contextual-spacing="false" fo:line-height="100%" fo:text-indent="0in" style:auto-text-indent="false"/>
      <style:text-properties fo:color="#000000" style:font-name="inherit" fo:font-size="15.75pt" fo:font-weight="bold" loext:padding="0in" loext:border="none"/>
    </style:style>
    <style:style style:name="T1" style:family="text">
      <style:text-properties fo:color="#000000" style:font-name="monospace" fo:font-size="10.5pt" fo:background-color="#ffffff" loext:char-shading-value="0" loext:padding="0in" loext:border="none"/>
    </style:style>
    <style:style style:name="T2" style:family="text">
      <style:text-properties fo:color="#000000" fo:background-color="#ffffff" loext:char-shading-value="0" loext:padding="0in" loext:border="none"/>
    </style:style>
    <style:style style:name="T3" style:family="text">
      <style:text-properties fo:color="#000000" fo:font-style="italic" loext:padding="0in" loext:border="none"/>
    </style:style>
    <style:style style:name="T4" style:family="text">
      <style:text-properties fo:color="#000000" loext:padding="0in" loext:border="none"/>
    </style:style>
    <style:style style:name="T5" style:family="text">
      <style:text-properties fo:color="#008000"/>
    </style:style>
    <style:style style:name="T6" style:family="text">
      <style:text-properties fo:color="#008000" fo:font-weight="bold"/>
    </style:style>
    <style:style style:name="T7" style:family="text">
      <style:text-properties fo:color="#008000" style:font-name="inherit" fo:font-size="10.5pt"/>
    </style:style>
    <style:style style:name="T8" style:family="text">
      <style:text-properties fo:color="#008000" style:font-name="inherit" fo:font-size="10.5pt" fo:font-weight="bold"/>
    </style:style>
    <style:style style:name="T9" style:family="text">
      <style:text-properties fo:color="#aa22ff" fo:font-weight="bold"/>
    </style:style>
    <style:style style:name="T10" style:family="text">
      <style:text-properties fo:color="#aa22ff" style:font-name="inherit" fo:font-size="10.5pt" fo:font-weight="bold"/>
    </style:style>
    <style:style style:name="T11" style:family="text">
      <style:text-properties fo:color="#ba2121"/>
    </style:style>
    <style:style style:name="T12" style:family="text">
      <style:text-properties fo:color="#ba2121" style:font-name="inherit" fo:font-size="10.5pt"/>
    </style:style>
    <style:style style:name="T13" style:family="text">
      <style:text-properties fo:color="#0000ff"/>
    </style:style>
    <style:style style:name="T14" style:family="text">
      <style:text-properties fo:color="#0000ff" style:font-name="inherit" fo:font-size="10.5pt"/>
    </style:style>
    <style:style style:name="T15" style:family="text">
      <style:text-properties style:font-name="inherit" fo:font-size="10.5pt"/>
    </style:style>
    <style:style style:name="T16" style:family="text">
      <style:text-properties style:font-name="inherit" fo:font-size="10.5pt" officeooo:rsid="00253b46"/>
    </style:style>
    <style:style style:name="T17" style:family="text">
      <style:text-properties fo:color="#408080"/>
    </style:style>
    <style:style style:name="T18" style:family="text">
      <style:text-properties fo:color="#408080" style:font-name="inherit" fo:font-size="10.5pt" fo:font-style="italic"/>
    </style:style>
    <style:style style:name="T19" style:family="text">
      <style:text-properties fo:color="#008800"/>
    </style:style>
    <style:style style:name="T20" style:family="text">
      <style:text-properties fo:color="#008800" style:font-name="inherit" fo:font-size="10.5pt"/>
    </style:style>
    <style:style style:name="T21" style:family="text">
      <style:text-properties fo:color="#ff0000"/>
    </style:style>
    <style:style style:name="T22" style:family="text">
      <style:text-properties fo:color="#ff0000" fo:font-style="italic" officeooo:rsid="002565e0" loext:padding="0in" loext:border="none"/>
    </style:style>
    <style:style style:name="T23" style:family="text">
      <style:text-properties fo:color="#ff0000" fo:font-style="italic" officeooo:rsid="002569fb" loext:padding="0in" loext:border="none"/>
    </style:style>
    <style:style style:name="T24" style:family="text">
      <style:text-properties fo:color="#1a1a1a" style:font-name="inherit" fo:font-size="10.5pt"/>
    </style:style>
    <style:style style:name="T25" style:family="text">
      <style:text-properties officeooo:rsid="0020ef76"/>
    </style:style>
    <style:style style:name="T26" style:family="text">
      <style:text-properties officeooo:rsid="00214d79"/>
    </style:style>
    <style:style style:name="T27" style:family="text">
      <style:text-properties officeooo:rsid="0021fe11"/>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fr2"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left="0.0193in" fo:padding-right="0in" fo:padding-top="0in" fo:padding-bottom="0in" fo:border-left="0.06pt solid #000000" fo:border-right="none" fo:border-top="none" fo:border-bottom="none"/>
    </style:style>
    <style:style style:name="fr3" style:family="graphic" style:parent-style-name="Frame">
      <style:graphic-properties fo:margin-left="0in" fo:margin-right="0in" fo:margin-top="0in" fo:margin-bottom="0in" style:wrap="run-through" style:number-wrapped-paragraphs="no-limit" style:vertical-pos="from-top" style:vertical-rel="char" style:horizontal-pos="from-left" style:horizontal-rel="char" fo:padding="0in" fo:border="non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Frame3" text:anchor-type="page" text:anchor-page-number="1" svg:x="0in" svg:y="0in" svg:width="0.0161in" draw:z-index="19">
        <draw:text-box fo:min-height="0.1772in">
          <text:p text:style-name="Text_20_body"/>
        </draw:text-box>
      </draw:frame>
      <draw:frame draw:style-name="fr2" draw:name="Frame6" text:anchor-type="page" text:anchor-page-number="1" svg:x="0in" svg:y="0in" svg:width="0.0161in" draw:z-index="20">
        <draw:text-box fo:min-height="0.1772in">
          <text:p text:style-name="Text_20_body"/>
        </draw:text-box>
      </draw:frame>
      <draw:frame draw:style-name="fr2" draw:name="Frame9" text:anchor-type="page" text:anchor-page-number="1" svg:x="0in" svg:y="0in" svg:width="0.0161in" draw:z-index="21">
        <draw:text-box fo:min-height="0.1772in">
          <text:p text:style-name="Text_20_body"/>
        </draw:text-box>
      </draw:frame>
      <draw:frame draw:style-name="fr2" draw:name="Frame12" text:anchor-type="page" text:anchor-page-number="1" svg:x="0in" svg:y="0in" svg:width="0.0161in" draw:z-index="22">
        <draw:text-box fo:min-height="0.1772in">
          <text:p text:style-name="Text_20_body"/>
        </draw:text-box>
      </draw:frame>
      <draw:frame draw:style-name="fr2" draw:name="Frame15" text:anchor-type="page" text:anchor-page-number="1" svg:x="0in" svg:y="0in" svg:width="0.0161in" draw:z-index="23">
        <draw:text-box fo:min-height="0.1772in">
          <text:p text:style-name="Text_20_body"/>
        </draw:text-box>
      </draw:frame>
      <draw:frame draw:style-name="fr2" draw:name="Frame18" text:anchor-type="page" text:anchor-page-number="1" svg:x="0in" svg:y="0in" svg:width="0.0161in" draw:z-index="24">
        <draw:text-box fo:min-height="0.1772in">
          <text:p text:style-name="Text_20_body"/>
        </draw:text-box>
      </draw:frame>
      <draw:frame draw:style-name="fr2" draw:name="Frame21" text:anchor-type="page" text:anchor-page-number="1" svg:x="0in" svg:y="0in" svg:width="0.0161in" draw:z-index="25">
        <draw:text-box fo:min-height="0.1772in">
          <text:p text:style-name="Text_20_body"/>
        </draw:text-box>
      </draw:frame>
      <draw:frame draw:style-name="fr2" draw:name="Frame24" text:anchor-type="page" text:anchor-page-number="1" svg:x="0in" svg:y="0in" svg:width="0.0161in" draw:z-index="26">
        <draw:text-box fo:min-height="0.1772in">
          <text:p text:style-name="Text_20_body"/>
        </draw:text-box>
      </draw:frame>
      <draw:frame draw:style-name="fr2" draw:name="Frame27" text:anchor-type="page" text:anchor-page-number="1" svg:x="0in" svg:y="0in" svg:width="0.0161in" draw:z-index="27">
        <draw:text-box fo:min-height="0.1772in">
          <text:p text:style-name="Text_20_body"/>
        </draw:text-box>
      </draw:frame>
      <draw:frame draw:style-name="fr2" draw:name="Frame30" text:anchor-type="page" text:anchor-page-number="1" svg:x="0in" svg:y="0in" svg:width="0.0161in" draw:z-index="28">
        <draw:text-box fo:min-height="0.1772in">
          <text:p text:style-name="Text_20_body"/>
        </draw:text-box>
      </draw:frame>
      <draw:frame draw:style-name="fr2" draw:name="Frame33" text:anchor-type="page" text:anchor-page-number="1" svg:x="0in" svg:y="0in" svg:width="0.0161in" draw:z-index="29">
        <draw:text-box fo:min-height="0.1772in">
          <text:p text:style-name="Text_20_body"/>
        </draw:text-box>
      </draw:frame>
      <draw:frame draw:style-name="fr2" draw:name="Frame36" text:anchor-type="page" text:anchor-page-number="1" svg:x="0in" svg:y="0in" svg:width="0.0161in" draw:z-index="30">
        <draw:text-box fo:min-height="0.1772in">
          <text:p text:style-name="Text_20_body"/>
        </draw:text-box>
      </draw:frame>
      <draw:frame draw:style-name="fr2" draw:name="Frame39" text:anchor-type="page" text:anchor-page-number="1" svg:x="0in" svg:y="0in" svg:width="0.0161in" draw:z-index="31">
        <draw:text-box fo:min-height="0.1772in">
          <text:p text:style-name="Text_20_body"/>
        </draw:text-box>
      </draw:frame>
      <draw:frame draw:style-name="fr2" draw:name="Frame42" text:anchor-type="page" text:anchor-page-number="1" svg:x="0in" svg:y="0in" svg:width="0.0161in" draw:z-index="32">
        <draw:text-box fo:min-height="0.1772in">
          <text:p text:style-name="Text_20_body"/>
        </draw:text-box>
      </draw:frame>
      <draw:frame draw:style-name="fr2" draw:name="Frame45" text:anchor-type="page" text:anchor-page-number="1" svg:x="0in" svg:y="0in" svg:width="0.0161in" draw:z-index="33">
        <draw:text-box fo:min-height="0.1772in">
          <text:p text:style-name="Text_20_body"/>
        </draw:text-box>
      </draw:frame>
      <draw:frame draw:style-name="fr2" draw:name="Frame48" text:anchor-type="page" text:anchor-page-number="1" svg:x="0in" svg:y="0in" svg:width="0.0161in" draw:z-index="34">
        <draw:text-box fo:min-height="0.1772in">
          <text:p text:style-name="Text_20_body"/>
        </draw:text-box>
      </draw:frame>
      <draw:frame draw:style-name="fr2" draw:name="Frame51" text:anchor-type="page" text:anchor-page-number="1" svg:x="0in" svg:y="0in" svg:width="0.0161in" draw:z-index="35">
        <draw:text-box fo:min-height="0.1772in">
          <text:p text:style-name="Text_20_body"/>
        </draw:text-box>
      </draw:frame>
      <draw:frame draw:style-name="fr2" draw:name="Frame54" text:anchor-type="page" text:anchor-page-number="1" svg:x="0in" svg:y="0in" svg:width="0.0161in" draw:z-index="36">
        <draw:text-box fo:min-height="0.1772in">
          <text:p text:style-name="Text_20_body"/>
        </draw:text-box>
      </draw:frame>
      <draw:frame draw:style-name="fr2" draw:name="Frame57" text:anchor-type="page" text:anchor-page-number="1" svg:x="0in" svg:y="0in" svg:width="0.0161in" draw:z-index="37">
        <draw:text-box fo:min-height="0.1772in">
          <text:p text:style-name="Text_20_body"/>
        </draw:text-box>
      </draw:frame>
      <text:p text:style-name="Standard"/>
      <text:h text:style-name="P7" text:outline-level="1"><text:bookmark text:name="Práctica-1.-Diferenciación-de-entidades."/>Práctica 1. Diferenciación de entidades.</text:h>
      <text:h text:style-name="P27" text:outline-level="2"><text:bookmark text:name="Autores:"/>Autores:</text:h>
      <text:p text:style-name="P10"><text:span text:style-name="Source_20_Text"><text:span text:style-name="T2"><text:s/></text:span></text:span><text:span text:style-name="Source_20_Text"><text:span text:style-name="T1">Raúl Sánchez Martín</text:span></text:span></text:p>
      <text:p text:style-name="P9"><text:span text:style-name="Source_20_Text"><text:span text:style-name="T2"><text:s/></text:span></text:span><text:span text:style-name="Source_20_Text"><text:span text:style-name="T1">Ignacio Arias Barra</text:span></text:span></text:p>
      <text:p text:style-name="P5">In [31]:</text:p>
      <text:p text:style-name="P11"><draw:frame draw:style-name="fr1" draw:name="Frame2" text:anchor-type="char" svg:width="10.1252in" draw:z-index="0"><draw:text-box fo:min-height="0.0161in"><text:p text:style-name="Text_20_body"/></draw:text-box></draw:frame><draw:frame draw:style-name="fr1" draw:name="Frame1" text:anchor-type="char" svg:width="10.1252in" draw:z-index="1"><draw:text-box fo:min-height="0.0161in"><text:p text:style-name="Text_20_body"/></draw:text-box></draw:frame><text:span text:style-name="T6">import</text:span> re, pprint, os, numpy</text:p>
      <text:p text:style-name="P15"># -*- coding: utf-8 -*-</text:p>
      <text:p text:style-name="P11"><text:span text:style-name="T6">import</text:span> nltk</text:p>
      <text:p text:style-name="P11"><text:span text:style-name="T6">from</text:span> nltk <text:span text:style-name="T6">import</text:span> ngrams</text:p>
      <text:p text:style-name="P11"><text:span text:style-name="T6">import</text:span> goslate</text:p>
      <text:p text:style-name="P11"><text:span text:style-name="T6">from</text:span> nltk.collocations <text:span text:style-name="T6">import</text:span> <text:span text:style-name="T9">*</text:span></text:p>
      <text:p text:style-name="P11"><text:span text:style-name="T6">import</text:span> string</text:p>
      <text:p text:style-name="P11">path_to_append = <text:span text:style-name="T11">'/media/nacho/f8371289-0f00-4406-89db-d575f3cdb35e/Master/Trimestre 2/RIM/nltk_data'</text:span></text:p>
      <text:p text:style-name="P15"># path_to_append = '/media/raul/Data/nltk_data'</text:p>
      <text:p text:style-name="P15"># path_to_append = '/home/raul/nltk_data'</text:p>
      <text:p text:style-name="P11">nltk.data.path.append(path_to_append)</text:p>
      <text:p text:style-name="P11"><text:span text:style-name="T6">from</text:span> sklearn.metrics.cluster <text:span text:style-name="T6">import</text:span> <text:span text:style-name="T9">*</text:span></text:p>
      <text:p text:style-name="P11"><text:span text:style-name="T6">from</text:span> sklearn.cluster <text:span text:style-name="T6">import</text:span> AgglomerativeClustering, KMeans, MiniBatchKMeans</text:p>
      <text:p text:style-name="P11"><text:span text:style-name="T6">from</text:span> nltk.cluster <text:span text:style-name="T6">import</text:span> GAAClusterer</text:p>
      <text:p text:style-name="P11"><text:span text:style-name="T6">from</text:span> sklearn.metrics.cluster <text:span text:style-name="T6">import</text:span> adjusted_rand_score</text:p>
      <text:p text:style-name="P11"><text:span text:style-name="T6">from</text:span> nltk.corpus <text:span text:style-name="T6">import</text:span> stopwords</text:p>
      <text:p text:style-name="P11"><text:span text:style-name="T6">import</text:span> operator</text:p>
      <text:p text:style-name="P11"><text:span text:style-name="T6">from</text:span> nltk.stem <text:span text:style-name="T6">import</text:span> WordNetLemmatizer</text:p>
      <text:p text:style-name="P11"><text:span text:style-name="T6">from</text:span> nltk.corpus <text:span text:style-name="T6">import</text:span> wordnet</text:p>
      <text:p text:style-name="P11"><text:span text:style-name="T6">import</text:span> warnings</text:p>
      <text:p text:style-name="P11">warnings.filterwarnings(<text:span text:style-name="T11">'ignore'</text:span>)</text:p>
      <text:p text:style-name="P11"><text:span text:style-name="T6">from</text:span> nltk.tag <text:span text:style-name="T6">import</text:span> StanfordNERTagger</text:p>
      <text:p text:style-name="P11"><text:span text:style-name="T6">import</text:span> os</text:p>
      <text:p text:style-name="P12">​</text:p>
      <text:h text:style-name="P27" text:outline-level="2"><text:bookmark text:name="Funciones"/>Funciones</text:h>
      <text:h text:style-name="P8" text:outline-level="3"><text:bookmark text:name="Código-origen"/>Código origen</text:h>
      <text:p text:style-name="P2">Lectura de fichero:</text:p>
      <text:p text:style-name="P5">In [32]:</text:p>
      <text:p text:style-name="P11"><draw:frame draw:style-name="fr1" draw:name="Frame5" text:anchor-type="char" svg:width="0.0008in" draw:z-index="2"><draw:text-box fo:min-height="0.1917in"><text:p text:style-name="Text_20_body"/></draw:text-box></draw:frame><draw:frame draw:style-name="fr3" draw:name="Frame4" text:anchor-type="char" svg:x="-0.7874in" svg:y="0.3091in" svg:width="0.0008in" draw:z-index="3"><draw:text-box fo:min-height="0.1917in"><text:p text:style-name="Text_20_body"/></draw:text-box></draw:frame><text:span text:style-name="T6">def</text:span> <text:span text:style-name="T13">read_file</text:span>(file):</text:p>
      <text:p text:style-name="P12"><text:s text:c="4"/><text:span text:style-name="T15">myfile = </text:span><text:span text:style-name="T7">open</text:span><text:span text:style-name="T15">(file,</text:span><text:span text:style-name="T12">"r"</text:span><text:span text:style-name="T15">)</text:span></text:p>
      <text:p text:style-name="P12"><text:s text:c="4"/><text:span text:style-name="T15">data = </text:span><text:span text:style-name="T12">""</text:span></text:p>
      <text:p text:style-name="P12"><text:s text:c="4"/><text:span text:style-name="T15">lines = myfile.readlines()</text:span></text:p>
      <text:p text:style-name="P12"><text:s text:c="4"/><text:span text:style-name="T8">for</text:span><text:span text:style-name="T15"> line </text:span><text:span text:style-name="T8">in</text:span><text:span text:style-name="T15"> lines:</text:span></text:p>
      <text:p text:style-name="P12"><text:s text:c="8"/><text:span text:style-name="T15">data = data </text:span><text:span text:style-name="T10">+</text:span><text:span text:style-name="T15"> line</text:span></text:p>
      <text:p text:style-name="P12"><text:s text:c="4"/><text:span text:style-name="T15">myfile.close</text:span></text:p>
      <text:p text:style-name="P12"><text:s text:c="4"/><text:span text:style-name="T8">return</text:span><text:span text:style-name="T15"> data</text:span></text:p>
      <text:p text:style-name="P12">​</text:p>
      <text:p text:style-name="P2">Clustering:</text:p>
      <text:p text:style-name="P5"/>
      <text:p text:style-name="P5">In [33]:</text:p>
      <text:p text:style-name="P11"><draw:frame draw:style-name="fr1" draw:name="Frame7" text:anchor-type="char" svg:width="0.0008in" draw:z-index="4"><draw:text-box fo:min-height="0.1917in"><text:p text:style-name="Text_20_body"/></draw:text-box></draw:frame><text:span text:style-name="T6">def</text:span> <text:span text:style-name="T13">cluster_texts</text:span>(texts, clustersNumber, distanceFunction, clusterMode):</text:p>
      <text:p text:style-name="P12"><text:s text:c="4"/><text:span text:style-name="T18"># Convierte textos en una coleccion</text:span></text:p>
      <text:p text:style-name="P12"><text:soft-page-break/><text:s text:c="4"/><text:span text:style-name="T18"># Load the list of texts into a TextCollection object.</text:span></text:p>
      <text:p text:style-name="P12"><text:s text:c="4"/><text:span text:style-name="T15">collection = nltk.TextCollection(texts) <text:s text:c="3"/></text:span></text:p>
      <text:p text:style-name="P15"># <text:s text:c="4"/>print("Created a collection of", len(collection), "terms.")</text:p>
      <text:p text:style-name="P12"><text:s text:c="4"/></text:p>
      <text:p text:style-name="P12"><text:s text:c="4"/><text:span text:style-name="T18"># Get a list of unique terms</text:span></text:p>
      <text:p text:style-name="P12"><text:s text:c="4"/><text:span text:style-name="T15">unique_terms = </text:span><text:span text:style-name="T7">list</text:span><text:span text:style-name="T15">(</text:span><text:span text:style-name="T7">set</text:span><text:span text:style-name="T15">(collection))</text:span></text:p>
      <text:p text:style-name="P15"># <text:s text:c="4"/>print("Unique terms found: ", len(unique_terms))</text:p>
      <text:p text:style-name="P12">​</text:p>
      <text:p text:style-name="P12"><text:s text:c="4"/><text:span text:style-name="T18">### And here we actually call the function and create our array of vectors.</text:span></text:p>
      <text:p text:style-name="P12"><text:s text:c="4"/><text:span text:style-name="T18"># TF mide la frecuencia en los textos.</text:span></text:p>
      <text:p text:style-name="P12"><text:s text:c="4"/><text:span text:style-name="T18"># Mira de los terminos unicos, cuantas veces aparece en el documento. No mira cuantas veces aparece en la coleccion</text:span></text:p>
      <text:p text:style-name="P12"><text:s text:c="4"/><text:span text:style-name="T18"># Hay otras medidas, como TF-IDF que son mas precisas porque tambien miran cuantas veces aparece en la coleccion</text:span></text:p>
      <text:p text:style-name="P12"><text:s text:c="4"/><text:span text:style-name="T15">vectors = [numpy.array(TF(f,unique_terms, collection)) </text:span><text:span text:style-name="T8">for</text:span><text:span text:style-name="T15"> f </text:span><text:span text:style-name="T8">in</text:span><text:span text:style-name="T15"> texts]</text:span></text:p>
      <text:p text:style-name="P12"><text:s text:c="4"/><text:span text:style-name="T18"># print("Vectors created.")</text:span></text:p>
      <text:p text:style-name="P12"><text:s text:c="4"/><text:span text:style-name="T18"># print(vectors)</text:span></text:p>
      <text:p text:style-name="P12"><text:s text:c="4"/></text:p>
      <text:p text:style-name="P15"># <text:s text:c="4"/>for vector in vectors:</text:p>
      <text:p text:style-name="P15"># <text:s text:c="8"/>print("Vector ", len(vector))</text:p>
      <text:p text:style-name="P12">​</text:p>
      <text:p text:style-name="P15"># <text:s text:c="4"/># initialize the clusterer</text:p>
      <text:p text:style-name="P15"># <text:s text:c="4"/>clusterer = GAAClusterer(clustersNumber)</text:p>
      <text:p text:style-name="P15"># <text:s text:c="4"/>clusters = clusterer.cluster(vectors, True)</text:p>
      <text:p text:style-name="P12"><text:s text:c="4"/><text:span text:style-name="T18"># Estas lineas siguientes comentadas es lo mismo pero con otra libreria, la llamada scikit-learn</text:span></text:p>
      <text:p text:style-name="P12"><text:s text:c="4"/></text:p>
      <text:p text:style-name="P12"><text:s text:c="4"/><text:span text:style-name="T8">if</text:span><text:span text:style-name="T15"> clusterMode == </text:span><text:span text:style-name="T12">"AgglomerativeClustering"</text:span><text:span text:style-name="T15">:</text:span></text:p>
      <text:p text:style-name="P12"><text:s text:c="4"/></text:p>
      <text:p text:style-name="P12"><text:s text:c="8"/><text:span text:style-name="T15">clusterer = AgglomerativeClustering(n_clusters=clustersNumber,</text:span></text:p>
      <text:p text:style-name="P12"><text:s text:c="41"/><text:span text:style-name="T15">linkage=</text:span><text:span text:style-name="T12">"average"</text:span><text:span text:style-name="T15">, affinity=distanceFunction)</text:span></text:p>
      <text:p text:style-name="P12"><text:s text:c="8"/><text:span text:style-name="T15">clusters = clusterer.fit_predict(vectors)</text:span></text:p>
      <text:p text:style-name="P12"><text:s text:c="4"/></text:p>
      <text:p text:style-name="P12"><text:s text:c="4"/><text:span text:style-name="T8">elif</text:span><text:span text:style-name="T15"> clusterMode == </text:span><text:span text:style-name="T12">"KMeans"</text:span><text:span text:style-name="T15">:</text:span></text:p>
      <text:p text:style-name="P12"><text:s text:c="4"/></text:p>
      <text:p text:style-name="P12"><text:s text:c="8"/><text:span text:style-name="T15">clusterer = KMeans(n_clusters=clustersNumber, random_state=</text:span><text:span text:style-name="T20">0</text:span><text:span text:style-name="T15">)</text:span></text:p>
      <text:p text:style-name="P12"><text:s text:c="8"/><text:span text:style-name="T15">clusters = clusterer.fit(vectors).predict(vectors)</text:span></text:p>
      <text:p text:style-name="P12"><text:s text:c="8"/></text:p>
      <text:p text:style-name="P12"><text:s text:c="4"/><text:span text:style-name="T8">elif</text:span><text:span text:style-name="T15"> clusterMode == </text:span><text:span text:style-name="T12">"MiniBatchKMeans"</text:span><text:span text:style-name="T15">:</text:span></text:p>
      <text:p text:style-name="P12"><text:s text:c="8"/></text:p>
      <text:p text:style-name="P12"><text:s text:c="8"/><text:span text:style-name="T15">clusterer = MiniBatchKMeans(n_clusters=clustersNumber, random_state=</text:span><text:span text:style-name="T20">0</text:span><text:span text:style-name="T15">)</text:span></text:p>
      <text:p text:style-name="P12"><text:s text:c="8"/><text:span text:style-name="T15">clusters = clusterer.fit(vectors).predict(vectors)</text:span></text:p>
      <text:p text:style-name="P12">​</text:p>
      <text:p text:style-name="P12"><text:s text:c="4"/><text:span text:style-name="T8">return</text:span><text:span text:style-name="T15"> clusters</text:span></text:p>
      <text:p text:style-name="P2">Frecuencia de términos únicos en un documento</text:p>
      <text:p text:style-name="P5">In [34]:</text:p>
      <text:p text:style-name="P15"># Function to create a TF vector for one document. For each of</text:p>
      <text:p text:style-name="P15"># our unique words, we have a feature which is the tf for that word</text:p>
      <text:p text:style-name="P15"># in the current document</text:p>
      <text:p text:style-name="P11"><text:span text:style-name="T6">def</text:span> <text:span text:style-name="T13">TF</text:span>(document, unique_terms, collection):</text:p>
      <text:p text:style-name="P12"><text:s text:c="4"/><text:span text:style-name="T15">word_tf = []</text:span></text:p>
      <text:p text:style-name="P12"><text:s text:c="4"/><text:span text:style-name="T8">for</text:span><text:span text:style-name="T15"> word </text:span><text:span text:style-name="T8">in</text:span><text:span text:style-name="T15"> unique_terms:</text:span></text:p>
      <text:p text:style-name="P12"><text:s text:c="8"/><text:span text:style-name="T15">word_tf.append(collection.tf(word, document))</text:span></text:p>
      <text:p text:style-name="P12"><text:s text:c="4"/><text:span text:style-name="T8">return</text:span><text:span text:style-name="T15"> word_tf</text:span></text:p>
      <text:h text:style-name="P8" text:outline-level="3"><text:bookmark text:name="Nuevo-código"/>Nuevo código</text:h>
      <text:p text:style-name="P3"><text:span text:style-name="Emphasis"><text:span text:style-name="T3">FUNCIÓN PARA DETECTAR EL IDIOMA DE UN TEXTO</text:span></text:span></text:p>
      <text:p text:style-name="P5"><text:soft-page-break/>In [45]:</text:p>
      <text:p text:style-name="P11"><text:span text:style-name="T6">def</text:span> <text:span text:style-name="T13">get_language</text:span>(possible_lan, text):</text:p>
      <text:p text:style-name="P12"><text:s text:c="4"/><text:span text:style-name="T18"># More info in: http://blog.alejandronolla.com/2013/05/15/detecting-text-language-with-python-and-nltk/</text:span></text:p>
      <text:p text:style-name="P12"><text:s text:c="4"/><text:span text:style-name="T15">languages_score = {}</text:span></text:p>
      <text:p text:style-name="P12"><text:s text:c="4"/><text:span text:style-name="T8">for</text:span><text:span text:style-name="T15"> language </text:span><text:span text:style-name="T8">in</text:span><text:span text:style-name="T15"> possible_lan:</text:span></text:p>
      <text:p text:style-name="P12"><text:s text:c="8"/><text:span text:style-name="T15">stopwords_set = </text:span><text:span text:style-name="T7">set</text:span><text:span text:style-name="T15">(stopwords.words(language))</text:span></text:p>
      <text:p text:style-name="P12"><text:s text:c="8"/><text:span text:style-name="T15">words_set = </text:span><text:span text:style-name="T7">set</text:span><text:span text:style-name="T15">(text)</text:span></text:p>
      <text:p text:style-name="P12"><text:s text:c="8"/><text:span text:style-name="T15">common_elements = words_set.intersection(stopwords_set)</text:span></text:p>
      <text:p text:style-name="P12"><text:s text:c="8"/><text:span text:style-name="T15">languages_score[possible_lan[language]] = </text:span><text:span text:style-name="T7">len</text:span><text:span text:style-name="T15">(common_elements)</text:span></text:p>
      <text:p text:style-name="P12"><text:s text:c="4"/><text:span text:style-name="T8">return</text:span><text:span text:style-name="T15"> </text:span><text:span text:style-name="T7">max</text:span><text:span text:style-name="T15">(languages_score.items(), key=operator.itemgetter(</text:span><text:span text:style-name="T20">1</text:span><text:span text:style-name="T15">))[</text:span><text:span text:style-name="T20">0</text:span><text:span text:style-name="T15">]</text:span></text:p>
      <text:p text:style-name="P3"><text:span text:style-name="Emphasis"><text:span text:style-name="T3">FUNCIÓN PARA TRADUCIR UN TEXTO DE ESPAÑOL A INGLÉS</text:span></text:span></text:p>
      <text:p text:style-name="P5">In [48]:</text:p>
      <text:p text:style-name="P11"><text:span text:style-name="T6">def</text:span> <text:span text:style-name="T13">text_to_english2</text:span>(gsObj, text):</text:p>
      <text:p text:style-name="P12"><text:s text:c="4"/><text:span text:style-name="T15">en_text = []</text:span></text:p>
      <text:p text:style-name="P12"><text:s text:c="4"/><text:span text:style-name="T8">for</text:span><text:span text:style-name="T15"> word </text:span><text:span text:style-name="T8">in</text:span><text:span text:style-name="T15"> text:</text:span></text:p>
      <text:p text:style-name="P12"><text:s text:c="8"/><text:span text:style-name="T15">en_text.append(gsObj.translate(word,</text:span><text:span text:style-name="T12">'en'</text:span><text:span text:style-name="T15">))</text:span></text:p>
      <text:p text:style-name="P12"><text:s text:c="4"/><text:span text:style-name="T8">return</text:span><text:span text:style-name="T15"> en_text</text:span></text:p>
      <text:p text:style-name="P12">​</text:p>
      <text:p text:style-name="P15"># def text_to_english(gsObj, text):</text:p>
      <text:p text:style-name="P15"># <text:s text:c="4"/>en_text = [] <text:s text:c="3"/></text:p>
      <text:p text:style-name="P15"># <text:s text:c="4"/>return gsObj.translate(text,'en')</text:p>
      <text:p text:style-name="P12"><text:s text:c="4"/></text:p>
      <text:p text:style-name="P3"><text:span text:style-name="Emphasis"><text:span text:style-name="T3">USO DE ENTIDADES I</text:span></text:span></text:p>
      <text:p text:style-name="P3"><text:span text:style-name="T4">Se hará uso de las entidades reconocidas utilizando el método </text:span><text:span text:style-name="Emphasis"><text:span text:style-name="T3">ne_chunk</text:span></text:span><text:span text:style-name="T4"> de la propia librería </text:span><text:span text:style-name="Emphasis"><text:span text:style-name="T3">nltk</text:span></text:span><text:span text:style-name="T4">. Simplemente se diferenciará entre nombres, adjetivos, adverbios, etc...</text:span></text:p>
      <text:p text:style-name="P5">In [36]:</text:p>
      <text:p text:style-name="P11"><text:span text:style-name="T6">def</text:span> <text:span text:style-name="T13">get_named_entities_1</text:span>(initial_document, selected_types):</text:p>
      <text:p text:style-name="P12"><text:s text:c="4"/><text:span text:style-name="T15">named_entities = </text:span><text:span text:style-name="T7">list</text:span><text:span text:style-name="T15">()</text:span></text:p>
      <text:p text:style-name="P12"><text:s text:c="4"/><text:span text:style-name="T15">selected_entities = </text:span><text:span text:style-name="T7">list</text:span><text:span text:style-name="T15">()</text:span></text:p>
      <text:p text:style-name="P12"><text:s text:c="4"/><text:span text:style-name="T8">try</text:span><text:span text:style-name="T15">:</text:span></text:p>
      <text:p text:style-name="P12"><text:s text:c="8"/><text:span text:style-name="T8">for</text:span><text:span text:style-name="T15"> sentence </text:span><text:span text:style-name="T8">in</text:span><text:span text:style-name="T15"> initial_document:</text:span></text:p>
      <text:p text:style-name="P12"><text:s text:c="12"/><text:span text:style-name="T15">tokenized_sentence = nltk.word_tokenize(sentence)</text:span></text:p>
      <text:p text:style-name="P12"><text:s text:c="12"/><text:span text:style-name="T18"># tagged_sentence = nltk.pos_tag(tokenized_sentence)</text:span></text:p>
      <text:p text:style-name="P12"><text:s text:c="12"/><text:span text:style-name="T15">tagged_sentence = nltk.pos_tag(tokenized_sentence, tagset= </text:span><text:span text:style-name="T12">'universal'</text:span><text:span text:style-name="T15">)</text:span></text:p>
      <text:p text:style-name="P12"><text:s text:c="12"/><text:span text:style-name="T15">named_ent = nltk.ne_chunk(tagged_sentence, binary=</text:span><text:span text:style-name="T8">False</text:span><text:span text:style-name="T15">)</text:span></text:p>
      <text:p text:style-name="P12"><text:s text:c="12"/><text:span text:style-name="T15">named_entities.append(named_ent)</text:span></text:p>
      <text:p text:style-name="P12">​</text:p>
      <text:p text:style-name="P12"><text:s text:c="8"/><text:span text:style-name="T8">for</text:span><text:span text:style-name="T15"> element </text:span><text:span text:style-name="T8">in</text:span><text:span text:style-name="T15"> named_entities:</text:span></text:p>
      <text:p text:style-name="P12"><text:s text:c="12"/><text:span text:style-name="T15">word = element.pos()[</text:span><text:span text:style-name="T20">0</text:span><text:span text:style-name="T15">][</text:span><text:span text:style-name="T20">0</text:span><text:span text:style-name="T15">][</text:span><text:span text:style-name="T20">0</text:span><text:span text:style-name="T15">]</text:span></text:p>
      <text:p text:style-name="P12"><text:s text:c="12"/><text:span text:style-name="T15">type_word = element.pos()[</text:span><text:span text:style-name="T20">0</text:span><text:span text:style-name="T15">][</text:span><text:span text:style-name="T20">0</text:span><text:span text:style-name="T15">][</text:span><text:span text:style-name="T20">1</text:span><text:span text:style-name="T15">]</text:span></text:p>
      <text:p text:style-name="P12"><text:s text:c="12"/><text:span text:style-name="T8">if</text:span><text:span text:style-name="T15"> type_word </text:span><text:span text:style-name="T8">in</text:span><text:span text:style-name="T15"> selected_types:</text:span></text:p>
      <text:p text:style-name="P12"><text:s text:c="16"/><text:span text:style-name="T15">selected_entities.append(word)</text:span></text:p>
      <text:p text:style-name="P12"><text:s text:c="8"/></text:p>
      <text:p text:style-name="P12"><text:s text:c="8"/><text:span text:style-name="T8">return</text:span><text:span text:style-name="T15"> selected_entities</text:span></text:p>
      <text:p text:style-name="P12"><text:s text:c="4"/></text:p>
      <text:p text:style-name="P12"><text:s text:c="4"/><text:span text:style-name="T8">except</text:span><text:span text:style-name="T15"> Exception </text:span><text:span text:style-name="T8">as</text:span><text:span text:style-name="T15"> e:</text:span></text:p>
      <text:p text:style-name="P12"><text:s text:c="8"/><text:span text:style-name="T7">print</text:span><text:span text:style-name="T15">(</text:span><text:span text:style-name="T7">str</text:span><text:span text:style-name="T15">(e))</text:span></text:p>
      <text:p text:style-name="P12"><text:s text:c="8"/></text:p>
      <text:p text:style-name="P11"><text:span text:style-name="T6">def</text:span> <text:span text:style-name="T13">get_named_entities_2</text:span>(initial_document):</text:p>
      <text:p text:style-name="P12"><text:s text:c="4"/><text:span text:style-name="T15">named_entities = </text:span><text:span text:style-name="T7">list</text:span><text:span text:style-name="T15">()</text:span></text:p>
      <text:p text:style-name="P12"><text:s text:c="4"/><text:span text:style-name="T15">selected_entities = </text:span><text:span text:style-name="T7">list</text:span><text:span text:style-name="T15">()</text:span></text:p>
      <text:p text:style-name="P12"><text:s text:c="4"/><text:span text:style-name="T8">try</text:span><text:span text:style-name="T15">:</text:span></text:p>
      <text:p text:style-name="P12"><text:soft-page-break/><text:s text:c="8"/><text:span text:style-name="T8">for</text:span><text:span text:style-name="T15"> sentence </text:span><text:span text:style-name="T8">in</text:span><text:span text:style-name="T15"> initial_document:</text:span></text:p>
      <text:p text:style-name="P12"><text:s text:c="12"/><text:span text:style-name="T15">tokenized_sentence = nltk.word_tokenize(sentence)</text:span></text:p>
      <text:p text:style-name="P12"><text:s text:c="12"/><text:span text:style-name="T15">tagged_sentence = nltk.pos_tag(tokenized_sentence)</text:span></text:p>
      <text:p text:style-name="P15"># <text:s text:c="12"/>tagged_sentence = nltk.pos_tag(tokenized_sentence, tagset= 'universal')</text:p>
      <text:p text:style-name="P12"><text:s text:c="12"/><text:span text:style-name="T15">named_ent = nltk.ne_chunk(tagged_sentence, binary=</text:span><text:span text:style-name="T8">False</text:span><text:span text:style-name="T15">)</text:span></text:p>
      <text:p text:style-name="P12"><text:s text:c="12"/><text:span text:style-name="T15">named_entities.append(named_ent)</text:span></text:p>
      <text:p text:style-name="P12"><text:s text:c="8"/></text:p>
      <text:p text:style-name="P12"><text:s text:c="8"/><text:span text:style-name="T8">for</text:span><text:span text:style-name="T15"> element </text:span><text:span text:style-name="T8">in</text:span><text:span text:style-name="T15"> named_entities:</text:span></text:p>
      <text:p text:style-name="P12"><text:s text:c="12"/><text:span text:style-name="T8">if</text:span><text:span text:style-name="T15"> </text:span><text:span text:style-name="T7">hasattr</text:span><text:span text:style-name="T15">(element[</text:span><text:span text:style-name="T20">0</text:span><text:span text:style-name="T15">], </text:span><text:span text:style-name="T12">'label'</text:span><text:span text:style-name="T15">) </text:span><text:span text:style-name="T8">and</text:span><text:span text:style-name="T15"> element[</text:span><text:span text:style-name="T20">0</text:span><text:span text:style-name="T15">].label:</text:span></text:p>
      <text:p text:style-name="P12"><text:s text:c="16"/><text:span text:style-name="T15">selected_entities.append(element[</text:span><text:span text:style-name="T20">0</text:span><text:span text:style-name="T15">].leaves()[</text:span><text:span text:style-name="T20">0</text:span><text:span text:style-name="T15">][</text:span><text:span text:style-name="T20">0</text:span><text:span text:style-name="T15">])</text:span></text:p>
      <text:p text:style-name="P12"><text:s text:c="8"/></text:p>
      <text:p text:style-name="P12"><text:s text:c="8"/><text:span text:style-name="T8">return</text:span><text:span text:style-name="T15"> selected_entities </text:span></text:p>
      <text:p text:style-name="P12"><text:s text:c="4"/></text:p>
      <text:p text:style-name="P12"><text:s text:c="4"/><text:span text:style-name="T8">except</text:span><text:span text:style-name="T15"> Exception </text:span><text:span text:style-name="T8">as</text:span><text:span text:style-name="T15"> e:</text:span></text:p>
      <text:p text:style-name="P12"><text:s text:c="8"/><text:span text:style-name="T7">print</text:span><text:span text:style-name="T15">(</text:span><text:span text:style-name="T7">str</text:span><text:span text:style-name="T15">(e))</text:span></text:p>
      <text:p text:style-name="P12">​</text:p>
      <text:p text:style-name="P12"><text:s text:c="8"/></text:p>
      <text:p text:style-name="P11"><text:span text:style-name="T6">def</text:span> <text:span text:style-name="T13">get_named_ent_txts_1</text:span>(raw_texts):</text:p>
      <text:p text:style-name="P12"><text:s text:c="4"/><text:span text:style-name="T15">named_ent_txts_1 = []</text:span></text:p>
      <text:p text:style-name="P12"><text:s text:c="4"/><text:span text:style-name="T8">for</text:span><text:span text:style-name="T15"> text </text:span><text:span text:style-name="T8">in</text:span><text:span text:style-name="T15"> raw_texts:</text:span></text:p>
      <text:p text:style-name="P12"><text:s text:c="8"/><text:span text:style-name="T15">curr_named_ent = get_named_entities_1(text, types_included_1)</text:span></text:p>
      <text:p text:style-name="P12"><text:s text:c="8"/><text:span text:style-name="T15">text_to_append = nltk.Text(curr_named_ent)</text:span></text:p>
      <text:p text:style-name="P12"><text:s text:c="8"/><text:span text:style-name="T15">named_ent_txts_1.append(text_to_append)</text:span></text:p>
      <text:p text:style-name="P12"><text:s text:c="4"/><text:span text:style-name="T8">return</text:span><text:span text:style-name="T15"> named_ent_txts_1</text:span></text:p>
      <text:p text:style-name="P12">​</text:p>
      <text:p text:style-name="P12">​</text:p>
      <text:p text:style-name="P11"><text:span text:style-name="T6">def</text:span> <text:span text:style-name="T13">get_named_ent_txts_2</text:span>(raw_texts):</text:p>
      <text:p text:style-name="P12"><text:s text:c="4"/><text:span text:style-name="T15">named_ent_txts_2 = []</text:span></text:p>
      <text:p text:style-name="P12"><text:s text:c="4"/><text:span text:style-name="T8">for</text:span><text:span text:style-name="T15"> text </text:span><text:span text:style-name="T8">in</text:span><text:span text:style-name="T15"> raw_texts:</text:span></text:p>
      <text:p text:style-name="P12"><text:s text:c="8"/><text:span text:style-name="T15">curr_named_ent = get_named_entities_2(text)</text:span></text:p>
      <text:p text:style-name="P12"><text:s text:c="8"/><text:span text:style-name="T15">text_to_append = nltk.Text(curr_named_ent)</text:span></text:p>
      <text:p text:style-name="P12"><text:s text:c="8"/><text:span text:style-name="T15">named_ent_txts_2.append(text_to_append)</text:span></text:p>
      <text:p text:style-name="P12"><text:s text:c="4"/><text:span text:style-name="T8">return</text:span><text:span text:style-name="T15"> named_ent_txts_2</text:span></text:p>
      <text:p text:style-name="P12">​</text:p>
      <text:p text:style-name="P3"><text:span text:style-name="Emphasis"><text:span text:style-name="T3">USO DE ENTIDADES II (STANFORD)</text:span></text:span></text:p>
      <text:p text:style-name="P5">In [37]:</text:p>
      <text:p text:style-name="P12">​</text:p>
      <text:p text:style-name="P12">​</text:p>
      <text:p text:style-name="P11"><text:span text:style-name="T6">def</text:span> <text:span text:style-name="T13">get_entities_standorf</text:span>(sample, types_named_entities):</text:p>
      <text:p text:style-name="P12"><text:s text:c="4"/><text:span text:style-name="T18"># Select the first classifier model</text:span></text:p>
      <text:p text:style-name="P12"><text:s text:c="4"/><text:span text:style-name="T15">stanford_classifier = os.environ.get(</text:span><text:span text:style-name="T12">'STANFORD_MODELS'</text:span><text:span text:style-name="T15">).split(</text:span><text:span text:style-name="T12">':'</text:span><text:span text:style-name="T15">)[</text:span><text:span text:style-name="T20">2</text:span><text:span text:style-name="T15">]</text:span></text:p>
      <text:p text:style-name="P12">​</text:p>
      <text:p text:style-name="P12"><text:s text:c="4"/><text:span text:style-name="T18"># Get the path for the StandorfNERTagger</text:span></text:p>
      <text:p text:style-name="P12"><text:s text:c="4"/><text:span text:style-name="T15">stanford_ner_path = os.environ.get(</text:span><text:span text:style-name="T12">'CLASSPATH'</text:span><text:span text:style-name="T15">).split(</text:span><text:span text:style-name="T12">':'</text:span><text:span text:style-name="T15">)[</text:span><text:span text:style-name="T20">0</text:span><text:span text:style-name="T15">]</text:span></text:p>
      <text:p text:style-name="P12"><text:s text:c="4"/></text:p>
      <text:p text:style-name="P12"><text:s text:c="4"/><text:span text:style-name="T15">st = StanfordNERTagger(stanford_classifier, stanford_ner_path, encoding=</text:span><text:span text:style-name="T12">'utf-8'</text:span><text:span text:style-name="T15">)</text:span></text:p>
      <text:p text:style-name="P12"><text:s text:c="4"/><text:span text:style-name="T15">result_named_entities = st.tag(sample.split())</text:span></text:p>
      <text:p text:style-name="P12"><text:s text:c="4"/><text:span text:style-name="T15">filtered_named_entities = []</text:span></text:p>
      <text:p text:style-name="P12">​</text:p>
      <text:p text:style-name="P12"><text:s text:c="4"/><text:span text:style-name="T8">for</text:span><text:span text:style-name="T15"> item </text:span><text:span text:style-name="T8">in</text:span><text:span text:style-name="T15"> result_named_entities:</text:span></text:p>
      <text:p text:style-name="P12"><text:s text:c="8"/><text:span text:style-name="T15">word, entity = item</text:span></text:p>
      <text:p text:style-name="P12"><text:s text:c="8"/><text:span text:style-name="T8">if</text:span><text:span text:style-name="T15"> entity </text:span><text:span text:style-name="T8">in</text:span><text:span text:style-name="T15"> types_named_entities:</text:span></text:p>
      <text:p text:style-name="P15"># <text:s text:c="12"/>filtered_named_entities.append((word, entity))</text:p>
      <text:p text:style-name="P12"><text:s text:c="12"/><text:span text:style-name="T15">filtered_named_entities.append(word)</text:span></text:p>
      <text:p text:style-name="P12"><text:s text:c="8"/></text:p>
      <text:p text:style-name="P12"><text:s text:c="4"/><text:span text:style-name="T8">return</text:span><text:span text:style-name="T15"> filtered_named_entities</text:span></text:p>
      <text:p text:style-name="P12">​</text:p>
      <text:p text:style-name="P12"><text:soft-page-break/>​</text:p>
      <text:p text:style-name="P11"><text:span text:style-name="T6">def</text:span> <text:span text:style-name="T13">get_named_ent_txts_3</text:span>(raw_texts, types_named_entities):</text:p>
      <text:p text:style-name="P12"><text:s text:c="4"/><text:span text:style-name="T15">named_ent_txts_3 = []</text:span></text:p>
      <text:p text:style-name="P12"><text:s text:c="4"/><text:span text:style-name="T8">for</text:span><text:span text:style-name="T15"> text </text:span><text:span text:style-name="T8">in</text:span><text:span text:style-name="T15"> raw_texts:</text:span></text:p>
      <text:p text:style-name="P12"><text:s text:c="8"/><text:span text:style-name="T15">curr_named_ent = get_entities_standorf(text, types_named_entities)</text:span></text:p>
      <text:p text:style-name="P12"><text:s text:c="8"/><text:span text:style-name="T15">text_to_append = nltk.Text(curr_named_ent)</text:span></text:p>
      <text:p text:style-name="P12"><text:s text:c="8"/><text:span text:style-name="T15">named_ent_txts_3.append(text_to_append)</text:span></text:p>
      <text:p text:style-name="P12"><text:s text:c="4"/><text:span text:style-name="T8">return</text:span><text:span text:style-name="T15"> named_ent_txts_3</text:span></text:p>
      <text:p text:style-name="P12">​</text:p>
      <text:p text:style-name="P3"><text:span text:style-name="Emphasis"><text:span text:style-name="T3">ELIMINAR PALABRAS VACÍAS</text:span></text:span></text:p>
      <text:p text:style-name="P5">In [38]:</text:p>
      <text:p text:style-name="P11"><text:span text:style-name="T6"/></text:p>
      <text:p text:style-name="P11"><text:span text:style-name="T6"/></text:p>
      <text:p text:style-name="P16">La siguiente función eliminará las palabras vacías de cada texto. Definimos palabras vacías a palabras propias del léxico que en principio no tienen un significado, como determinantes, artículos..</text:p>
      <text:p text:style-name="P16"/>
      <text:p text:style-name="P16">Para ello usamos la librería stopwords del corpus de nltk.</text:p>
      <text:p text:style-name="P16"/>
      <text:p text:style-name="P16">Una vez detectado el idioma, le pasamos como parámetros el texto y el idioma del texto para que nos elimine dichas palabras.</text:p>
      <text:p text:style-name="P16"/>
      <text:p text:style-name="P16">La función extraerá los tokens (palabras) de cada texto, <text:span text:style-name="T25">las comparará con los stopwords de cada idioma y si alguna coincide con una palabra vacía, la eliminará.</text:span></text:p>
      <text:p text:style-name="P16"/>
      <text:p text:style-name="P11"><text:span text:style-name="T6">from</text:span> nltk.corpus <text:span text:style-name="T6">import</text:span> stopwords</text:p>
      <text:p text:style-name="P12">​</text:p>
      <text:p text:style-name="P12">​</text:p>
      <text:p text:style-name="P15"># # Abrimos el archivo.</text:p>
      <text:p text:style-name="P15"># with open('./Thomas_Baker/005.txt', 'r', encoding="utf8") as f:</text:p>
      <text:p text:style-name="P15"># # with open('./Thomas_Baker/036.txt', 'r', encoding="utf8") as f:</text:p>
      <text:p text:style-name="P15"># <text:s text:c="4"/>text = f.read()</text:p>
      <text:p text:style-name="P15"># f.close()</text:p>
      <text:p text:style-name="P12">​</text:p>
      <text:p text:style-name="P12">​</text:p>
      <text:p text:style-name="P11"><text:span text:style-name="T6">def</text:span> <text:span text:style-name="T13">delete_stopwords</text:span>(text,lan=<text:span text:style-name="T11">'en'</text:span>):</text:p>
      <text:p text:style-name="P12">​</text:p>
      <text:p text:style-name="P12"><text:s text:c="4"/><text:span text:style-name="T8">if</text:span><text:span text:style-name="T15"> lan == </text:span><text:span text:style-name="T12">'en'</text:span><text:span text:style-name="T15">: <text:s text:c="7"/></text:span></text:p>
      <text:p text:style-name="P12"><text:s text:c="8"/><text:span text:style-name="T18"># Obtenemos las sentencias del texto.</text:span></text:p>
      <text:p text:style-name="P12"><text:s text:c="8"/><text:span text:style-name="T15">sentences = nltk.sent_tokenize(text)</text:span></text:p>
      <text:p text:style-name="P12"><text:s text:c="8"/><text:span text:style-name="T18"># Obtenemos las "stopwords" del inglés.</text:span></text:p>
      <text:p text:style-name="P12"><text:s text:c="8"/><text:span text:style-name="T15">stop = </text:span><text:span text:style-name="T7">set</text:span><text:span text:style-name="T15">(stopwords.words(</text:span><text:span text:style-name="T12">'english'</text:span><text:span text:style-name="T15">))</text:span></text:p>
      <text:p text:style-name="P12">​</text:p>
      <text:p text:style-name="P12"><text:s text:c="4"/><text:span text:style-name="T8">elif</text:span><text:span text:style-name="T15"> lan == </text:span><text:span text:style-name="T12">'es'</text:span><text:span text:style-name="T15">: <text:s text:c="7"/></text:span></text:p>
      <text:p text:style-name="P12"><text:s text:c="8"/><text:span text:style-name="T18"># Elegimos el tokenizador para el español de la NLTK.</text:span></text:p>
      <text:p text:style-name="P12"><text:s text:c="8"/><text:span text:style-name="T15">spanish_tokenizer = nltk.data.load(</text:span><text:span text:style-name="T12">'tokenizers/punkt/spanish.pickle'</text:span><text:span text:style-name="T15">)</text:span></text:p>
      <text:p text:style-name="P12"><text:s text:c="8"/><text:span text:style-name="T18"># Obtenemos las sentencias del texto.</text:span></text:p>
      <text:p text:style-name="P12"><text:s text:c="8"/><text:span text:style-name="T15">sentences = spanish_tokenizer.tokenize(text) <text:s text:c="7"/></text:span></text:p>
      <text:p text:style-name="P12">​</text:p>
      <text:p text:style-name="P12"><text:s text:c="8"/><text:span text:style-name="T18"># Obtenemos las "stopwords" del español.</text:span></text:p>
      <text:p text:style-name="P12"><text:s text:c="8"/><text:span text:style-name="T15">stop = </text:span><text:span text:style-name="T7">set</text:span><text:span text:style-name="T15">(stopwords.words(</text:span><text:span text:style-name="T12">'spanish'</text:span><text:span text:style-name="T15">))</text:span></text:p>
      <text:p text:style-name="P12"><text:s text:c="6"/></text:p>
      <text:p text:style-name="P12"><text:span text:style-name="T21"><text:s text:c="4"/></text:span><text:span text:style-name="T7">print</text:span><text:span text:style-name="T15">(</text:span><text:span text:style-name="T12">"Frases originales: "</text:span><text:span text:style-name="T15">)</text:span></text:p>
      <text:p text:style-name="P12"><text:s text:c="4"/><text:span text:style-name="T7">print</text:span><text:span text:style-name="T15">(sentences)</text:span></text:p>
      <text:p text:style-name="P12"><text:s text:c="4"/></text:p>
      <text:p text:style-name="P12"><text:s text:c="4"/><text:span text:style-name="T15">stopw = []</text:span></text:p>
      <text:p text:style-name="P12"><text:s text:c="4"/><text:span text:style-name="T8">for</text:span><text:span text:style-name="T15"> i </text:span><text:span text:style-name="T8">in</text:span><text:span text:style-name="T15"> stop:</text:span></text:p>
      <text:p text:style-name="P12"><text:soft-page-break/><text:s text:c="8"/><text:span text:style-name="T15">stopw.append(i)</text:span></text:p>
      <text:p text:style-name="P12"><text:s text:c="4"/><text:span text:style-name="T7">print</text:span><text:span text:style-name="T15">(</text:span><text:span text:style-name="T12">"Las stop words en lan = "</text:span><text:span text:style-name="T15"> </text:span><text:span text:style-name="T10">+</text:span><text:span text:style-name="T15"> lan)</text:span></text:p>
      <text:p text:style-name="P12"><text:s text:c="4"/><text:span text:style-name="T7">print</text:span><text:span text:style-name="T15">(stopw)</text:span></text:p>
      <text:p text:style-name="P12"><text:s text:c="4"/><text:span text:style-name="T7">print</text:span><text:span text:style-name="T15">()</text:span></text:p>
      <text:p text:style-name="P12">​</text:p>
      <text:p text:style-name="P12"><text:s text:c="4"/><text:span text:style-name="T18"># Eliminamos las palabras que coinciden con alguna "stopword".</text:span></text:p>
      <text:p text:style-name="P12"><text:s text:c="4"/><text:span text:style-name="T7">print</text:span><text:span text:style-name="T15">(</text:span><text:span text:style-name="T12">"Frases procesadas sin stopwords: "</text:span><text:span text:style-name="T15">)</text:span></text:p>
      <text:p text:style-name="P12"><text:s text:c="4"/><text:span text:style-name="T8">for</text:span><text:span text:style-name="T15"> sentence </text:span><text:span text:style-name="T8">in</text:span><text:span text:style-name="T15"> sentences:</text:span></text:p>
      <text:p text:style-name="P12"><text:s text:c="8"/><text:span text:style-name="T15">non_stop_sentence = </text:span><text:span text:style-name="T12">""</text:span></text:p>
      <text:p text:style-name="P12"><text:s text:c="8"/><text:span text:style-name="T8">for</text:span><text:span text:style-name="T15"> word </text:span><text:span text:style-name="T8">in</text:span><text:span text:style-name="T15"> sentence.lower().split():</text:span></text:p>
      <text:p text:style-name="P12"><text:s text:c="12"/><text:span text:style-name="T8">if</text:span><text:span text:style-name="T15"> word </text:span><text:span text:style-name="T8">not</text:span><text:span text:style-name="T15"> </text:span><text:span text:style-name="T8">in</text:span><text:span text:style-name="T15"> stop:</text:span></text:p>
      <text:p text:style-name="P12"><text:s text:c="16"/><text:span text:style-name="T15">non_stop_sentence = non_stop_sentence </text:span><text:span text:style-name="T10">+</text:span><text:span text:style-name="T15"> word </text:span><text:span text:style-name="T10">+</text:span><text:span text:style-name="T15"> </text:span><text:span text:style-name="T12">" "</text:span></text:p>
      <text:p text:style-name="P12"><text:s text:c="8"/><text:span text:style-name="T18"># Imprimimos las sentencias procesadas.</text:span></text:p>
      <text:p text:style-name="P12"><text:s text:c="8"/><text:span text:style-name="T7">print</text:span><text:span text:style-name="T15">(non_stop_sentence)</text:span></text:p>
      <text:p text:style-name="P12"><text:s text:c="4"/><text:span text:style-name="T8">return</text:span><text:span text:style-name="T15"> non_stop_sentence</text:span></text:p>
      <text:p text:style-name="P12">​</text:p>
      <text:p text:style-name="P11"><text:span text:style-name="T6">def</text:span> <text:span text:style-name="T13">delete_words_from_text</text:span>(text, words_to_delete):</text:p>
      <text:p text:style-name="P12"><text:s text:c="4"/></text:p>
      <text:p text:style-name="P12"><text:s text:c="4"/><text:span text:style-name="T15">words_to_include = []</text:span></text:p>
      <text:p text:style-name="P12"><text:s text:c="4"/><text:span text:style-name="T15">words_to_delete = [word.lower() </text:span><text:span text:style-name="T8">for</text:span><text:span text:style-name="T15"> word </text:span><text:span text:style-name="T8">in</text:span><text:span text:style-name="T15"> words_to_delete]</text:span></text:p>
      <text:p text:style-name="P12"><text:s text:c="4"/></text:p>
      <text:p text:style-name="P12"><text:s text:c="4"/><text:span text:style-name="T8">for</text:span><text:span text:style-name="T15"> word </text:span><text:span text:style-name="T8">in</text:span><text:span text:style-name="T15"> text:</text:span></text:p>
      <text:p text:style-name="P12"><text:s text:c="8"/><text:span text:style-name="T8">if</text:span><text:span text:style-name="T15"> word.lower() </text:span><text:span text:style-name="T8">not</text:span><text:span text:style-name="T15"> </text:span><text:span text:style-name="T8">in</text:span><text:span text:style-name="T15"> words_to_delete:</text:span></text:p>
      <text:p text:style-name="P12"><text:s text:c="12"/><text:span text:style-name="T15">words_to_include.append(word)</text:span></text:p>
      <text:p text:style-name="P12"><text:s text:c="12"/></text:p>
      <text:p text:style-name="P12"><text:s text:c="4"/><text:span text:style-name="T8">return</text:span><text:span text:style-name="T15"> words_to_include</text:span></text:p>
      <text:p text:style-name="P12">​</text:p>
      <text:p text:style-name="P11"><text:span text:style-name="T6">def</text:span> <text:span text:style-name="T13">get_texts_no_stop_words</text:span>(raw_texts):</text:p>
      <text:p text:style-name="P12"><text:s text:c="4"/><text:span text:style-name="T15">filtered_texts = []</text:span></text:p>
      <text:p text:style-name="P12"><text:s text:c="4"/><text:span text:style-name="T8">for</text:span><text:span text:style-name="T15"> text </text:span><text:span text:style-name="T8">in</text:span><text:span text:style-name="T15"> raw_texts:</text:span></text:p>
      <text:p text:style-name="P12"><text:s text:c="8"/><text:span text:style-name="T15">language = {</text:span><text:span text:style-name="T12">'en'</text:span><text:span text:style-name="T15">:</text:span><text:span text:style-name="T12">'english'</text:span><text:span text:style-name="T15">, </text:span><text:span text:style-name="T12">'es'</text:span><text:span text:style-name="T15">:</text:span><text:span text:style-name="T12">'spanish'</text:span><text:span text:style-name="T15">}[get_language(possible_lan, text)]</text:span></text:p>
      <text:p text:style-name="P12"><text:s text:c="8"/><text:span text:style-name="T15">words_to_exclude = </text:span><text:span text:style-name="T7">list</text:span><text:span text:style-name="T15">(</text:span><text:span text:style-name="T7">set</text:span><text:span text:style-name="T15">(stopwords.words(language)))</text:span></text:p>
      <text:p text:style-name="P12"><text:s text:c="8"/><text:span text:style-name="T15">curr_filtered_text = delete_words_from_text(text, words_to_exclude)</text:span></text:p>
      <text:p text:style-name="P12"><text:s text:c="8"/><text:span text:style-name="T15">filtered_texts.append(nltk.Text(curr_filtered_text))</text:span></text:p>
      <text:p text:style-name="P12"><text:s text:c="4"/><text:span text:style-name="T8">return</text:span><text:span text:style-name="T15"> filtered_texts <text:s/></text:span></text:p>
      <text:p text:style-name="P12">​</text:p>
      <text:p text:style-name="P15"># espanol = delete_stopwords(text,lan='es')</text:p>
      <text:p text:style-name="P15"># ingles = delete_stopwords(text)</text:p>
      <text:p text:style-name="P3"><text:span text:style-name="Emphasis"><text:span text:style-name="T3">ELIMINAR EL NOMBRE DE LA PERSONA EN LOS TEXTOS</text:span></text:span></text:p>
      <text:p text:style-name="P5">In [39]:</text:p>
      <text:p text:style-name="P15"><draw:frame draw:style-name="fr1" draw:name="Frame29" text:anchor-type="char" svg:width="10.1252in" draw:z-index="5"><draw:text-box fo:min-height="0.0161in"><text:p text:style-name="Text_20_body"/></draw:text-box></draw:frame><draw:frame draw:style-name="fr1" draw:name="Frame28" text:anchor-type="char" svg:width="10.1252in" draw:z-index="6"><draw:text-box fo:min-height="0.0161in"><text:p text:style-name="Text_20_body"/></draw:text-box></draw:frame># Eliminar las palabras ['Thomas', 'Baker'] de los textos</text:p>
      <text:p text:style-name="P12">​</text:p>
      <text:p text:style-name="P11"><text:span text:style-name="T6">def</text:span> <text:span text:style-name="T13">get_texts_exclude_tomas_baker</text:span>(raw_texts):</text:p>
      <text:p text:style-name="P12"><text:s text:c="4"/><text:span text:style-name="T15">filtered_texts = []</text:span></text:p>
      <text:p text:style-name="P12"><text:s text:c="4"/><text:span text:style-name="T8">for</text:span><text:span text:style-name="T15"> text </text:span><text:span text:style-name="T8">in</text:span><text:span text:style-name="T15"> raw_texts:</text:span></text:p>
      <text:p text:style-name="P12"><text:s text:c="8"/><text:span text:style-name="T15">curr_filtered_text = delete_words_from_text(text, [</text:span><text:span text:style-name="T12">'Thomas'</text:span><text:span text:style-name="T15">, </text:span><text:span text:style-name="T12">'Baker'</text:span><text:span text:style-name="T15">])</text:span></text:p>
      <text:p text:style-name="P12"><text:s text:c="8"/><text:span text:style-name="T15">filtered_texts.append(nltk.Text(curr_filtered_text))</text:span></text:p>
      <text:p text:style-name="P12"><text:s text:c="4"/><text:span text:style-name="T8">return</text:span><text:span text:style-name="T15"> filtered_texts</text:span></text:p>
      <text:p text:style-name="P3"><text:span text:style-name="Emphasis"><text:span text:style-name="T3">REPRESENTACIÓN DE NGRAMAS A NIVEL DE PALABRAS</text:span></text:span></text:p>
      <text:p text:style-name="P5">In [40]:</text:p>
      <text:p text:style-name="P17">La siguiente función extrae ngramas de los textos que le pasemos como parámetro.</text:p>
      <text:p text:style-name="P17">Podemos establecer el límite del ngrama con la variable *“ngranlimit”*.</text:p>
      <text:p text:style-name="P17"/>
      <text:p text:style-name="P17">Definimos ngrama como una tupla de n palabras pertenecientes al texto, <text:span text:style-name="T27">escogidas teniendo en cuenta la posición entre ciertas palabras del texto y que puede que </text:span><text:soft-page-break/><text:span text:style-name="T27">representen un concepto único. Puesto que el significado de una palabra viene mejor determinado por las palabras que están a su alrededor, la utilizadión de esta técnica nos va ayudar a detectar textos que puedan explicar conceptos parecidos y por lo tanto a la clusterización de los mismos textos.</text:span></text:p>
      <text:p text:style-name="P17"/>
      <text:p text:style-name="P18"><text:span text:style-name="T26">En concreto, en las pruebas que se realizarán más adelante, se usarán los valores de *“ngranlimit=2”* y *“ngranlimit=3”*, dando como resultado bigramas y trigramas.</text:span></text:p>
      <text:p text:style-name="P18"><text:span text:style-name="T17">Representación de ngramas</text:span></text:p>
      <text:p text:style-name="P13"/>
      <text:p text:style-name="P11"><text:span text:style-name="T6">def</text:span> <text:span text:style-name="T13">get_ngram</text:span>(raw_texts, ngramlimit):</text:p>
      <text:p text:style-name="P12"><text:s text:c="4"/><text:span text:style-name="T15">ngramlist=[]</text:span></text:p>
      <text:p text:style-name="P12"><text:s text:c="4"/><text:span text:style-name="T8">for</text:span><text:span text:style-name="T15"> text </text:span><text:span text:style-name="T8">in</text:span><text:span text:style-name="T15"> raw_texts:</text:span></text:p>
      <text:p text:style-name="P12"><text:s text:c="8"/><text:span text:style-name="T15">ngram_text = nltk.ngrams(text, ngramlimit)</text:span></text:p>
      <text:p text:style-name="P12"><text:s text:c="8"/><text:span text:style-name="T15">ngramlist.append(nltk.Text(ngram_text))</text:span></text:p>
      <text:p text:style-name="P12"><text:s text:c="4"/><text:span text:style-name="T8">return</text:span><text:span text:style-name="T15"> ngramlist</text:span></text:p>
      <text:p text:style-name="P12"><text:s text:c="16"/></text:p>
      <text:p text:style-name="P3"><text:span text:style-name="Emphasis"><text:span text:style-name="T3">STEAMMING</text:span></text:span></text:p>
      <text:p text:style-name="P5">In [41]:</text:p>
      <text:p text:style-name="P11"><draw:frame draw:style-name="fr1" draw:name="Frame35" text:anchor-type="char" svg:width="10.1252in" draw:z-index="7"><draw:text-box fo:min-height="0.0161in"><text:p text:style-name="Text_20_body"/></draw:text-box></draw:frame><draw:frame draw:style-name="fr1" draw:name="Frame34" text:anchor-type="char" svg:width="10.1252in" draw:z-index="8"><draw:text-box fo:min-height="0.0161in"><text:p text:style-name="Text_20_body"/></draw:text-box></draw:frame><text:span text:style-name="T6">from</text:span> nltk.stem.porter <text:span text:style-name="T6">import</text:span> PorterStemmer</text:p>
      <text:p text:style-name="P11"><text:span text:style-name="T6">from</text:span> nltk.stem <text:span text:style-name="T6">import</text:span> SnowballStemmer</text:p>
      <text:p text:style-name="P12">​</text:p>
      <text:p text:style-name="P15"># # Abrimos el archivo.</text:p>
      <text:p text:style-name="P15"># with open('./Thomas_Baker/005.txt', 'r', encoding="utf8") as f:</text:p>
      <text:p text:style-name="P15"># with open('./Thomas_Baker/036.txt', 'r', encoding="utf8") as f:</text:p>
      <text:p text:style-name="P15"># <text:s text:c="4"/>text = f.read()</text:p>
      <text:p text:style-name="P15"># f.close()</text:p>
      <text:p text:style-name="P12">​</text:p>
      <text:p text:style-name="P11"><text:span text:style-name="T6">def</text:span> <text:span text:style-name="T13">stemming_original</text:span>(text, lan=<text:span text:style-name="T11">'en'</text:span>):</text:p>
      <text:p text:style-name="P12"><text:s text:c="4"/><text:span text:style-name="T15">stemmeds = []</text:span></text:p>
      <text:p text:style-name="P12"><text:s text:c="4"/><text:span text:style-name="T8">if</text:span><text:span text:style-name="T15"> lan == </text:span><text:span text:style-name="T12">'en'</text:span><text:span text:style-name="T15">:</text:span></text:p>
      <text:p text:style-name="P12"><text:s text:c="8"/><text:span text:style-name="T18"># Steamer ingles</text:span></text:p>
      <text:p text:style-name="P12"><text:s text:c="8"/><text:span text:style-name="T15">stemmer = PorterStemmer() <text:s text:c="7"/></text:span></text:p>
      <text:p text:style-name="P12"><text:s text:c="4"/><text:span text:style-name="T8">elif</text:span><text:span text:style-name="T15"> lan == </text:span><text:span text:style-name="T12">'es'</text:span><text:span text:style-name="T15">:</text:span></text:p>
      <text:p text:style-name="P12"><text:s text:c="8"/><text:span text:style-name="T18"># Stemer espanol <text:s text:c="7"/></text:span></text:p>
      <text:p text:style-name="P12"><text:s text:c="8"/><text:span text:style-name="T15">stemmer = SnowballStemmer(</text:span><text:span text:style-name="T12">"spanish"</text:span><text:span text:style-name="T15">)</text:span></text:p>
      <text:p text:style-name="P12"><text:s text:c="4"/></text:p>
      <text:p text:style-name="P12"><text:s text:c="4"/><text:span text:style-name="T18"># Obtenemos los tokens del texto.</text:span></text:p>
      <text:p text:style-name="P12"><text:s text:c="4"/><text:span text:style-name="T15">tokens = nltk.word_tokenize(text)</text:span></text:p>
      <text:p text:style-name="P12"><text:s text:c="8"/></text:p>
      <text:p text:style-name="P12"><text:s text:c="4"/><text:span text:style-name="T18"># Para cada token del texto obtenemos su raíz.</text:span></text:p>
      <text:p text:style-name="P12"><text:s text:c="4"/><text:span text:style-name="T8">for</text:span><text:span text:style-name="T15"> token </text:span><text:span text:style-name="T8">in</text:span><text:span text:style-name="T15"> tokens:</text:span></text:p>
      <text:p text:style-name="P12"><text:s text:c="8"/><text:span text:style-name="T15">stemmed = stemmer.stem(token)</text:span></text:p>
      <text:p text:style-name="P12"><text:s text:c="8"/><text:span text:style-name="T15">stemmeds.append(stemmed)</text:span></text:p>
      <text:p text:style-name="P12"><text:s text:c="4"/><text:span text:style-name="T18"># Escribimos el resultado para compararlo con las palabras originales.</text:span></text:p>
      <text:p text:style-name="P12"><text:s text:c="4"/><text:span text:style-name="T7">print</text:span><text:span text:style-name="T15">(</text:span><text:span text:style-name="T12">"Palabras originales: "</text:span><text:span text:style-name="T15">)</text:span></text:p>
      <text:p text:style-name="P12"><text:s text:c="4"/><text:span text:style-name="T7">print</text:span><text:span text:style-name="T15">(tokens)</text:span></text:p>
      <text:p text:style-name="P12"><text:s text:c="4"/><text:span text:style-name="T7">print</text:span><text:span text:style-name="T15">(</text:span><text:span text:style-name="T12">"Palabras procesadas con Snowball: "</text:span><text:span text:style-name="T15">)</text:span></text:p>
      <text:p text:style-name="P12"><text:s text:c="4"/><text:span text:style-name="T7">print</text:span><text:span text:style-name="T15">(stemmeds)</text:span></text:p>
      <text:p text:style-name="P12"><text:s text:c="4"/></text:p>
      <text:p text:style-name="P12"><text:s text:c="4"/></text:p>
      <text:p text:style-name="P11"><text:span text:style-name="T6">def</text:span> <text:span text:style-name="T13">stemming</text:span>(text, lan=<text:span text:style-name="T11">'en'</text:span>):</text:p>
      <text:p text:style-name="P12"><text:s text:c="4"/><text:span text:style-name="T15">stemmeds = []</text:span></text:p>
      <text:p text:style-name="P12"><text:s text:c="4"/><text:span text:style-name="T8">if</text:span><text:span text:style-name="T15"> lan == </text:span><text:span text:style-name="T12">'en'</text:span><text:span text:style-name="T15">:</text:span></text:p>
      <text:p text:style-name="P12"><text:s text:c="8"/><text:span text:style-name="T18"># Steamer ingles</text:span></text:p>
      <text:p text:style-name="P12"><text:s text:c="8"/><text:span text:style-name="T15">stemmer = PorterStemmer() <text:s text:c="7"/></text:span></text:p>
      <text:p text:style-name="P12"><text:s text:c="4"/><text:span text:style-name="T8">elif</text:span><text:span text:style-name="T15"> lan == </text:span><text:span text:style-name="T12">'es'</text:span><text:span text:style-name="T15">:</text:span></text:p>
      <text:p text:style-name="P12"><text:s text:c="8"/><text:span text:style-name="T18"># Stemer espanol <text:s text:c="7"/></text:span></text:p>
      <text:p text:style-name="P12"><text:soft-page-break/><text:s text:c="8"/><text:span text:style-name="T15">stemmer = SnowballStemmer(</text:span><text:span text:style-name="T12">"spanish"</text:span><text:span text:style-name="T15">)</text:span></text:p>
      <text:p text:style-name="P12"><text:s text:c="4"/></text:p>
      <text:p text:style-name="P12"><text:s text:c="4"/><text:span text:style-name="T18"># Obtenemos los tokens del texto.</text:span></text:p>
      <text:p text:style-name="P12"><text:s text:c="4"/><text:span text:style-name="T15">tokens = nltk.word_tokenize(text)</text:span></text:p>
      <text:p text:style-name="P12"><text:s text:c="8"/></text:p>
      <text:p text:style-name="P12"><text:s text:c="4"/><text:span text:style-name="T18"># Para cada token del texto obtenemos su raíz.</text:span></text:p>
      <text:p text:style-name="P12"><text:s text:c="4"/><text:span text:style-name="T8">for</text:span><text:span text:style-name="T15"> token </text:span><text:span text:style-name="T8">in</text:span><text:span text:style-name="T15"> tokens:</text:span></text:p>
      <text:p text:style-name="P12"><text:s text:c="8"/><text:span text:style-name="T15">stemmed = stemmer.stem(token)</text:span></text:p>
      <text:p text:style-name="P12"><text:s text:c="8"/><text:span text:style-name="T15">stemmeds.append(stemmed)</text:span></text:p>
      <text:p text:style-name="P12"><text:s text:c="4"/><text:span text:style-name="T18"># Escribimos el resultado para compararlo con las palabras originales.</text:span></text:p>
      <text:p text:style-name="P12"><text:s text:c="4"/><text:span text:style-name="T8">return</text:span><text:span text:style-name="T15"> stemmeds</text:span></text:p>
      <text:p text:style-name="P12">​</text:p>
      <text:p text:style-name="P12">​</text:p>
      <text:p text:style-name="P11">possible_lan = {<text:span text:style-name="T11">"english"</text:span>:<text:span text:style-name="T11">"en"</text:span>, <text:span text:style-name="T11">"spanish"</text:span>:<text:span text:style-name="T11">"es"</text:span>}</text:p>
      <text:p text:style-name="P11"><text:span text:style-name="T6">def</text:span> <text:span text:style-name="T13">get_stemmed_txts</text:span>(raw_texts):</text:p>
      <text:p text:style-name="P12"><text:s text:c="4"/><text:span text:style-name="T15">stemmed_txts = []</text:span></text:p>
      <text:p text:style-name="P12"><text:s text:c="4"/><text:span text:style-name="T8">for</text:span><text:span text:style-name="T15"> text </text:span><text:span text:style-name="T8">in</text:span><text:span text:style-name="T15"> raw_texts:</text:span></text:p>
      <text:p text:style-name="P12"><text:s text:c="8"/><text:span text:style-name="T15">language = get_language(possible_lan, text)</text:span></text:p>
      <text:p text:style-name="P12"><text:s text:c="8"/><text:span text:style-name="T15">stemmed_txt = stemming(text, language)</text:span></text:p>
      <text:p text:style-name="P12"><text:s text:c="8"/><text:span text:style-name="T15">text = nltk.Text(stemmed_txt)</text:span></text:p>
      <text:p text:style-name="P12"><text:s text:c="8"/><text:span text:style-name="T15">stemmed_txts.append(text)</text:span></text:p>
      <text:p text:style-name="P12"><text:s text:c="4"/><text:span text:style-name="T8">return</text:span><text:span text:style-name="T15"> stemmed_txts</text:span></text:p>
      <text:p text:style-name="P12">​</text:p>
      <text:p text:style-name="P11"><text:span text:style-name="T6">def</text:span> <text:span text:style-name="T13">stemming_2</text:span>(text, lan=<text:span text:style-name="T11">'en'</text:span>):</text:p>
      <text:p text:style-name="P12"><text:s text:c="4"/><text:span text:style-name="T15">stemmeds = []</text:span></text:p>
      <text:p text:style-name="P12"><text:s text:c="4"/><text:span text:style-name="T8">if</text:span><text:span text:style-name="T15"> lan == </text:span><text:span text:style-name="T12">'en'</text:span><text:span text:style-name="T15">:</text:span></text:p>
      <text:p text:style-name="P12"><text:s text:c="8"/><text:span text:style-name="T18"># Steamer ingles</text:span></text:p>
      <text:p text:style-name="P12"><text:s text:c="8"/><text:span text:style-name="T15">stemmer = PorterStemmer() <text:s text:c="7"/></text:span></text:p>
      <text:p text:style-name="P12"><text:s text:c="4"/><text:span text:style-name="T8">elif</text:span><text:span text:style-name="T15"> lan == </text:span><text:span text:style-name="T12">'es'</text:span><text:span text:style-name="T15">:</text:span></text:p>
      <text:p text:style-name="P12"><text:s text:c="8"/><text:span text:style-name="T18"># Stemer espanol <text:s text:c="7"/></text:span></text:p>
      <text:p text:style-name="P12"><text:s text:c="8"/><text:span text:style-name="T15">stemmer = SnowballStemmer(</text:span><text:span text:style-name="T12">"spanish"</text:span><text:span text:style-name="T15">)</text:span></text:p>
      <text:p text:style-name="P12"><text:s text:c="8"/></text:p>
      <text:p text:style-name="P12"><text:s text:c="4"/><text:span text:style-name="T18"># Para cada token del texto obtenemos su raíz.</text:span></text:p>
      <text:p text:style-name="P12"><text:s text:c="4"/><text:span text:style-name="T8">for</text:span><text:span text:style-name="T15"> word </text:span><text:span text:style-name="T8">in</text:span><text:span text:style-name="T15"> text:</text:span></text:p>
      <text:p text:style-name="P12"><text:s text:c="8"/><text:span text:style-name="T15">stemmed = stemmer.stem(word)</text:span></text:p>
      <text:p text:style-name="P12"><text:s text:c="8"/><text:span text:style-name="T15">stemmeds.append(stemmed)</text:span></text:p>
      <text:p text:style-name="P12"><text:s text:c="4"/><text:span text:style-name="T18"># Escribimos el resultado para compararlo con las palabras originales.</text:span></text:p>
      <text:p text:style-name="P12"><text:s text:c="4"/><text:span text:style-name="T8">return</text:span><text:span text:style-name="T15"> stemmeds</text:span></text:p>
      <text:p text:style-name="P12">​</text:p>
      <text:p text:style-name="P11"><text:span text:style-name="T6">def</text:span> <text:span text:style-name="T13">get_stemmed_txts_2</text:span>(raw_texts):</text:p>
      <text:p text:style-name="P12"><text:s text:c="4"/><text:span text:style-name="T15">stemmed_txts = []</text:span></text:p>
      <text:p text:style-name="P12"><text:s text:c="4"/><text:span text:style-name="T8">for</text:span><text:span text:style-name="T15"> text </text:span><text:span text:style-name="T8">in</text:span><text:span text:style-name="T15"> raw_texts:</text:span></text:p>
      <text:p text:style-name="P12"><text:s text:c="8"/><text:span text:style-name="T15">language = get_language(possible_lan, text)</text:span></text:p>
      <text:p text:style-name="P12"><text:s text:c="8"/><text:span text:style-name="T15">stemmed_txt = stemming_2(text, language)</text:span></text:p>
      <text:p text:style-name="P12"><text:s text:c="8"/><text:span text:style-name="T15">text = nltk.Text(stemmed_txt)</text:span></text:p>
      <text:p text:style-name="P12"><text:s text:c="8"/><text:span text:style-name="T15">stemmed_txts.append(text)</text:span></text:p>
      <text:p text:style-name="P12"><text:s text:c="4"/><text:span text:style-name="T8">return</text:span><text:span text:style-name="T15"> stemmed_txts</text:span></text:p>
      <text:p text:style-name="P3"><text:span text:style-name="Emphasis"><text:span text:style-name="T3">ELIMINAR PALABRAS REPETIDAS</text:span></text:span></text:p>
      <text:p text:style-name="P5">In [42]:</text:p>
      <text:p text:style-name="P15"/>
      <text:p text:style-name="P23">La idea que se pretende conseguir con esta función, es la de dejar los textos con palabras únicas, de tal forma que no influya cuántas veces se repitan o no un determinado grupo de ellas.</text:p>
      <text:p text:style-name="P23"/>
      <text:p text:style-name="P23">Podría decirse que comparamos el *“esqueleto”* o *”esquema”* del texto.</text:p>
      <text:p text:style-name="P23"/>
      <text:p text:style-name="P23"><text:soft-page-break/>Para ello, primero pasamos el texto a minúsculas, para que todas las palabras sean iguales y no nos quedemos con la misma palabra con mayúsculas y minúsculas.</text:p>
      <text:p text:style-name="P15"/>
      <text:p text:style-name="P15"># Pasamos el texto a minúsculas.</text:p>
      <text:p text:style-name="P15"># Es necesario para no encontrar palabras repetidas que son la misma.</text:p>
      <text:p text:style-name="P11"><text:span text:style-name="T6">def</text:span> <text:span text:style-name="T13">delete_repWords_stopWords</text:span>(raw_texts): <text:s text:c="3"/></text:p>
      <text:p text:style-name="P12"><text:s text:c="4"/><text:span text:style-name="T15">deleted_repeated = []</text:span></text:p>
      <text:p text:style-name="P12"><text:s text:c="4"/><text:span text:style-name="T8">for</text:span><text:span text:style-name="T15"> text </text:span><text:span text:style-name="T8">in</text:span><text:span text:style-name="T15"> raw_texts:</text:span></text:p>
      <text:p text:style-name="P12"><text:s text:c="8"/><text:span text:style-name="T15">delete_repeated_texts = []</text:span></text:p>
      <text:p text:style-name="P12"><text:s text:c="8"/><text:span text:style-name="T15">text = [w.lower() </text:span><text:span text:style-name="T8">for</text:span><text:span text:style-name="T15"> w </text:span><text:span text:style-name="T8">in</text:span><text:span text:style-name="T15"> text] <text:s/></text:span></text:p>
      <text:p text:style-name="P12"><text:s text:c="8"/><text:span text:style-name="T15">unique_terms = </text:span><text:span text:style-name="T7">list</text:span><text:span text:style-name="T15">(</text:span><text:span text:style-name="T7">set</text:span><text:span text:style-name="T15">(text))</text:span></text:p>
      <text:p text:style-name="P15"># <text:s text:c="8"/>print("Número de palabras del texto: ",str(len(text)))</text:p>
      <text:p text:style-name="P15"># <text:s text:c="8"/>print("Tamaño del vocabulario filtrado: ", str(len(unique_terms)))</text:p>
      <text:p text:style-name="P12"><text:s text:c="8"/><text:span text:style-name="T15">deleted_repeated.append(nltk.Text(unique_terms)) <text:s text:c="3"/></text:span></text:p>
      <text:p text:style-name="P12"><text:s text:c="4"/><text:span text:style-name="T8">return</text:span><text:span text:style-name="T15"> deleted_repeated</text:span></text:p>
      <text:p text:style-name="P12"><text:span text:style-name="T15"/></text:p>
      <text:p text:style-name="P12"><text:span text:style-name="T15"/></text:p>
      <text:p text:style-name="P12"><text:span text:style-name="T15"/></text:p>
      <text:p text:style-name="P12"><text:span text:style-name="T15"/></text:p>
      <text:p text:style-name="P12"><text:span text:style-name="T15"/></text:p>
      <text:p text:style-name="P20"><text:span text:style-name="T15">La siguiente técnica utilizada, será la lematización de los textos.</text:span></text:p>
      <text:p text:style-name="P20"><text:span text:style-name="T15"/></text:p>
      <text:p text:style-name="P20"><text:span text:style-name="T15">Lematizar consiste en encontrar el lema de cada palabra, es decir, la unidad mínima de significado de las mismas. Obteniendo estas unidades, se puede realizar una clusterización que agrupe textos que expliquen temas parecidos, obteniendo esa explicación a partir de lemas iguales.</text:span></text:p>
      <text:p text:style-name="P20"><text:span text:style-name="T15"/></text:p>
      <text:p text:style-name="P21"><text:span text:style-name="T15">Para el texto que encontramos en castellano, tenemos que construirnos un lematizador, llamado SpanisLemmatizer. </text:span><text:span text:style-name="T16">Este lematizador se encargará de comparar las palabras del texto con las existentes en un diccionario externo. Este diccionario contiene palabras y sus lemas, para que sean devueltos una vez llamados en la función.</text:span></text:p>
      <text:p text:style-name="P21"><text:span text:style-name="T16"/></text:p>
      <text:p text:style-name="P21"><text:span text:style-name="T15">Este código ha sido obtenido de ejercicios en clase.</text:span></text:p>
      <text:p text:style-name="P22"><text:span text:style-name="T15"/></text:p>
      <text:p text:style-name="P19"><text:span text:style-name="T15"/></text:p>
      <text:p text:style-name="P3"><text:span text:style-name="Emphasis"><text:span text:style-name="T3">LEMATIZAR LOS TEXTOS</text:span></text:span></text:p>
      <text:p text:style-name="P5">In [43]:</text:p>
      <text:p text:style-name="P11"><text:span text:style-name="T6">class</text:span> <text:span text:style-name="T13">SpanishLemmatizer</text:span>():</text:p>
      <text:p text:style-name="P12"><text:s text:c="4"/><text:span text:style-name="T18"># Abrimos el fichero donde tenemos la información para cada palabra y lo cargamos en un diccionario.</text:span></text:p>
      <text:p text:style-name="P12"><text:s text:c="4"/><text:span text:style-name="T8">def</text:span><text:span text:style-name="T15"> </text:span><text:span text:style-name="T14">__init__</text:span><text:span text:style-name="T15">(</text:span><text:span text:style-name="T24">self</text:span><text:span text:style-name="T15">):</text:span></text:p>
      <text:p text:style-name="P12"><text:s text:c="8"/><text:span text:style-name="T8">with</text:span><text:span text:style-name="T15"> </text:span><text:span text:style-name="T7">open</text:span><text:span text:style-name="T15">(</text:span><text:span text:style-name="T12">'./Lemmatizer/lemmatization-es.txt'</text:span><text:span text:style-name="T15">, </text:span><text:span text:style-name="T12">'r'</text:span><text:span text:style-name="T15">, encoding=</text:span><text:span text:style-name="T12">"utf8"</text:span><text:span text:style-name="T15">) </text:span><text:span text:style-name="T8">as</text:span><text:span text:style-name="T15"> f:</text:span></text:p>
      <text:p text:style-name="P12"><text:s text:c="12"/><text:span text:style-name="T24">self</text:span><text:span text:style-name="T15">.lemma_dict = {}</text:span></text:p>
      <text:p text:style-name="P12"><text:s text:c="12"/><text:span text:style-name="T8">for</text:span><text:span text:style-name="T15"> line </text:span><text:span text:style-name="T8">in</text:span><text:span text:style-name="T15"> f:</text:span></text:p>
      <text:p text:style-name="P12"><text:s text:c="16"/><text:span text:style-name="T8">if</text:span><text:span text:style-name="T15"> line.strip(): </text:span><text:span text:style-name="T18"># Evitamos posibles líneas en blanco.</text:span></text:p>
      <text:p text:style-name="P12"><text:s text:c="20"/><text:span text:style-name="T15">value, key = line.split(</text:span><text:span text:style-name="T8">None</text:span><text:span text:style-name="T15">, </text:span><text:span text:style-name="T20">1</text:span><text:span text:style-name="T15">) </text:span><text:span text:style-name="T18"># Nos quedamos con los valores clave y valor.</text:span></text:p>
      <text:p text:style-name="P12"><text:s text:c="53"/><text:span text:style-name="T18"># None implica espacio en blanco.</text:span></text:p>
      <text:p text:style-name="P12"><text:s text:c="20"/><text:span text:style-name="T15">key = key.rstrip() </text:span><text:span text:style-name="T18"># Limpiamos la línea para evitar los caracteres de salto \n ó \r.</text:span></text:p>
      <text:p text:style-name="P12"><text:s text:c="20"/><text:span text:style-name="T24">self</text:span><text:span text:style-name="T15">.lemma_dict[key] = value</text:span></text:p>
      <text:p text:style-name="P12"><text:s text:c="20"/><text:span text:style-name="T24">self</text:span><text:span text:style-name="T15">.lemma_dict[value] = value <text:s/></text:span><text:span text:style-name="T18"># Añadimos por si acaso también el valor como clave.</text:span></text:p>
      <text:p text:style-name="P12">​</text:p>
      <text:p text:style-name="P12"><text:s text:c="4"/><text:span text:style-name="T18"># Obtenemos el lemma para la palabra solicitada si es que se dispone de él. En caso contrario devuelve la palabra.</text:span></text:p>
      <text:p text:style-name="P12"><text:soft-page-break/><text:s text:c="4"/><text:span text:style-name="T18"># Útil en los casos en los que no se haya aplicado un tratamiento previo del texto (stopwords y puntuación).</text:span></text:p>
      <text:p text:style-name="P12"><text:s text:c="4"/><text:span text:style-name="T8">def</text:span><text:span text:style-name="T15"> </text:span><text:span text:style-name="T14">lemmatize</text:span><text:span text:style-name="T15">(</text:span><text:span text:style-name="T24">self</text:span><text:span text:style-name="T15">,word):</text:span></text:p>
      <text:p text:style-name="P12"><text:s text:c="8"/><text:span text:style-name="T8">try</text:span><text:span text:style-name="T15">:</text:span></text:p>
      <text:p text:style-name="P12"><text:s text:c="12"/><text:span text:style-name="T15">lemma = </text:span><text:span text:style-name="T24">self</text:span><text:span text:style-name="T15">.lemma_dict[word.lower()]</text:span></text:p>
      <text:p text:style-name="P12"><text:s text:c="8"/><text:span text:style-name="T8">except</text:span><text:span text:style-name="T15"> KeyError:</text:span></text:p>
      <text:p text:style-name="P12"><text:s text:c="12"/><text:span text:style-name="T15">lemma = word</text:span></text:p>
      <text:p text:style-name="P12"><text:s text:c="8"/><text:span text:style-name="T8">return</text:span><text:span text:style-name="T15"> lemma</text:span></text:p>
      <text:p text:style-name="P12">​</text:p>
      <text:p text:style-name="P11"><text:span text:style-name="T6">def</text:span> <text:span text:style-name="T13">lemmatize_texts</text:span>(raw_texts, possible_lan):</text:p>
      <text:p text:style-name="P12"><text:s text:c="4"/><text:span text:style-name="T15">nlemmas_texts = []</text:span></text:p>
      <text:p text:style-name="P12"><text:s text:c="4"/><text:span text:style-name="T8">for</text:span><text:span text:style-name="T15"> text </text:span><text:span text:style-name="T8">in</text:span><text:span text:style-name="T15"> raw_texts:</text:span></text:p>
      <text:p text:style-name="P12"><text:s text:c="8"/><text:span text:style-name="T15">language = get_language(possible_lan, text)</text:span></text:p>
      <text:p text:style-name="P12"><text:s text:c="8"/><text:span text:style-name="T8">if</text:span><text:span text:style-name="T15"> language== </text:span><text:span text:style-name="T12">'en'</text:span><text:span text:style-name="T15">:</text:span></text:p>
      <text:p text:style-name="P12"><text:s text:c="12"/><text:span text:style-name="T18"># Seleccionamos el lematizador.</text:span></text:p>
      <text:p text:style-name="P12"><text:s text:c="12"/><text:span text:style-name="T15">wordnet_lemmatizer = WordNetLemmatizer()</text:span></text:p>
      <text:p text:style-name="P12"><text:s text:c="12"/><text:span text:style-name="T18"># Obtenemos los tokens de las sentencias.</text:span></text:p>
      <text:p text:style-name="P15"># <text:s text:c="12"/>tokens = nltk.word_tokenize(text)</text:p>
      <text:p text:style-name="P12"><text:s text:c="12"/></text:p>
      <text:p text:style-name="P12"><text:s text:c="12"/><text:span text:style-name="T15">lemmatizeds = []</text:span></text:p>
      <text:p text:style-name="P12"><text:s text:c="12"/><text:span text:style-name="T15">nlemmas = []</text:span></text:p>
      <text:p text:style-name="P12">​</text:p>
      <text:p text:style-name="P12"><text:s text:c="12"/><text:span text:style-name="T8">for</text:span><text:span text:style-name="T15"> token </text:span><text:span text:style-name="T8">in</text:span><text:span text:style-name="T15"> text: <text:s text:c="15"/></text:span></text:p>
      <text:p text:style-name="P12"><text:s text:c="16"/><text:span text:style-name="T15">lemmatized = wordnet_lemmatizer.lemmatize(token)</text:span></text:p>
      <text:p text:style-name="P12"><text:s text:c="16"/><text:span text:style-name="T15">lemmatizeds.append(lemmatized)</text:span></text:p>
      <text:p text:style-name="P12"><text:s text:c="16"/><text:span text:style-name="T18">#print('token ',token)</text:span></text:p>
      <text:p text:style-name="P12"><text:s text:c="16"/><text:span text:style-name="T18">#print('lema ',lemmatized)</text:span></text:p>
      <text:p text:style-name="P12"><text:s text:c="16"/><text:span text:style-name="T18"># Obtenemos los lemmas consultando la base de datos de WordNet.</text:span></text:p>
      <text:p text:style-name="P12"><text:s text:c="16"/><text:span text:style-name="T7">list</text:span><text:span text:style-name="T15"> = wordnet.synsets(token)</text:span></text:p>
      <text:p text:style-name="P12"><text:s text:c="16"/><text:span text:style-name="T18"># Si encontramos alguna palabra relacionada obtenemos sus lemas y nos quedamos con el primero.</text:span></text:p>
      <text:p text:style-name="P12"><text:s text:c="16"/><text:span text:style-name="T8">if</text:span><text:span text:style-name="T15"> </text:span><text:span text:style-name="T7">len</text:span><text:span text:style-name="T15">(</text:span><text:span text:style-name="T7">list</text:span><text:span text:style-name="T15">) </text:span><text:span text:style-name="T10">&gt;</text:span><text:span text:style-name="T15">= </text:span><text:span text:style-name="T20">1</text:span><text:span text:style-name="T15">:</text:span></text:p>
      <text:p text:style-name="P12"><text:s text:c="20"/><text:span text:style-name="T15">lemma = </text:span><text:span text:style-name="T7">list</text:span><text:span text:style-name="T15">[</text:span><text:span text:style-name="T20">0</text:span><text:span text:style-name="T15">].lemma_names(</text:span><text:span text:style-name="T12">'eng'</text:span><text:span text:style-name="T15">)</text:span></text:p>
      <text:p text:style-name="P12"><text:s text:c="20"/><text:span text:style-name="T8">if</text:span><text:span text:style-name="T15"> </text:span><text:span text:style-name="T7">len</text:span><text:span text:style-name="T15">(lemma) </text:span><text:span text:style-name="T10">&gt;</text:span><text:span text:style-name="T15"> </text:span><text:span text:style-name="T20">1</text:span><text:span text:style-name="T15">:</text:span></text:p>
      <text:p text:style-name="P12"><text:s text:c="24"/><text:span text:style-name="T15">nlemmas.append(lemma[</text:span><text:span text:style-name="T20">0</text:span><text:span text:style-name="T15">])</text:span></text:p>
      <text:p text:style-name="P12"><text:s text:c="20"/><text:span text:style-name="T8">else</text:span><text:span text:style-name="T15">:</text:span></text:p>
      <text:p text:style-name="P12"><text:s text:c="24"/><text:span text:style-name="T15">nlemmas.append((token))</text:span></text:p>
      <text:p text:style-name="P12"><text:s text:c="16"/><text:span text:style-name="T18"># En caso contrario simplemente introducimos en la solución la palabra actual.</text:span></text:p>
      <text:p text:style-name="P12"><text:s text:c="12"/><text:span text:style-name="T8">else</text:span><text:span text:style-name="T15">:</text:span></text:p>
      <text:p text:style-name="P12"><text:s text:c="16"/><text:span text:style-name="T15">nlemmas.append(token)</text:span></text:p>
      <text:p text:style-name="P12"><text:s text:c="12"/><text:span text:style-name="T15">nlemmas_texts.append(nltk.Text(nlemmas))</text:span></text:p>
      <text:p text:style-name="P12"><text:s text:c="8"/><text:span text:style-name="T8">elif</text:span><text:span text:style-name="T15"> language== </text:span><text:span text:style-name="T12">'es'</text:span><text:span text:style-name="T15">:</text:span></text:p>
      <text:p text:style-name="P12"><text:s text:c="12"/><text:span text:style-name="T15">lemmatizer = SpanishLemmatizer()</text:span></text:p>
      <text:p text:style-name="P12">​</text:p>
      <text:p text:style-name="P12"><text:s text:c="12"/><text:span text:style-name="T18"># Obtenemos los tokens del texto.</text:span></text:p>
      <text:p text:style-name="P15"># <text:s text:c="12"/>tokens = nltk.word_tokenize(text) <text:s text:c="11"/></text:p>
      <text:p text:style-name="P12"><text:s text:c="12"/><text:span text:style-name="T15">nlemmas = []</text:span></text:p>
      <text:p text:style-name="P12"><text:s text:c="12"/><text:span text:style-name="T15">lemmatizeds = []</text:span></text:p>
      <text:p text:style-name="P12"><text:s text:c="12"/><text:span text:style-name="T8">for</text:span><text:span text:style-name="T15"> token </text:span><text:span text:style-name="T8">in</text:span><text:span text:style-name="T15"> text: <text:s text:c="15"/></text:span></text:p>
      <text:p text:style-name="P12"><text:s text:c="16"/><text:span text:style-name="T18"># Obtenemos los lemmas consultando el archivo de lemmas.</text:span></text:p>
      <text:p text:style-name="P12"><text:s text:c="16"/><text:span text:style-name="T15">lemmatized = lemmatizer.lemmatize(token)</text:span></text:p>
      <text:p text:style-name="P12"><text:s text:c="16"/><text:span text:style-name="T18">#print('token ',token)</text:span></text:p>
      <text:p text:style-name="P12"><text:s text:c="16"/><text:span text:style-name="T18">#print('lema ',lemmatized)</text:span></text:p>
      <text:p text:style-name="P12"><text:s text:c="16"/><text:span text:style-name="T15">lemmatizeds.append(lemmatized)</text:span></text:p>
      <text:p text:style-name="P12"><text:s text:c="16"/><text:span text:style-name="T18"># Obtenemos los lemmas consultando la base de datos de WordNet.</text:span></text:p>
      <text:p text:style-name="P12"><text:s text:c="16"/><text:span text:style-name="T7">list</text:span><text:span text:style-name="T15"> = wordnet.synsets(token, lang=</text:span><text:span text:style-name="T12">'spa'</text:span><text:span text:style-name="T15">)</text:span></text:p>
      <text:p text:style-name="P12"><text:soft-page-break/><text:s text:c="16"/><text:span text:style-name="T18"># Si encontramos alguna palabra relacionada obtenemos sus lemas y nos quedamos con el primero.</text:span></text:p>
      <text:p text:style-name="P12"><text:s text:c="16"/><text:span text:style-name="T8">if</text:span><text:span text:style-name="T15"> </text:span><text:span text:style-name="T7">len</text:span><text:span text:style-name="T15">(</text:span><text:span text:style-name="T7">list</text:span><text:span text:style-name="T15">) </text:span><text:span text:style-name="T10">&gt;</text:span><text:span text:style-name="T15">= </text:span><text:span text:style-name="T20">1</text:span><text:span text:style-name="T15">:</text:span></text:p>
      <text:p text:style-name="P12"><text:s text:c="20"/><text:span text:style-name="T15">lemma = </text:span><text:span text:style-name="T7">list</text:span><text:span text:style-name="T15">[</text:span><text:span text:style-name="T20">0</text:span><text:span text:style-name="T15">].lemma_names(</text:span><text:span text:style-name="T12">'spa'</text:span><text:span text:style-name="T15">)</text:span></text:p>
      <text:p text:style-name="P12"><text:s text:c="20"/><text:span text:style-name="T8">if</text:span><text:span text:style-name="T15"> </text:span><text:span text:style-name="T7">len</text:span><text:span text:style-name="T15">(lemma) </text:span><text:span text:style-name="T10">&gt;</text:span><text:span text:style-name="T15">= </text:span><text:span text:style-name="T20">1</text:span><text:span text:style-name="T15">:</text:span></text:p>
      <text:p text:style-name="P12"><text:s text:c="24"/><text:span text:style-name="T15">nlemmas.append(lemma[</text:span><text:span text:style-name="T20">0</text:span><text:span text:style-name="T15">])</text:span></text:p>
      <text:p text:style-name="P12"><text:s text:c="20"/><text:span text:style-name="T8">else</text:span><text:span text:style-name="T15">:</text:span></text:p>
      <text:p text:style-name="P12"><text:s text:c="24"/><text:span text:style-name="T15">nlemmas.append(token)</text:span></text:p>
      <text:p text:style-name="P12"><text:s text:c="16"/><text:span text:style-name="T18"># En caso contrario simplemente introducimos en la solución la palabra actual.</text:span></text:p>
      <text:p text:style-name="P12"><text:s text:c="16"/><text:span text:style-name="T8">else</text:span><text:span text:style-name="T15">:</text:span></text:p>
      <text:p text:style-name="P12"><text:s text:c="20"/><text:span text:style-name="T15">nlemmas.append(token)</text:span></text:p>
      <text:p text:style-name="P12"><text:s text:c="12"/><text:span text:style-name="T15">nlemmas_texts.append(nltk.Text(nlemmas))</text:span></text:p>
      <text:p text:style-name="P12"><text:s text:c="8"/><text:span text:style-name="T8">else</text:span><text:span text:style-name="T15">:</text:span></text:p>
      <text:p text:style-name="P12"><text:s text:c="12"/><text:span text:style-name="T7">print</text:span><text:span text:style-name="T15">(</text:span><text:span text:style-name="T12">'Lenguaje no reconocido'</text:span><text:span text:style-name="T15">)</text:span></text:p>
      <text:p text:style-name="P12"><text:s text:c="4"/><text:span text:style-name="T8">return</text:span><text:span text:style-name="T15"> nlemmas_texts</text:span></text:p>
      <text:p text:style-name="P2">Ideas del propio enunciado de la práctica (muchas incluidas ya antes pero simmplemente para comprobar):</text:p>
      <text:list xml:id="list7231267637847677761" text:style-name="L2">
        <text:list-item>
          <text:p text:style-name="P1">Diferentes algoritmos de clustering</text:p>
        </text:list-item>
        <text:list-item>
          <text:p text:style-name="P1">Eliminar palabras vacías</text:p>
        </text:list-item>
        <text:list-item>
          <text:p text:style-name="P1">Stemming</text:p>
        </text:list-item>
        <text:list-item>
          <text:p text:style-name="P1">Lematización</text:p>
        </text:list-item>
        <text:list-item>
          <text:p text:style-name="P1">Reconocer entidades nombradas</text:p>
        </text:list-item>
        <text:list-item>
          <text:p text:style-name="P1">Eliminar palabras repetidas</text:p>
        </text:list-item>
        <text:list-item>
          <text:p text:style-name="P1">n-gramas</text:p>
        </text:list-item>
        <text:list-item>
          <text:p text:style-name="P6">Probar diferentes números de clusters</text:p>
        </text:list-item>
      </text:list>
      <text:h text:style-name="P27" text:outline-level="2"><text:bookmark text:name="Inicio-programa"/>Inicio programa</text:h>
      <text:p text:style-name="P5">In [70]:</text:p>
      <text:p text:style-name="P15"><draw:frame draw:style-name="fr1" draw:name="Frame44" text:anchor-type="char" svg:width="10.1252in" draw:z-index="9"><draw:text-box fo:min-height="0.0161in"><text:p text:style-name="Text_20_body"/></draw:text-box></draw:frame><draw:frame draw:style-name="fr1" draw:name="Frame43" text:anchor-type="char" svg:width="10.1252in" draw:z-index="10"><draw:text-box fo:min-height="0.0161in"><text:p text:style-name="Text_20_body"/></draw:text-box></draw:frame># Folder with all texts</text:p>
      <text:p text:style-name="P11">folder = <text:span text:style-name="T11">"Thomas_Baker"</text:span></text:p>
      <text:p text:style-name="P15"># gsObj=goslate.Goslate()</text:p>
      <text:p text:style-name="P11">types_named_entities = [<text:span text:style-name="T11">"LOCATION"</text:span>, <text:span text:style-name="T11">"PERSON"</text:span>, <text:span text:style-name="T11">"ORGANIZATION"</text:span>]</text:p>
      <text:p text:style-name="P15"># Empty list to hold text documents.</text:p>
      <text:p text:style-name="P11">raw_texts = []</text:p>
      <text:p text:style-name="P11">raw_texts_2 = []</text:p>
      <text:p text:style-name="P11">raw_texts_en = []</text:p>
      <text:p text:style-name="P11">named_ent_txts_1 = []</text:p>
      <text:p text:style-name="P11">types_included_1 = [<text:span text:style-name="T11">'NOUN'</text:span>]</text:p>
      <text:p text:style-name="P12">​</text:p>
      <text:p text:style-name="P11">possible_lan = {<text:span text:style-name="T11">"english"</text:span>:<text:span text:style-name="T11">"en"</text:span>, <text:span text:style-name="T11">"spanish"</text:span>:<text:span text:style-name="T11">"es"</text:span>}</text:p>
      <text:p text:style-name="P11">clustering_modes = [<text:span text:style-name="T11">"AgglomerativeClustering"</text:span>, <text:span text:style-name="T11">"KMeans"</text:span>, <text:span text:style-name="T11">"MiniBatchKMeans"</text:span>]</text:p>
      <text:p text:style-name="P12">​</text:p>
      <text:p text:style-name="P12">​</text:p>
      <text:p text:style-name="P15"># def text_to_english2(gsObj, text):</text:p>
      <text:p text:style-name="P15"># <text:s text:c="4"/>en_text = [] <text:s text:c="3"/></text:p>
      <text:p text:style-name="P15"># <text:s text:c="4"/>for word in text:</text:p>
      <text:p text:style-name="P15"># <text:s text:c="8"/>en_text.append(word)</text:p>
      <text:p text:style-name="P15"># <text:s text:c="4"/>en_text = ' '.join(en_text)</text:p>
      <text:p text:style-name="P15"># <text:s text:c="4"/>print(en_text)</text:p>
      <text:p text:style-name="P15"># <text:s text:c="4"/>return gsObj.translate(en_text,'en')</text:p>
      <text:p text:style-name="P12"><text:s text:c="4"/></text:p>
      <text:p text:style-name="P15"># from urllib.request import urlopen, Request</text:p>
      <text:p text:style-name="P15"><text:soft-page-break/># from urllib.parse import urlencode</text:p>
      <text:p text:style-name="P15"># import re</text:p>
      <text:p text:style-name="P15"># import json</text:p>
      <text:p text:style-name="P15"># def text_to_english(text, translate_lang, source_lang=None):</text:p>
      <text:p text:style-name="P15"># <text:s text:c="4"/>en_text = [] <text:s text:c="3"/></text:p>
      <text:p text:style-name="P15"># <text:s text:c="4"/>for word in text:</text:p>
      <text:p text:style-name="P15"># <text:s text:c="8"/>en_text.append(word)</text:p>
      <text:p text:style-name="P15"># <text:s text:c="4"/>text = ' '.join(en_text)</text:p>
      <text:p text:style-name="P12"><text:s text:c="4"/></text:p>
      <text:p text:style-name="P15"># <text:s text:c="4"/>if source_lang == None:</text:p>
      <text:p text:style-name="P15"># <text:s text:c="8"/>source_lang= 'auto'</text:p>
      <text:p text:style-name="P15"># <text:s text:c="4"/>params = urlencode({'client':'t', 'tl':translate_lang, 'q':text.encode('utf-8'),</text:p>
      <text:p text:style-name="P15"># <text:s text:c="23"/>'sl':source_lang})</text:p>
      <text:p text:style-name="P15"># <text:s text:c="4"/>http_headers = {"User-Agent":"Mozilla/4.0 (compatible; MSIE 5.5;Windows NT)"}</text:p>
      <text:p text:style-name="P15"># <text:s text:c="4"/>request_object = Request('http://translate.google.com/translate_a/t?'+params, </text:p>
      <text:p text:style-name="P15"># <text:s text:c="21"/>None, http_headers)</text:p>
      <text:p text:style-name="P15"># <text:s text:c="4"/>try:</text:p>
      <text:p text:style-name="P15"># <text:s text:c="8"/>response = urlopen(request_object)</text:p>
      <text:p text:style-name="P15"># <text:s text:c="8"/>string = re.sub(',,,|,,',',"0",', response.read())</text:p>
      <text:p text:style-name="P15"># <text:s text:c="8"/>n = json.loads(string)</text:p>
      <text:p text:style-name="P15"># <text:s text:c="8"/>translate_text = n[0][0][0]</text:p>
      <text:p text:style-name="P15"># <text:s text:c="8"/>res_source_lang = n[2]</text:p>
      <text:p text:style-name="P15"># <text:s text:c="8"/>return True, res_source_lang, translate_text</text:p>
      <text:p text:style-name="P15"># <text:s text:c="4"/>except Exception as e:</text:p>
      <text:p text:style-name="P15"># <text:s text:c="8"/>return False, '', e</text:p>
      <text:p text:style-name="P12">​</text:p>
      <text:p text:style-name="P11">listing = os.listdir(folder)</text:p>
      <text:p text:style-name="P11"><text:span text:style-name="T6">for</text:span> file <text:span text:style-name="T6">in</text:span> <text:span text:style-name="T5">sorted</text:span>(listing):</text:p>
      <text:p text:style-name="P12"><text:s text:c="4"/><text:span text:style-name="T8">if</text:span><text:span text:style-name="T15"> file.endswith(</text:span><text:span text:style-name="T12">".txt"</text:span><text:span text:style-name="T15">):</text:span></text:p>
      <text:p text:style-name="P12"><text:s text:c="8"/><text:span text:style-name="T15">url = folder</text:span><text:span text:style-name="T10">+</text:span><text:span text:style-name="T12">"/"</text:span><text:span text:style-name="T10">+</text:span><text:span text:style-name="T15">file</text:span></text:p>
      <text:p text:style-name="P12"><text:s text:c="8"/><text:span text:style-name="T7">print</text:span><text:span text:style-name="T15">(file)</text:span></text:p>
      <text:p text:style-name="P12"><text:s text:c="8"/><text:span text:style-name="T15">f = </text:span><text:span text:style-name="T7">open</text:span><text:span text:style-name="T15">(url,encoding=</text:span><text:span text:style-name="T12">"latin-1"</text:span><text:span text:style-name="T15">);</text:span></text:p>
      <text:p text:style-name="P12"><text:s text:c="8"/><text:span text:style-name="T15">raw = f.read()</text:span></text:p>
      <text:p text:style-name="P12"><text:s text:c="8"/><text:span text:style-name="T15">f.close()</text:span></text:p>
      <text:p text:style-name="P12"><text:s text:c="8"/><text:span text:style-name="T15">f2 = </text:span><text:span text:style-name="T7">open</text:span><text:span text:style-name="T15">(url, </text:span><text:span text:style-name="T12">'r'</text:span><text:span text:style-name="T15">, encoding=</text:span><text:span text:style-name="T12">"utf8"</text:span><text:span text:style-name="T15">)</text:span></text:p>
      <text:p text:style-name="P12"><text:s text:c="8"/><text:span text:style-name="T15">raw2 = f2.read()</text:span></text:p>
      <text:p text:style-name="P12"><text:s text:c="8"/><text:span text:style-name="T15">f2.close()</text:span></text:p>
      <text:p text:style-name="P12"><text:s text:c="8"/><text:span text:style-name="T15">raw_texts_2.append(raw2)</text:span></text:p>
      <text:p text:style-name="P12"><text:s text:c="8"/><text:span text:style-name="T15">tokens = nltk.word_tokenize(raw)</text:span></text:p>
      <text:p text:style-name="P12"><text:s text:c="8"/><text:span text:style-name="T15">text = nltk.Text(tokens)</text:span></text:p>
      <text:p text:style-name="P12"><text:s text:c="8"/><text:span text:style-name="T15">raw_texts.append(text)</text:span></text:p>
      <text:p text:style-name="P12"><text:s text:c="8"/></text:p>
      <text:p text:style-name="P12"><text:s text:c="8"/></text:p>
      <text:p text:style-name="P15"># <text:s text:c="8"/>language = get_language(possible_lan, text)</text:p>
      <text:p text:style-name="P15"># <text:s text:c="8"/>if language == 'es':</text:p>
      <text:p text:style-name="P15"># <text:s text:c="12"/>print(text)</text:p>
      <text:p text:style-name="P15"># <text:s text:c="12"/>en_text = text_to_english(text, 'en') <text:s text:c="22"/></text:p>
      <text:p text:style-name="P15"># <text:s text:c="12"/>text = en_text </text:p>
      <text:p text:style-name="P15"># <text:s text:c="12"/>print(text)</text:p>
      <text:p text:style-name="P15"># <text:s text:c="8"/>raw_texts_en.append(text)</text:p>
      <text:p text:style-name="P12"><text:s text:c="12"/></text:p>
      <text:p text:style-name="P12"><text:s text:c="8"/></text:p>
      <text:p text:style-name="P12">​</text:p>
      <text:p text:style-name="P12">​</text:p>
      <text:p text:style-name="P11"><text:span text:style-name="T5">print</text:span>(<text:span text:style-name="T11">"Prepared "</text:span>, <text:span text:style-name="T5">len</text:span>(raw_texts), <text:span text:style-name="T11">" documents..."</text:span>)</text:p>
      <text:p text:style-name="P11"><text:span text:style-name="T5">print</text:span>(<text:span text:style-name="T11">"They can be accessed using texts[0] - texts["</text:span> <text:span text:style-name="T9">+</text:span> <text:span text:style-name="T5">str</text:span>(<text:span text:style-name="T5">len</text:span>(raw_texts)<text:span text:style-name="T9">-</text:span><text:span text:style-name="T19">1</text:span>) <text:span text:style-name="T9">+</text:span> <text:span text:style-name="T11">"]"</text:span>)</text:p>
      <text:p text:style-name="P14">001.txt</text:p>
      <text:p text:style-name="P25">002.txt</text:p>
      <text:p text:style-name="P25">005.txt</text:p>
      <text:p text:style-name="P25"><text:soft-page-break/>008.txt</text:p>
      <text:p text:style-name="P25">009.txt</text:p>
      <text:p text:style-name="P25">011.txt</text:p>
      <text:p text:style-name="P25">015.txt</text:p>
      <text:p text:style-name="P25">017.txt</text:p>
      <text:p text:style-name="P25">020.txt</text:p>
      <text:p text:style-name="P25">024.txt</text:p>
      <text:p text:style-name="P25">027.txt</text:p>
      <text:p text:style-name="P25">028.txt</text:p>
      <text:p text:style-name="P25">036.txt</text:p>
      <text:p text:style-name="P25">&lt;Text: ï»¿AllPosters.es : la tienda de posteres y laminas...&gt;</text:p>
      <text:p text:style-name="P25">(False, '', &lt;HTTPError 503: 'Service Unavailable'&gt;)</text:p>
      <text:p text:style-name="P25">041.txt</text:p>
      <text:p text:style-name="P25">047.txt</text:p>
      <text:p text:style-name="P25">050.txt</text:p>
      <text:p text:style-name="P25">056.txt</text:p>
      <text:p text:style-name="P25">072.txt</text:p>
      <text:p text:style-name="P25">075.txt</text:p>
      <text:p text:style-name="P25">Prepared <text:s/>19 <text:s/>documents...</text:p>
      <text:p text:style-name="P25">They can be accessed using texts[0] - texts[18]</text:p>
      <text:p text:style-name="P5">In [73]:</text:p>
      <text:p text:style-name="P11"><draw:frame draw:style-name="fr1" draw:name="Frame47" text:anchor-type="char" svg:width="10.3543in" draw:z-index="11"><draw:text-box fo:min-height="0.0161in"><text:p text:style-name="Text_20_body"/></draw:text-box></draw:frame><draw:frame draw:style-name="fr1" draw:name="Frame46" text:anchor-type="char" svg:width="10.3543in" draw:z-index="12"><draw:text-box fo:min-height="0.0161in"><text:p text:style-name="Text_20_body"/></draw:text-box></draw:frame><text:span text:style-name="T5">print</text:span>(<text:span text:style-name="T11">'Using Stanford NER...'</text:span>)</text:p>
      <text:p text:style-name="P11">stanford_ner_txts = get_named_ent_txts_3(raw_texts_2, types_named_entities)</text:p>
      <text:p text:style-name="P12">​</text:p>
      <text:p text:style-name="P11"><text:span text:style-name="T5">print</text:span>(<text:span text:style-name="T11">'Using Stanford NER removing Thomas Baker...'</text:span>)</text:p>
      <text:p text:style-name="P11">stanford_ner_no_thomas_baker = get_texts_exclude_tomas_baker(stanford_ner_txts)</text:p>
      <text:p text:style-name="P12">​</text:p>
      <text:p text:style-name="P11"><text:span text:style-name="T5">print</text:span>(<text:span text:style-name="T11">"Removing non-stop words...."</text:span>)</text:p>
      <text:p text:style-name="P11">texts_no_stop_words = get_texts_no_stop_words(raw_texts)</text:p>
      <text:p text:style-name="P12">​</text:p>
      <text:p text:style-name="P11"><text:span text:style-name="T5">print</text:span>(<text:span text:style-name="T11">"Removing Thomas Baker from the texts..."</text:span>)</text:p>
      <text:p text:style-name="P11">texts_no_thomas_baker = get_texts_exclude_tomas_baker(raw_texts)</text:p>
      <text:p text:style-name="P12">​</text:p>
      <text:p text:style-name="P11"><text:span text:style-name="T5">print</text:span>(<text:span text:style-name="T11">"Getting text including only named entities according to criteria 1..."</text:span>)</text:p>
      <text:p text:style-name="P11">named_ent_txts_1 = get_named_ent_txts_1(raw_texts)</text:p>
      <text:p text:style-name="P12">​</text:p>
      <text:p text:style-name="P11"><text:span text:style-name="T5">print</text:span>(<text:span text:style-name="T11">"Getting stemmed texts..."</text:span>)</text:p>
      <text:p text:style-name="P11">stemmed_txts = get_stemmed_txts_2(raw_texts)</text:p>
      <text:p text:style-name="P12">​</text:p>
      <text:p text:style-name="P11"><text:span text:style-name="T5">print</text:span>(<text:span text:style-name="T11">"Getting no_tomas_stemmed..."</text:span>)</text:p>
      <text:p text:style-name="P11">no_tomas_stemmed_txts = get_stemmed_txts_2(texts_no_thomas_baker)</text:p>
      <text:p text:style-name="P12">​</text:p>
      <text:p text:style-name="P11"><text:span text:style-name="T5">print</text:span>(<text:span text:style-name="T11">"Getting no_tomas_stemmed_no_stop..."</text:span>)</text:p>
      <text:p text:style-name="P11">no_tomas_stemmed_no_stop_txts = get_texts_no_stop_words(no_tomas_stemmed_txts)</text:p>
      <text:p text:style-name="P12">​</text:p>
      <text:p text:style-name="P11"><text:span text:style-name="T5">print</text:span>(<text:span text:style-name="T11">"Getting no_tomas_stemmed_ent1..."</text:span>)</text:p>
      <text:p text:style-name="P11">no_tomas_stemmed_ent1_txts = get_named_ent_txts_1(no_tomas_stemmed_txts)</text:p>
      <text:p text:style-name="P12">​</text:p>
      <text:p text:style-name="P11"><text:span text:style-name="T5">print</text:span>(<text:span text:style-name="T11">"Getting text including only named entities according to criteria 2..."</text:span>)</text:p>
      <text:p text:style-name="P11">named_ent_txts_2 = get_named_ent_txts_2(raw_texts)</text:p>
      <text:p text:style-name="P12">​</text:p>
      <text:p text:style-name="P11"><text:span text:style-name="T5">print</text:span>(<text:span text:style-name="T11">"Getting text including only named entities according to criteria 2 and excluding the words 'Tomas' and 'Baker'"</text:span>)</text:p>
      <text:p text:style-name="P11">named_ent_2_no_tomas_barker_txts = get_texts_exclude_tomas_baker(named_ent_txts_2)</text:p>
      <text:p text:style-name="P12">​</text:p>
      <text:p text:style-name="P11"><text:span text:style-name="T5">print</text:span>(<text:span text:style-name="T11">'Getting bigrams in texts'</text:span>)</text:p>
      <text:p text:style-name="P11">bigrams_texts = get_ngram(raw_texts, <text:span text:style-name="T19">2</text:span>)</text:p>
      <text:p text:style-name="P12">​</text:p>
      <text:p text:style-name="P11"><text:span text:style-name="T5">print</text:span>(<text:span text:style-name="T11">'Getting trigrams in texts'</text:span>)</text:p>
      <text:p text:style-name="P11">trigrams_texts = get_ngram(raw_texts, <text:span text:style-name="T19">3</text:span>)</text:p>
      <text:p text:style-name="P12"><text:soft-page-break/>​</text:p>
      <text:p text:style-name="P11"><text:span text:style-name="T5">print</text:span>(<text:span text:style-name="T11">'Lemmatizing texts'</text:span>)</text:p>
      <text:p text:style-name="P11">lemmatized_texts = lemmatize_texts(raw_texts, possible_lan)</text:p>
      <text:p text:style-name="P12">​</text:p>
      <text:p text:style-name="P11"><text:span text:style-name="T5">print</text:span>(<text:span text:style-name="T11">'Removing repeated words'</text:span>)</text:p>
      <text:p text:style-name="P11">no_repeatedWords_noStopWords = delete_repWords_stopWords(raw_texts)</text:p>
      <text:p text:style-name="P12">​</text:p>
      <text:p text:style-name="P12">​</text:p>
      <text:p text:style-name="P12"><text:s text:c="4"/></text:p>
      <text:p text:style-name="P15"># named_ent_txts_2 = get_named_entities_2(raw_texts[0])</text:p>
      <text:p text:style-name="P15"># for item in named_ent_txts_2:</text:p>
      <text:p text:style-name="P15"># <text:s text:c="4"/>if hasattr(item[0], 'label') and item[0].label:</text:p>
      <text:p text:style-name="P15"># <text:s text:c="8"/>print(item[0].leaves()[0][0])</text:p>
      <text:p text:style-name="P12">​</text:p>
      <text:p text:style-name="P15"># Similarity distance</text:p>
      <text:p text:style-name="P11">distanceFunction =<text:span text:style-name="T11">"cosine"</text:span></text:p>
      <text:p text:style-name="P15"># distanceFunction = "euclidean"</text:p>
      <text:p text:style-name="P12">​</text:p>
      <text:p text:style-name="P11">reference =[<text:span text:style-name="T19">0</text:span>, <text:span text:style-name="T19">1</text:span>, <text:span text:style-name="T19">2</text:span>, <text:span text:style-name="T19">0</text:span>, <text:span text:style-name="T19">0</text:span>, <text:span text:style-name="T19">0</text:span>, <text:span text:style-name="T19">3</text:span>, <text:span text:style-name="T19">0</text:span>, <text:span text:style-name="T19">0</text:span>, <text:span text:style-name="T19">0</text:span>, <text:span text:style-name="T19">2</text:span>, <text:span text:style-name="T19">0</text:span>, <text:span text:style-name="T19">3</text:span>, <text:span text:style-name="T19">3</text:span>, <text:span text:style-name="T19">0</text:span>, <text:span text:style-name="T19">1</text:span>, <text:span text:style-name="T19">2</text:span>, <text:span text:style-name="T19">0</text:span>, <text:span text:style-name="T19">1</text:span>]</text:p>
      <text:p text:style-name="P11"><text:span text:style-name="T5">print</text:span>(<text:span text:style-name="T11">"reference: "</text:span>, reference)</text:p>
      <text:p text:style-name="P12">​</text:p>
      <text:p text:style-name="P15">#------------------------------</text:p>
      <text:p text:style-name="P12">​</text:p>
      <text:p text:style-name="P15"># text_1 = "A football player is Raul Gonzalez"</text:p>
      <text:p text:style-name="P15"># text_2 = "Raul Gonzalez is a football player"</text:p>
      <text:p text:style-name="P15"># text_3 = "Data science is the future"</text:p>
      <text:p text:style-name="P15"># text_4 = "The future is data science"</text:p>
      <text:p text:style-name="P12">​</text:p>
      <text:p text:style-name="P15"># text_1 = nltk.Text(nltk.word_tokenize(text_1))</text:p>
      <text:p text:style-name="P15"># text_2 = nltk.Text(nltk.word_tokenize(text_2))</text:p>
      <text:p text:style-name="P15"># text_3 = nltk.Text(nltk.word_tokenize(text_3))</text:p>
      <text:p text:style-name="P15"># text_4 = nltk.Text(nltk.word_tokenize(text_4))</text:p>
      <text:p text:style-name="P12">​</text:p>
      <text:p text:style-name="P12">​</text:p>
      <text:p text:style-name="P12">​</text:p>
      <text:p text:style-name="P15"># new_texts = [text_1, text_2, text_3, text_4]</text:p>
      <text:p text:style-name="P12">​</text:p>
      <text:p text:style-name="P15"># collection_new = nltk.TextCollection(new_texts)</text:p>
      <text:p text:style-name="P12">​</text:p>
      <text:p text:style-name="P15"># print("Number of times Raul appears ", collection_new.tf("Raul", text_1))</text:p>
      <text:p text:style-name="P12">​</text:p>
      <text:p text:style-name="P15"># texts_new = [text_1, text_2, text_3, text_4]</text:p>
      <text:p text:style-name="P15"># new_reference = [0, 0, 1, 1]</text:p>
      <text:p text:style-name="P15"># new_test = cluster_texts(texts_new, 2, distanceFunction)</text:p>
      <text:p text:style-name="P15"># print("New test ", new_test)</text:p>
      <text:p text:style-name="P15"># print("New rand score ", adjusted_rand_score(new_reference, new_test))</text:p>
      <text:p text:style-name="P12">​</text:p>
      <text:p text:style-name="P14">Using Stanford NER...</text:p>
      <text:p text:style-name="P25">Using Stanford NER removing Thomas Baker...</text:p>
      <text:p text:style-name="P25">Removing non-stop words....</text:p>
      <text:p text:style-name="P25">Removing Thomas Baker from the texts...</text:p>
      <text:p text:style-name="P25">Getting text including only named entities according to criteria 1...</text:p>
      <text:p text:style-name="P25">Getting stemmed texts...</text:p>
      <text:p text:style-name="P25">Getting no_tomas_stemmed...</text:p>
      <text:p text:style-name="P25">Getting no_tomas_stemmed_no_stop...</text:p>
      <text:p text:style-name="P25">Getting no_tomas_stemmed_ent1...</text:p>
      <text:p text:style-name="P25">Getting text including only named entities according to criteria 2...</text:p>
      <text:p text:style-name="P25">Getting text including only named entities according to criteria 2 and excluding the words 'Tomas' and 'Baker'</text:p>
      <text:p text:style-name="P25">Getting bigrams in texts</text:p>
      <text:p text:style-name="P25">Getting trigrams in texts</text:p>
      <text:p text:style-name="P25"><text:soft-page-break/>Lemmatizing texts</text:p>
      <text:p text:style-name="P25">Removing repeated words</text:p>
      <text:p text:style-name="P25">reference: <text:s/>[0, 1, 2, 0, 0, 0, 3, 0, 0, 0, 2, 0, 3, 3, 0, 1, 2, 0, 1]</text:p>
      <text:p text:style-name="P3"><text:span text:style-name="Emphasis"><text:span text:style-name="T3">CLUSTER FIJO CON 4 GRUPOS</text:span></text:span></text:p>
      <text:p text:style-name="P5">In [75]:</text:p>
      <text:p text:style-name="P11"><draw:frame draw:style-name="fr1" draw:name="Frame50" text:anchor-type="char" svg:width="12.4583in" draw:z-index="13"><draw:text-box fo:min-height="0.0161in"><text:p text:style-name="Text_20_body"/></draw:text-box></draw:frame><draw:frame draw:style-name="fr1" draw:name="Frame49" text:anchor-type="char" svg:width="12.4583in" draw:z-index="14"><draw:text-box fo:min-height="0.0161in"><text:p text:style-name="Text_20_body"/></draw:text-box></draw:frame>tested_models = {}</text:p>
      <text:p text:style-name="P11">fix_grouping = <text:span text:style-name="T19">4</text:span></text:p>
      <text:p text:style-name="P11"><text:span text:style-name="T6">for</text:span> cluster_mode <text:span text:style-name="T6">in</text:span> clustering_modes:</text:p>
      <text:p text:style-name="P12"><text:s text:c="4"/><text:span text:style-name="T15">tested_models[cluster_mode] = {}</text:span></text:p>
      <text:p text:style-name="P12"><text:s text:c="4"/><text:span text:style-name="T15">tested_models[cluster_mode][</text:span><text:span text:style-name="T12">"primitive"</text:span><text:span text:style-name="T15">] = cluster_texts(raw_texts,fix_grouping,distanceFunction, cluster_mode)</text:span></text:p>
      <text:p text:style-name="P12"><text:s text:c="4"/><text:span text:style-name="T15">tested_models[cluster_mode][</text:span><text:span text:style-name="T12">"identity_analysis_1"</text:span><text:span text:style-name="T15">] = cluster_texts(named_ent_txts_1,fix_grouping,distanceFunction, cluster_mode)</text:span></text:p>
      <text:p text:style-name="P12"><text:s text:c="4"/><text:span text:style-name="T15">tested_models[cluster_mode][</text:span><text:span text:style-name="T12">"stemmed_txts"</text:span><text:span text:style-name="T15">] = cluster_texts(stemmed_txts,fix_grouping,distanceFunction, cluster_mode)</text:span></text:p>
      <text:p text:style-name="P12"><text:s text:c="4"/><text:span text:style-name="T15">tested_models[cluster_mode][</text:span><text:span text:style-name="T12">"no_tomas_baker"</text:span><text:span text:style-name="T15">] = cluster_texts(texts_no_thomas_baker,fix_grouping,distanceFunction, cluster_mode)</text:span></text:p>
      <text:p text:style-name="P12"><text:s text:c="4"/><text:span text:style-name="T15">tested_models[cluster_mode][</text:span><text:span text:style-name="T12">"no_stop_words"</text:span><text:span text:style-name="T15">] = cluster_texts(texts_no_stop_words,fix_grouping,distanceFunction, cluster_mode)</text:span></text:p>
      <text:p text:style-name="P12"><text:s text:c="4"/><text:span text:style-name="T15">tested_models[cluster_mode][</text:span><text:span text:style-name="T12">"no_tomas_stemmed"</text:span><text:span text:style-name="T15">] = cluster_texts(no_tomas_stemmed_txts,fix_grouping,distanceFunction, cluster_mode)</text:span></text:p>
      <text:p text:style-name="P12"><text:s text:c="4"/><text:span text:style-name="T15">tested_models[cluster_mode][</text:span><text:span text:style-name="T12">"no_tomas_stemmed_no_stop"</text:span><text:span text:style-name="T15">] = cluster_texts(no_tomas_stemmed_no_stop_txts,fix_grouping,</text:span></text:p>
      <text:p text:style-name="P12"><text:s text:c="76"/><text:span text:style-name="T15">distanceFunction, cluster_mode)</text:span></text:p>
      <text:p text:style-name="P12"><text:s text:c="4"/><text:span text:style-name="T15">tested_models[cluster_mode][</text:span><text:span text:style-name="T12">"no_tomas_stemmed_ent1"</text:span><text:span text:style-name="T15">] = cluster_texts(no_tomas_stemmed_ent1_txts,fix_grouping,distanceFunction, </text:span></text:p>
      <text:p text:style-name="P12"><text:s text:c="73"/><text:span text:style-name="T15">cluster_mode)</text:span></text:p>
      <text:p text:style-name="P12"><text:s text:c="4"/><text:span text:style-name="T15">tested_models[cluster_mode][</text:span><text:span text:style-name="T12">"identity_analysis_2"</text:span><text:span text:style-name="T15">] = cluster_texts(named_ent_txts_2,fix_grouping,distanceFunction, cluster_mode)</text:span></text:p>
      <text:p text:style-name="P12"><text:s text:c="4"/><text:span text:style-name="T15">tested_models[cluster_mode][</text:span><text:span text:style-name="T12">"named_ent_2_no_tomas_barker"</text:span><text:span text:style-name="T15">] = cluster_texts(named_ent_2_no_tomas_barker_txts,</text:span></text:p>
      <text:p text:style-name="P12"><text:s text:c="61"/><text:span text:style-name="T15">fix_grouping,distanceFunction, cluster_mode)</text:span></text:p>
      <text:p text:style-name="P12"><text:s text:c="4"/><text:span text:style-name="T15">tested_models[cluster_mode][</text:span><text:span text:style-name="T12">'bigrams'</text:span><text:span text:style-name="T15">] = cluster_texts(bigrams_texts,fix_grouping,distanceFunction, cluster_mode)</text:span></text:p>
      <text:p text:style-name="P12"><text:s text:c="4"/><text:span text:style-name="T15">tested_models[cluster_mode][</text:span><text:span text:style-name="T12">'trigrams'</text:span><text:span text:style-name="T15">] = cluster_texts(trigrams_texts, fix_grouping,distanceFunction, cluster_mode)</text:span></text:p>
      <text:p text:style-name="P12"><text:s text:c="4"/><text:span text:style-name="T15">tested_models[cluster_mode][</text:span><text:span text:style-name="T12">'lemmatized'</text:span><text:span text:style-name="T15">] = cluster_texts(lemmatized_texts, fix_grouping,distanceFunction, cluster_mode)</text:span></text:p>
      <text:p text:style-name="P12"><text:s text:c="4"/><text:span text:style-name="T15">tested_models[cluster_mode][</text:span><text:span text:style-name="T12">'no_repeated_words'</text:span><text:span text:style-name="T15">] = cluster_texts(no_repeatedWords_noStopWords,fix_grouping, distanceFunction, cluster_mode)</text:span></text:p>
      <text:p text:style-name="P12"><text:s text:c="4"/><text:span text:style-name="T15">tested_models[cluster_mode][</text:span><text:span text:style-name="T12">'stanford_ner_txts'</text:span><text:span text:style-name="T15">] = cluster_texts(stanford_ner_txts,fix_grouping, </text:span></text:p>
      <text:p text:style-name="P12"><text:s text:c="69"/><text:span text:style-name="T15">distanceFunction, cluster_mode)</text:span></text:p>
      <text:p text:style-name="P12"><text:s text:c="4"/><text:span text:style-name="T15">tested_models[cluster_mode][</text:span><text:span text:style-name="T12">'stanford_ner_no_thomas_baker'</text:span><text:span text:style-name="T15">] = cluster_texts(stanford_ner_no_thomas_baker,fix_grouping, </text:span></text:p>
      <text:p text:style-name="P12"><text:s text:c="69"/><text:span text:style-name="T15">distanceFunction, cluster_mode)</text:span></text:p>
      <text:p text:style-name="P12"><text:s text:c="4"/></text:p>
      <text:p text:style-name="P12">​</text:p>
      <text:p text:style-name="P15"># Evaluation</text:p>
      <text:p text:style-name="P11">tested_models_scores = {}</text:p>
      <text:p text:style-name="P12">​</text:p>
      <text:p text:style-name="P11"><text:span text:style-name="T6">for</text:span> cluster_mode <text:span text:style-name="T6">in</text:span> tested_models:</text:p>
      <text:p text:style-name="P12"><text:soft-page-break/><text:s text:c="4"/><text:span text:style-name="T15">tested_models_scores[cluster_mode] = {}</text:span></text:p>
      <text:p text:style-name="P12"><text:s text:c="4"/><text:span text:style-name="T8">for</text:span><text:span text:style-name="T15"> model </text:span><text:span text:style-name="T8">in</text:span><text:span text:style-name="T15"> tested_models[cluster_mode]:</text:span></text:p>
      <text:p text:style-name="P12"><text:s text:c="8"/><text:span text:style-name="T15">tested_models_scores[cluster_mode][model] = adjusted_rand_score(reference,tested_models[cluster_mode][model])</text:span></text:p>
      <text:p text:style-name="P15"># <text:s text:c="4"/>print("Model ", model, "; rand_score = ", adjusted_rand_score(reference,tested_models[model]))</text:p>
      <text:p text:style-name="P12"><text:s text:c="4"/></text:p>
      <text:p text:style-name="P11"><text:span text:style-name="T6">for</text:span> cluster_mode <text:span text:style-name="T6">in</text:span> tested_models_scores:</text:p>
      <text:p text:style-name="P12"><text:s text:c="4"/><text:span text:style-name="T7">print</text:span><text:span text:style-name="T15">(</text:span><text:span text:style-name="T12">"**************************************"</text:span><text:span text:style-name="T15">)</text:span></text:p>
      <text:p text:style-name="P12"><text:s text:c="4"/><text:span text:style-name="T7">print</text:span><text:span text:style-name="T15">(</text:span><text:span text:style-name="T12">"Getting results for the clustering mode "</text:span><text:span text:style-name="T15">, cluster_mode)</text:span></text:p>
      <text:p text:style-name="P12"><text:s text:c="4"/><text:span text:style-name="T8">for</text:span><text:span text:style-name="T15"> model </text:span><text:span text:style-name="T8">in</text:span><text:span text:style-name="T15"> </text:span><text:span text:style-name="T7">sorted</text:span><text:span text:style-name="T15">(tested_models_scores[cluster_mode].items(), key=operator.itemgetter(</text:span><text:span text:style-name="T20">1</text:span><text:span text:style-name="T15">), reverse=</text:span><text:span text:style-name="T8">True</text:span><text:span text:style-name="T15">):</text:span></text:p>
      <text:p text:style-name="P12"><text:s text:c="8"/><text:span text:style-name="T7">print</text:span><text:span text:style-name="T15">(</text:span><text:span text:style-name="T12">"Model "</text:span><text:span text:style-name="T15">, model[</text:span><text:span text:style-name="T20">0</text:span><text:span text:style-name="T15">], </text:span><text:span text:style-name="T12">"; rand_score = "</text:span><text:span text:style-name="T15">, model[</text:span><text:span text:style-name="T20">1</text:span><text:span text:style-name="T15">])</text:span></text:p>
      <text:p text:style-name="P12"><text:s text:c="4"/><text:span text:style-name="T7">print</text:span><text:span text:style-name="T15">(</text:span><text:span text:style-name="T12">"########################################"</text:span><text:span text:style-name="T15">)</text:span></text:p>
      <text:p text:style-name="P12"><text:s text:c="4"/><text:span text:style-name="T7">print</text:span><text:span text:style-name="T15">(</text:span><text:span text:style-name="T12">"########################################"</text:span><text:span text:style-name="T15">)</text:span></text:p>
      <text:p text:style-name="P14">**************************************</text:p>
      <text:p text:style-name="P25">Getting results for the clustering mode <text:s/>KMeans</text:p>
      <text:p text:style-name="P25">Model <text:s/>identity_analysis_2 ; rand_score = <text:s/>0.2304469273743017</text:p>
      <text:p text:style-name="P25">Model <text:s/>no_tomas_stemmed_no_stop ; rand_score = <text:s/>0.17503392130257805</text:p>
      <text:p text:style-name="P25">Model <text:s/>primitive ; rand_score = <text:s/>0.17503392130257805</text:p>
      <text:p text:style-name="P25">Model <text:s/>no_stop_words ; rand_score = <text:s/>0.1492537313432836</text:p>
      <text:p text:style-name="P25">Model <text:s/>no_tomas_stemmed_ent1 ; rand_score = <text:s/>0.14703968770331813</text:p>
      <text:p text:style-name="P25">Model <text:s/>no_tomas_baker ; rand_score = <text:s/>0.12347354138398917</text:p>
      <text:p text:style-name="P25">Model <text:s/>lemmatized ; rand_score = <text:s/>0.10494931425163982</text:p>
      <text:p text:style-name="P25">Model <text:s/>no_repeated_words ; rand_score = <text:s/>0.0836012861736335</text:p>
      <text:p text:style-name="P25">Model <text:s/>named_ent_2_no_tomas_barker ; rand_score = <text:s/>0.07255936675461744</text:p>
      <text:p text:style-name="P25">Model <text:s/>stanford_ner_no_thomas_baker ; rand_score = <text:s/>0.05510752688172045</text:p>
      <text:p text:style-name="P25">Model <text:s/>stanford_ner_txts ; rand_score = <text:s/>0.051395007342143924</text:p>
      <text:p text:style-name="P25">Model <text:s/>no_tomas_stemmed ; rand_score = <text:s/>0.020352781546811426</text:p>
      <text:p text:style-name="P25">Model <text:s/>stemmed_txts ; rand_score = <text:s/>0.020352781546811426</text:p>
      <text:p text:style-name="P25">Model <text:s/>identity_analysis_1 ; rand_score = <text:s/>-0.05698778833107188</text:p>
      <text:p text:style-name="P25">Model <text:s/>trigrams ; rand_score = <text:s/>-0.058949624866023516</text:p>
      <text:p text:style-name="P25">Model <text:s/>bigrams ; rand_score = <text:s/>-0.058949624866023516</text:p>
      <text:p text:style-name="P25">########################################</text:p>
      <text:p text:style-name="P25">########################################</text:p>
      <text:p text:style-name="P25">**************************************</text:p>
      <text:p text:style-name="P25">Getting results for the clustering mode <text:s/>MiniBatchKMeans</text:p>
      <text:p text:style-name="P25">Model <text:s/>named_ent_2_no_tomas_barker ; rand_score = <text:s/>0.2835195530726257</text:p>
      <text:p text:style-name="P25">Model <text:s/>identity_analysis_2 ; rand_score = <text:s/>0.2835195530726257</text:p>
      <text:p text:style-name="P25">Model <text:s/>no_tomas_stemmed_no_stop ; rand_score = <text:s/>0.17503392130257805</text:p>
      <text:p text:style-name="P25">Model <text:s/>trigrams ; rand_score = <text:s/>0.16176470588235295</text:p>
      <text:p text:style-name="P25">Model <text:s/>no_stop_words ; rand_score = <text:s/>0.1492537313432836</text:p>
      <text:p text:style-name="P25">Model <text:s/>no_tomas_stemmed ; rand_score = <text:s/>0.12347354138398917</text:p>
      <text:p text:style-name="P25">Model <text:s/>stemmed_txts ; rand_score = <text:s/>0.12347354138398917</text:p>
      <text:p text:style-name="P25">Model <text:s/>primitive ; rand_score = <text:s/>0.12347354138398917</text:p>
      <text:p text:style-name="P25">Model <text:s/>no_tomas_baker ; rand_score = <text:s/>0.12347354138398917</text:p>
      <text:p text:style-name="P25">Model <text:s/>stanford_ner_no_thomas_baker ; rand_score = <text:s/>0.07374999999999998</text:p>
      <text:p text:style-name="P25">Model <text:s/>stanford_ner_txts ; rand_score = <text:s/>0.051395007342143924</text:p>
      <text:p text:style-name="P25">Model <text:s/>lemmatized ; rand_score = <text:s/>-0.058949624866023516</text:p>
      <text:p text:style-name="P25">Model <text:s/>identity_analysis_1 ; rand_score = <text:s/>-0.060570071258907406</text:p>
      <text:p text:style-name="P25">Model <text:s/>no_tomas_stemmed_ent1 ; rand_score = <text:s/>-0.060570071258907406</text:p>
      <text:p text:style-name="P25">Model <text:s/>bigrams ; rand_score = <text:s/>-0.08302354399008675</text:p>
      <text:p text:style-name="P25">Model <text:s/>no_repeated_words ; rand_score = <text:s/>-0.09615384615384613</text:p>
      <text:p text:style-name="P25">########################################</text:p>
      <text:p text:style-name="P25">########################################</text:p>
      <text:p text:style-name="P25">**************************************</text:p>
      <text:p text:style-name="P25">Getting results for the clustering mode <text:s/>AgglomerativeClustering</text:p>
      <text:p text:style-name="P25">Model <text:s/>no_tomas_stemmed_ent1 ; rand_score = <text:s/>0.7446236559139784</text:p>
      <text:p text:style-name="P25">Model <text:s/>named_ent_2_no_tomas_barker ; rand_score = <text:s/>0.7446236559139784</text:p>
      <text:p text:style-name="P25">Model <text:s/>trigrams ; rand_score = <text:s/>0.49316851008458035</text:p>
      <text:p text:style-name="P25">Model <text:s/>stanford_ner_no_thomas_baker ; rand_score = <text:s/>0.4809976247030879</text:p>
      <text:p text:style-name="P25"><text:soft-page-break/>Model <text:s/>stanford_ner_txts ; rand_score = <text:s/>0.34076827757125155</text:p>
      <text:p text:style-name="P25">Model <text:s/>no_repeated_words ; rand_score = <text:s/>0.33371040723981904</text:p>
      <text:p text:style-name="P25">Model <text:s/>bigrams ; rand_score = <text:s/>0.20233998623537508</text:p>
      <text:p text:style-name="P25">Model <text:s/>identity_analysis_1 ; rand_score = <text:s/>0.16176470588235295</text:p>
      <text:p text:style-name="P25">Model <text:s/>lemmatized ; rand_score = <text:s/>0.06323687031082535</text:p>
      <text:p text:style-name="P25">Model <text:s/>identity_analysis_2 ; rand_score = <text:s/>0.06323687031082535</text:p>
      <text:p text:style-name="P25">Model <text:s/>no_tomas_stemmed ; rand_score = <text:s/>-0.060570071258907406</text:p>
      <text:p text:style-name="P25">Model <text:s/>no_tomas_stemmed_no_stop ; rand_score = <text:s/>-0.09250000000000001</text:p>
      <text:p text:style-name="P25">Model <text:s/>stemmed_txts ; rand_score = <text:s/>-0.09250000000000001</text:p>
      <text:p text:style-name="P25">Model <text:s/>no_stop_words ; rand_score = <text:s/>-0.10854816824966075</text:p>
      <text:p text:style-name="P25">Model <text:s/>no_tomas_baker ; rand_score = <text:s/>-0.1301115241635688</text:p>
      <text:p text:style-name="P25">Model <text:s/>primitive ; rand_score = <text:s/>-0.1496421600520495</text:p>
      <text:p text:style-name="P26">########################################</text:p>
      <text:p text:style-name="P3"><text:span text:style-name="Emphasis"><text:span text:style-name="T3"/></text:span></text:p>
      <text:p text:style-name="P3"><text:span text:style-name="Emphasis"><text:span text:style-name="T3"/></text:span></text:p>
      <text:p text:style-name="P4"><text:span text:style-name="Emphasis"><text:span text:style-name="T22">Como se ha comentado, el número perfecto de clusterización se sabe de antemano, siendo éste de 4. Sin embargo, un bueno algoritmo de clusterización automática debería poder sacar el número óptimo sin tener que indicárselo previamente. Por ello, utilizamos la última ténica. </text:span></text:span></text:p>
      <text:p text:style-name="P4"><text:span text:style-name="Emphasis"><text:span text:style-name="T22"/></text:span></text:p>
      <text:p text:style-name="P4"><text:span text:style-name="Emphasis"><text:span text:style-name="T22">En esta técnica, volveremos a ejecutar los 3 algoritmos de clusterización y todas las técnicas previamente utililzadas pero en este caso, variando el número de clusters a priori desde 0 hasta 10. </text:span></text:span><text:span text:style-name="Emphasis"><text:span text:style-name="T23">Así compararemos</text:span></text:span><text:span text:style-name="Emphasis"><text:span text:style-name="T22"> si las técnicas utilizadas dan buenos resultados en la clusterización de 4 frente al resto de números. Esto indicará que esa técnica o técnicas son las que dan mejores resultados, ya que el número óptimo de grup</text:span></text:span><text:span text:style-name="Emphasis"><text:span text:style-name="T23">os</text:span></text:span><text:span text:style-name="Emphasis"><text:span text:style-name="T22"> lo conocemos y es de 4.</text:span></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text:span></text:p>
      <text:p text:style-name="P3"><text:span text:style-name="Emphasis"><text:span text:style-name="T3">DIFERENTE NÚMERO DE CLUSTERS</text:span></text:span></text:p>
      <text:p text:style-name="P5">In [76]:</text:p>
      <text:p text:style-name="P11"><draw:frame draw:style-name="fr1" draw:name="Frame53" text:anchor-type="char" svg:width="12.0209in" draw:z-index="15"><draw:text-box fo:min-height="0.0161in"><text:p text:style-name="Text_20_body"/></draw:text-box></draw:frame><draw:frame draw:style-name="fr1" draw:name="Frame52" text:anchor-type="char" svg:width="12.0209in" draw:z-index="16"><draw:text-box fo:min-height="0.0161in"><text:p text:style-name="Text_20_body"/></draw:text-box></draw:frame>tested_models = {}</text:p>
      <text:p text:style-name="P11">top_cluster = <text:span text:style-name="T19">4</text:span></text:p>
      <text:p text:style-name="P11">best_scores_all_clusters = {}</text:p>
      <text:p text:style-name="P11">best_scores_Realcluster = {}</text:p>
      <text:p text:style-name="P11">real_cluster_grouping = <text:span text:style-name="T19">4</text:span></text:p>
      <text:p text:style-name="P11">init_scores = <text:span text:style-name="T9">-</text:span><text:span text:style-name="T19">999999</text:span></text:p>
      <text:p text:style-name="P11"><text:span text:style-name="T6">for</text:span> cluster_mode <text:span text:style-name="T6">in</text:span> clustering_modes:</text:p>
      <text:p text:style-name="P12"><text:s text:c="4"/><text:span text:style-name="T15">best_scores_all_clusters[cluster_mode] = {}</text:span></text:p>
      <text:p text:style-name="P12"><text:s text:c="4"/><text:span text:style-name="T15">best_scores_Realcluster[cluster_mode] = {}</text:span></text:p>
      <text:p text:style-name="P12">​</text:p>
      <text:p text:style-name="P11"><text:span text:style-name="T6">for</text:span> cluster <text:span text:style-name="T6">in</text:span> <text:span text:style-name="T5">range</text:span>(<text:span text:style-name="T19">1</text:span>,top_cluster<text:span text:style-name="T9">+</text:span><text:span text:style-name="T19">1</text:span>):</text:p>
      <text:p text:style-name="P12"><text:s text:c="4"/><text:span text:style-name="T15">fix_grouping = cluster</text:span></text:p>
      <text:p text:style-name="P12"><text:s text:c="4"/><text:span text:style-name="T7">print</text:span><text:span text:style-name="T15">(</text:span><text:span text:style-name="T12">'CLASIFICATION WITH '</text:span><text:span text:style-name="T15"> </text:span><text:span text:style-name="T10">+</text:span><text:span text:style-name="T15"> </text:span><text:span text:style-name="T7">str</text:span><text:span text:style-name="T15">(fix_grouping) </text:span><text:span text:style-name="T10">+</text:span><text:span text:style-name="T15"> </text:span><text:span text:style-name="T12">' CLUSTERS'</text:span><text:span text:style-name="T15">)</text:span></text:p>
      <text:p text:style-name="P12"><text:s text:c="4"/><text:span text:style-name="T8">for</text:span><text:span text:style-name="T15"> cluster_mode </text:span><text:span text:style-name="T8">in</text:span><text:span text:style-name="T15"> clustering_modes:</text:span></text:p>
      <text:p text:style-name="P12"><text:s text:c="8"/><text:span text:style-name="T15">tested_models[cluster_mode] = {} <text:s text:c="7"/></text:span></text:p>
      <text:p text:style-name="P12"><text:s text:c="8"/><text:span text:style-name="T15">tested_models[cluster_mode][</text:span><text:span text:style-name="T12">"primitive"</text:span><text:span text:style-name="T15">] = cluster_texts(raw_texts,fix_grouping,distanceFunction, cluster_mode)</text:span></text:p>
      <text:p text:style-name="P12"><text:s text:c="8"/><text:span text:style-name="T15">tested_models[cluster_mode][</text:span><text:span text:style-name="T12">"identity_analysis_1"</text:span><text:span text:style-name="T15">] = cluster_texts(named_ent_txts_1,fix_grouping,distanceFunction, cluster_mode)</text:span></text:p>
      <text:p text:style-name="P12"><text:s text:c="8"/><text:span text:style-name="T15">tested_models[cluster_mode][</text:span><text:span text:style-name="T12">"stemmed_txts"</text:span><text:span text:style-name="T15">] = cluster_texts(stemmed_txts,fix_grouping,distanceFunction, cluster_mode)</text:span></text:p>
      <text:p text:style-name="P12"><text:soft-page-break/><text:s text:c="8"/><text:span text:style-name="T15">tested_models[cluster_mode][</text:span><text:span text:style-name="T12">"no_tomas_baker"</text:span><text:span text:style-name="T15">] = cluster_texts(texts_no_thomas_baker,fix_grouping,distanceFunction, cluster_mode)</text:span></text:p>
      <text:p text:style-name="P12"><text:s text:c="8"/><text:span text:style-name="T15">tested_models[cluster_mode][</text:span><text:span text:style-name="T12">"no_stop_words"</text:span><text:span text:style-name="T15">] = cluster_texts(texts_no_stop_words,fix_grouping,distanceFunction, cluster_mode)</text:span></text:p>
      <text:p text:style-name="P12"><text:s text:c="8"/><text:span text:style-name="T15">tested_models[cluster_mode][</text:span><text:span text:style-name="T12">"no_tomas_stemmed"</text:span><text:span text:style-name="T15">] = cluster_texts(no_tomas_stemmed_txts,fix_grouping,distanceFunction, cluster_mode)</text:span></text:p>
      <text:p text:style-name="P12"><text:s text:c="8"/><text:span text:style-name="T15">tested_models[cluster_mode][</text:span><text:span text:style-name="T12">"no_tomas_stemmed_no_stop"</text:span><text:span text:style-name="T15">] = cluster_texts(no_tomas_stemmed_no_stop_txts,fix_grouping,</text:span></text:p>
      <text:p text:style-name="P12"><text:s text:c="80"/><text:span text:style-name="T15">distanceFunction, cluster_mode)</text:span></text:p>
      <text:p text:style-name="P12"><text:s text:c="8"/><text:span text:style-name="T15">tested_models[cluster_mode][</text:span><text:span text:style-name="T12">"no_tomas_stemmed_ent1"</text:span><text:span text:style-name="T15">] = cluster_texts(no_tomas_stemmed_ent1_txts,fix_grouping,distanceFunction, </text:span></text:p>
      <text:p text:style-name="P12"><text:s text:c="77"/><text:span text:style-name="T15">cluster_mode)</text:span></text:p>
      <text:p text:style-name="P12"><text:s text:c="8"/><text:span text:style-name="T15">tested_models[cluster_mode][</text:span><text:span text:style-name="T12">"identity_analysis_2"</text:span><text:span text:style-name="T15">] = cluster_texts(named_ent_txts_2,fix_grouping,distanceFunction, cluster_mode)</text:span></text:p>
      <text:p text:style-name="P12"><text:s text:c="8"/><text:span text:style-name="T15">tested_models[cluster_mode][</text:span><text:span text:style-name="T12">"named_ent_2_no_tomas_barker"</text:span><text:span text:style-name="T15">] = cluster_texts(named_ent_2_no_tomas_barker_txts,</text:span></text:p>
      <text:p text:style-name="P12"><text:s text:c="65"/><text:span text:style-name="T15">fix_grouping,distanceFunction, cluster_mode)</text:span></text:p>
      <text:p text:style-name="P12"><text:s text:c="8"/><text:span text:style-name="T15">tested_models[cluster_mode][</text:span><text:span text:style-name="T12">'bigrams'</text:span><text:span text:style-name="T15">] = cluster_texts(bigrams_texts,fix_grouping,distanceFunction, cluster_mode)</text:span></text:p>
      <text:p text:style-name="P12"><text:s text:c="8"/><text:span text:style-name="T15">tested_models[cluster_mode][</text:span><text:span text:style-name="T12">'trigrams'</text:span><text:span text:style-name="T15">] = cluster_texts(trigrams_texts, fix_grouping,distanceFunction, cluster_mode)</text:span></text:p>
      <text:p text:style-name="P12"><text:s text:c="8"/><text:span text:style-name="T15">tested_models[cluster_mode][</text:span><text:span text:style-name="T12">'lemmatized'</text:span><text:span text:style-name="T15">] = cluster_texts(lemmatized_texts, fix_grouping,distanceFunction, cluster_mode)</text:span></text:p>
      <text:p text:style-name="P12"><text:s text:c="8"/><text:span text:style-name="T15">tested_models[cluster_mode][</text:span><text:span text:style-name="T12">'no_repeated_words'</text:span><text:span text:style-name="T15">] = cluster_texts(no_repeatedWords_noStopWords,</text:span></text:p>
      <text:p text:style-name="P12"><text:s text:c="73"/><text:span text:style-name="T15">fix_grouping, distanceFunction, cluster_mode)</text:span></text:p>
      <text:p text:style-name="P12"><text:s text:c="8"/></text:p>
      <text:p text:style-name="P12"><text:s text:c="8"/></text:p>
      <text:p text:style-name="P12"><text:s text:c="8"/><text:span text:style-name="T15">tested_models[cluster_mode][</text:span><text:span text:style-name="T12">'stanford_ner_txts'</text:span><text:span text:style-name="T15">] = cluster_texts(stanford_ner_txts,fix_grouping, </text:span></text:p>
      <text:p text:style-name="P12"><text:s text:c="69"/><text:span text:style-name="T15">distanceFunction, cluster_mode)</text:span></text:p>
      <text:p text:style-name="P12"><text:s text:c="8"/><text:span text:style-name="T15">tested_models[cluster_mode][</text:span><text:span text:style-name="T12">'stanford_ner_no_thomas_baker'</text:span><text:span text:style-name="T15">] = cluster_texts(stanford_ner_no_thomas_baker,fix_grouping, </text:span></text:p>
      <text:p text:style-name="P12"><text:s text:c="69"/><text:span text:style-name="T15">distanceFunction, cluster_mode)</text:span></text:p>
      <text:p text:style-name="P12"><text:s text:c="16"/></text:p>
      <text:p text:style-name="P12">​</text:p>
      <text:p text:style-name="P12"><text:s text:c="4"/><text:span text:style-name="T18"># Evaluation</text:span></text:p>
      <text:p text:style-name="P12"><text:s text:c="4"/><text:span text:style-name="T15">tested_models_scores = {}</text:span></text:p>
      <text:p text:style-name="P12">​</text:p>
      <text:p text:style-name="P12"><text:s text:c="4"/><text:span text:style-name="T8">for</text:span><text:span text:style-name="T15"> cluster_mode </text:span><text:span text:style-name="T8">in</text:span><text:span text:style-name="T15"> tested_models:</text:span></text:p>
      <text:p text:style-name="P12"><text:s text:c="8"/><text:span text:style-name="T15">tested_models_scores[cluster_mode] = {} <text:s text:c="7"/></text:span></text:p>
      <text:p text:style-name="P12"><text:s text:c="8"/><text:span text:style-name="T8">for</text:span><text:span text:style-name="T15"> model </text:span><text:span text:style-name="T8">in</text:span><text:span text:style-name="T15"> tested_models[cluster_mode]: <text:s text:c="11"/></text:span></text:p>
      <text:p text:style-name="P12"><text:s text:c="12"/><text:span text:style-name="T15">tested_models_scores[cluster_mode][model] = adjusted_rand_score(reference,tested_models[cluster_mode][model])</text:span></text:p>
      <text:p text:style-name="P12"><text:s text:c="12"/></text:p>
      <text:p text:style-name="P12"><text:s text:c="12"/><text:span text:style-name="T18"># Calculate the max score for each model, each custer amount</text:span></text:p>
      <text:p text:style-name="P12"><text:s text:c="12"/><text:span text:style-name="T8">if</text:span><text:span text:style-name="T15"> model </text:span><text:span text:style-name="T8">in</text:span><text:span text:style-name="T15"> best_scores_all_clusters[cluster_mode].keys():</text:span></text:p>
      <text:p text:style-name="P12"><text:s text:c="16"/><text:span text:style-name="T8">if</text:span><text:span text:style-name="T15"> best_scores_all_clusters[cluster_mode][model][</text:span><text:span text:style-name="T12">'score'</text:span><text:span text:style-name="T15">] </text:span><text:span text:style-name="T10">&lt;</text:span><text:span text:style-name="T15">= tested_models_scores[cluster_mode][model]:</text:span></text:p>
      <text:p text:style-name="P12"><text:s text:c="20"/><text:span text:style-name="T15">best_scores_all_clusters[cluster_mode][model][</text:span><text:span text:style-name="T12">'cluster'</text:span><text:span text:style-name="T15">] = cluster</text:span></text:p>
      <text:p text:style-name="P12"><text:s text:c="20"/><text:span text:style-name="T15">best_scores_all_clusters[cluster_mode][model][</text:span><text:span text:style-name="T12">'score'</text:span><text:span text:style-name="T15">] = tested_models_scores[cluster_mode][model] </text:span></text:p>
      <text:p text:style-name="P12"><text:s text:c="12"/><text:span text:style-name="T8">else</text:span><text:span text:style-name="T15">:</text:span></text:p>
      <text:p text:style-name="P12"><text:s text:c="16"/><text:span text:style-name="T15">best_scores_all_clusters[cluster_mode][model] = {}</text:span></text:p>
      <text:p text:style-name="P12"><text:s text:c="16"/><text:span text:style-name="T15">best_scores_all_clusters[cluster_mode][model][</text:span><text:span text:style-name="T12">'cluster'</text:span><text:span text:style-name="T15">] = cluster</text:span></text:p>
      <text:p text:style-name="P12"><text:s text:c="16"/><text:span text:style-name="T15">best_scores_all_clusters[cluster_mode][model][</text:span><text:span text:style-name="T12">'score'</text:span><text:span text:style-name="T15">] = init_scores <text:s text:c="3"/></text:span></text:p>
      <text:p text:style-name="P12"><text:s text:c="12"/></text:p>
      <text:p text:style-name="P12"><text:s text:c="12"/><text:span text:style-name="T8">if</text:span><text:span text:style-name="T15"> cluster == real_cluster_grouping:</text:span></text:p>
      <text:p text:style-name="P12"><text:s text:c="16"/><text:span text:style-name="T15">best_scores_Realcluster[cluster_mode][model] = {}</text:span></text:p>
      <text:p text:style-name="P12"><text:s text:c="16"/><text:span text:style-name="T15">best_scores_Realcluster[cluster_mode][model][</text:span><text:span text:style-name="T12">'cluster'</text:span><text:span text:style-name="T15">] = cluster</text:span></text:p>
      <text:p text:style-name="P12"><text:s text:c="16"/><text:span text:style-name="T15">best_scores_Realcluster[cluster_mode][model][</text:span><text:span text:style-name="T12">'score'</text:span><text:span text:style-name="T15">] = tested_models_scores[cluster_mode][model] <text:s text:c="13"/></text:span></text:p>
      <text:p text:style-name="P12"><text:s text:c="4"/></text:p>
      <text:p text:style-name="P12"><text:s text:c="4"/><text:span text:style-name="T8">for</text:span><text:span text:style-name="T15"> cluster_mode </text:span><text:span text:style-name="T8">in</text:span><text:span text:style-name="T15"> tested_models_scores:</text:span></text:p>
      <text:p text:style-name="P12"><text:s text:c="8"/><text:span text:style-name="T7">print</text:span><text:span text:style-name="T15">(</text:span><text:span text:style-name="T12">"**************************************"</text:span><text:span text:style-name="T15">)</text:span></text:p>
      <text:p text:style-name="P12"><text:soft-page-break/><text:s text:c="8"/><text:span text:style-name="T7">print</text:span><text:span text:style-name="T15">(</text:span><text:span text:style-name="T12">"Getting results for the clustering mode "</text:span><text:span text:style-name="T15">, cluster_mode)</text:span></text:p>
      <text:p text:style-name="P12"><text:s text:c="8"/><text:span text:style-name="T8">for</text:span><text:span text:style-name="T15"> model </text:span><text:span text:style-name="T8">in</text:span><text:span text:style-name="T15"> </text:span><text:span text:style-name="T7">sorted</text:span><text:span text:style-name="T15">(tested_models_scores[cluster_mode].items(), key=operator.itemgetter(</text:span><text:span text:style-name="T20">1</text:span><text:span text:style-name="T15">), reverse=</text:span><text:span text:style-name="T8">True</text:span><text:span text:style-name="T15">):</text:span></text:p>
      <text:p text:style-name="P12"><text:s text:c="12"/><text:span text:style-name="T7">print</text:span><text:span text:style-name="T15">(</text:span><text:span text:style-name="T12">"Model "</text:span><text:span text:style-name="T15">, model[</text:span><text:span text:style-name="T20">0</text:span><text:span text:style-name="T15">], </text:span><text:span text:style-name="T12">"; rand_score = "</text:span><text:span text:style-name="T15">, model[</text:span><text:span text:style-name="T20">1</text:span><text:span text:style-name="T15">]) <text:s text:c="11"/></text:span></text:p>
      <text:p text:style-name="P12"><text:s text:c="8"/><text:span text:style-name="T7">print</text:span><text:span text:style-name="T15">(</text:span><text:span text:style-name="T12">"########################################"</text:span><text:span text:style-name="T15">)</text:span></text:p>
      <text:p text:style-name="P12"><text:s text:c="8"/><text:span text:style-name="T7">print</text:span><text:span text:style-name="T15">(</text:span><text:span text:style-name="T12">"########################################\n"</text:span><text:span text:style-name="T15">)</text:span></text:p>
      <text:p text:style-name="P12">​</text:p>
      <text:p text:style-name="P11"><text:span text:style-name="T6">for</text:span> cluster_mode <text:span text:style-name="T6">in</text:span> clustering_modes:</text:p>
      <text:p text:style-name="P12"><text:s text:c="4"/><text:span text:style-name="T7">print</text:span><text:span text:style-name="T15">(</text:span><text:span text:style-name="T12">'/////////////////////////////////'</text:span><text:span text:style-name="T15">)</text:span></text:p>
      <text:p text:style-name="P12"><text:s text:c="4"/><text:span text:style-name="T7">print</text:span><text:span text:style-name="T15">(</text:span><text:span text:style-name="T12">'CLUSTER ALGORITHM: '</text:span><text:span text:style-name="T15">, cluster_mode)</text:span></text:p>
      <text:p text:style-name="P12"><text:s text:c="4"/><text:span text:style-name="T8">for</text:span><text:span text:style-name="T15"> model </text:span><text:span text:style-name="T8">in</text:span><text:span text:style-name="T15"> best_scores_all_clusters[cluster_mode].keys():</text:span></text:p>
      <text:p text:style-name="P12"><text:s text:c="24"/></text:p>
      <text:p text:style-name="P12"><text:s text:c="8"/><text:span text:style-name="T7">print</text:span><text:span text:style-name="T15">(</text:span><text:span text:style-name="T12">'*Model: "'</text:span><text:span text:style-name="T15">, model, </text:span><text:span text:style-name="T12">'". Best cluster agroupation: '</text:span><text:span text:style-name="T15">,</text:span></text:p>
      <text:p text:style-name="P12"><text:s text:c="18"/><text:span text:style-name="T15">best_scores_all_clusters[cluster_mode][model][</text:span><text:span text:style-name="T12">'cluster'</text:span><text:span text:style-name="T15">],</text:span></text:p>
      <text:p text:style-name="P12"><text:s text:c="18"/><text:span text:style-name="T12">' clusters. Score: '</text:span><text:span text:style-name="T15">, </text:span></text:p>
      <text:p text:style-name="P12"><text:s text:c="18"/><text:span text:style-name="T7">str</text:span><text:span text:style-name="T15">(best_scores_all_clusters[cluster_mode][model][</text:span><text:span text:style-name="T12">'score'</text:span><text:span text:style-name="T15">])) </text:span></text:p>
      <text:p text:style-name="P12"><text:s text:c="8"/></text:p>
      <text:p text:style-name="P12"><text:s text:c="8"/><text:span text:style-name="T7">print</text:span><text:span text:style-name="T15">(</text:span><text:span text:style-name="T12">'++Score <text:s/>for the real cluster agroupation ('</text:span><text:span text:style-name="T15">,</text:span><text:span text:style-name="T7">str</text:span><text:span text:style-name="T15">(real_cluster_grouping),</text:span></text:p>
      <text:p text:style-name="P12"><text:s text:c="14"/><text:span text:style-name="T12">') in model '</text:span><text:span text:style-name="T15">, model, </text:span><text:span text:style-name="T12">' is '</text:span><text:span text:style-name="T15">,</text:span></text:p>
      <text:p text:style-name="P12"><text:s text:c="14"/><text:span text:style-name="T7">str</text:span><text:span text:style-name="T15">(best_scores_Realcluster[cluster_mode][model][</text:span><text:span text:style-name="T12">'score'</text:span><text:span text:style-name="T15">])) </text:span></text:p>
      <text:p text:style-name="P12"><text:s text:c="4"/><text:span text:style-name="T7">print</text:span><text:span text:style-name="T15">(</text:span><text:span text:style-name="T12">'/////////////////////////////////\n'</text:span><text:span text:style-name="T15">)</text:span></text:p>
      <text:p text:style-name="P14">CLASIFICATION WITH 1 CLUSTERS</text:p>
      <text:p text:style-name="P25">**************************************</text:p>
      <text:p text:style-name="P25">Getting results for the clustering mode <text:s/>KMeans</text:p>
      <text:p text:style-name="P25">Model <text:s/>no_tomas_stemmed_no_stop ; rand_score = <text:s/>0.0</text:p>
      <text:p text:style-name="P25">Model <text:s/>identity_analysis_1 ; rand_score = <text:s/>0.0</text:p>
      <text:p text:style-name="P25">Model <text:s/>no_tomas_stemmed ; rand_score = <text:s/>0.0</text:p>
      <text:p text:style-name="P25">Model <text:s/>stemmed_txts ; rand_score = <text:s/>0.0</text:p>
      <text:p text:style-name="P25">Model <text:s/>primitive ; rand_score = <text:s/>0.0</text:p>
      <text:p text:style-name="P25">Model <text:s/>trigrams ; rand_score = <text:s/>0.0</text:p>
      <text:p text:style-name="P25">Model <text:s/>bigrams ; rand_score = <text:s/>0.0</text:p>
      <text:p text:style-name="P25">Model <text:s/>no_tomas_stemmed_ent1 ; rand_score = <text:s/>0.0</text:p>
      <text:p text:style-name="P25">Model <text:s/>named_ent_2_no_tomas_barker ; rand_score = <text:s/>0.0</text:p>
      <text:p text:style-name="P25">Model <text:s/>lemmatized ; rand_score = <text:s/>0.0</text:p>
      <text:p text:style-name="P25">Model <text:s/>no_stop_words ; rand_score = <text:s/>0.0</text:p>
      <text:p text:style-name="P25">Model <text:s/>no_tomas_baker ; rand_score = <text:s/>0.0</text:p>
      <text:p text:style-name="P25">Model <text:s/>stanford_ner_no_thomas_baker ; rand_score = <text:s/>0.0</text:p>
      <text:p text:style-name="P25">Model <text:s/>identity_analysis_2 ; rand_score = <text:s/>0.0</text:p>
      <text:p text:style-name="P25">Model <text:s/>no_repeated_words ; rand_score = <text:s/>0.0</text:p>
      <text:p text:style-name="P25">Model <text:s/>stanford_ner_txts ; rand_score = <text:s/>0.0</text:p>
      <text:p text:style-name="P25">########################################</text:p>
      <text:p text:style-name="P25">########################################</text:p>
      <text:p text:style-name="P24"/>
      <text:p text:style-name="P25">**************************************</text:p>
      <text:p text:style-name="P25">Getting results for the clustering mode <text:s/>MiniBatchKMeans</text:p>
      <text:p text:style-name="P25">Model <text:s/>no_tomas_stemmed_no_stop ; rand_score = <text:s/>0.0</text:p>
      <text:p text:style-name="P25">Model <text:s/>identity_analysis_1 ; rand_score = <text:s/>0.0</text:p>
      <text:p text:style-name="P25">Model <text:s/>no_tomas_stemmed ; rand_score = <text:s/>0.0</text:p>
      <text:p text:style-name="P25">Model <text:s/>stemmed_txts ; rand_score = <text:s/>0.0</text:p>
      <text:p text:style-name="P25">Model <text:s/>primitive ; rand_score = <text:s/>0.0</text:p>
      <text:p text:style-name="P25">Model <text:s/>trigrams ; rand_score = <text:s/>0.0</text:p>
      <text:p text:style-name="P25">Model <text:s/>bigrams ; rand_score = <text:s/>0.0</text:p>
      <text:p text:style-name="P25">Model <text:s/>no_tomas_stemmed_ent1 ; rand_score = <text:s/>0.0</text:p>
      <text:p text:style-name="P25">Model <text:s/>named_ent_2_no_tomas_barker ; rand_score = <text:s/>0.0</text:p>
      <text:p text:style-name="P25">Model <text:s/>lemmatized ; rand_score = <text:s/>0.0</text:p>
      <text:p text:style-name="P25">Model <text:s/>no_stop_words ; rand_score = <text:s/>0.0</text:p>
      <text:p text:style-name="P25">Model <text:s/>no_tomas_baker ; rand_score = <text:s/>0.0</text:p>
      <text:p text:style-name="P25">Model <text:s/>stanford_ner_no_thomas_baker ; rand_score = <text:s/>0.0</text:p>
      <text:p text:style-name="P25">Model <text:s/>identity_analysis_2 ; rand_score = <text:s/>0.0</text:p>
      <text:p text:style-name="P25">Model <text:s/>no_repeated_words ; rand_score = <text:s/>0.0</text:p>
      <text:p text:style-name="P25">Model <text:s/>stanford_ner_txts ; rand_score = <text:s/>0.0</text:p>
      <text:p text:style-name="P25"><text:soft-page-break/>########################################</text:p>
      <text:p text:style-name="P25">########################################</text:p>
      <text:p text:style-name="P24"/>
      <text:p text:style-name="P25">**************************************</text:p>
      <text:p text:style-name="P25">Getting results for the clustering mode <text:s/>AgglomerativeClustering</text:p>
      <text:p text:style-name="P25">Model <text:s/>no_tomas_stemmed_no_stop ; rand_score = <text:s/>0.0</text:p>
      <text:p text:style-name="P25">Model <text:s/>identity_analysis_1 ; rand_score = <text:s/>0.0</text:p>
      <text:p text:style-name="P25">Model <text:s/>no_tomas_stemmed ; rand_score = <text:s/>0.0</text:p>
      <text:p text:style-name="P25">Model <text:s/>stemmed_txts ; rand_score = <text:s/>0.0</text:p>
      <text:p text:style-name="P25">Model <text:s/>primitive ; rand_score = <text:s/>0.0</text:p>
      <text:p text:style-name="P25">Model <text:s/>trigrams ; rand_score = <text:s/>0.0</text:p>
      <text:p text:style-name="P25">Model <text:s/>bigrams ; rand_score = <text:s/>0.0</text:p>
      <text:p text:style-name="P25">Model <text:s/>no_tomas_stemmed_ent1 ; rand_score = <text:s/>0.0</text:p>
      <text:p text:style-name="P25">Model <text:s/>named_ent_2_no_tomas_barker ; rand_score = <text:s/>0.0</text:p>
      <text:p text:style-name="P25">Model <text:s/>lemmatized ; rand_score = <text:s/>0.0</text:p>
      <text:p text:style-name="P25">Model <text:s/>no_stop_words ; rand_score = <text:s/>0.0</text:p>
      <text:p text:style-name="P25">Model <text:s/>no_tomas_baker ; rand_score = <text:s/>0.0</text:p>
      <text:p text:style-name="P25">Model <text:s/>stanford_ner_no_thomas_baker ; rand_score = <text:s/>0.0</text:p>
      <text:p text:style-name="P25">Model <text:s/>identity_analysis_2 ; rand_score = <text:s/>0.0</text:p>
      <text:p text:style-name="P25">Model <text:s/>no_repeated_words ; rand_score = <text:s/>0.0</text:p>
      <text:p text:style-name="P25">Model <text:s/>stanford_ner_txts ; rand_score = <text:s/>0.0</text:p>
      <text:p text:style-name="P25">########################################</text:p>
      <text:p text:style-name="P25">########################################</text:p>
      <text:p text:style-name="P24"/>
      <text:p text:style-name="P25">CLASIFICATION WITH 2 CLUSTERS</text:p>
      <text:p text:style-name="P25">**************************************</text:p>
      <text:p text:style-name="P25">Getting results for the clustering mode <text:s/>KMeans</text:p>
      <text:p text:style-name="P25">Model <text:s/>no_tomas_stemmed_no_stop ; rand_score = <text:s/>0.06676204101096801</text:p>
      <text:p text:style-name="P25">Model <text:s/>identity_analysis_1 ; rand_score = <text:s/>0.06676204101096801</text:p>
      <text:p text:style-name="P25">Model <text:s/>no_tomas_stemmed ; rand_score = <text:s/>0.06676204101096801</text:p>
      <text:p text:style-name="P25">Model <text:s/>stemmed_txts ; rand_score = <text:s/>0.06676204101096801</text:p>
      <text:p text:style-name="P25">Model <text:s/>primitive ; rand_score = <text:s/>0.06676204101096801</text:p>
      <text:p text:style-name="P25">Model <text:s/>trigrams ; rand_score = <text:s/>0.06676204101096801</text:p>
      <text:p text:style-name="P25">Model <text:s/>bigrams ; rand_score = <text:s/>0.06676204101096801</text:p>
      <text:p text:style-name="P25">Model <text:s/>no_tomas_stemmed_ent1 ; rand_score = <text:s/>0.06676204101096801</text:p>
      <text:p text:style-name="P25">Model <text:s/>named_ent_2_no_tomas_barker ; rand_score = <text:s/>0.06676204101096801</text:p>
      <text:p text:style-name="P25">Model <text:s/>lemmatized ; rand_score = <text:s/>0.06676204101096801</text:p>
      <text:p text:style-name="P25">Model <text:s/>no_stop_words ; rand_score = <text:s/>0.06676204101096801</text:p>
      <text:p text:style-name="P25">Model <text:s/>no_tomas_baker ; rand_score = <text:s/>0.06676204101096801</text:p>
      <text:p text:style-name="P25">Model <text:s/>identity_analysis_2 ; rand_score = <text:s/>0.06676204101096801</text:p>
      <text:p text:style-name="P25">Model <text:s/>no_repeated_words ; rand_score = <text:s/>0.06676204101096801</text:p>
      <text:p text:style-name="P25">Model <text:s/>stanford_ner_txts ; rand_score = <text:s/>-0.028624766645924053</text:p>
      <text:p text:style-name="P25">Model <text:s/>stanford_ner_no_thomas_baker ; rand_score = <text:s/>-0.11764705882352947</text:p>
      <text:p text:style-name="P25">########################################</text:p>
      <text:p text:style-name="P25">########################################</text:p>
      <text:p text:style-name="P24"/>
      <text:p text:style-name="P25">**************************************</text:p>
      <text:p text:style-name="P25">Getting results for the clustering mode <text:s/>MiniBatchKMeans</text:p>
      <text:p text:style-name="P25">Model <text:s/>no_tomas_stemmed_no_stop ; rand_score = <text:s/>0.06676204101096801</text:p>
      <text:p text:style-name="P25">Model <text:s/>identity_analysis_1 ; rand_score = <text:s/>0.06676204101096801</text:p>
      <text:p text:style-name="P25">Model <text:s/>no_tomas_stemmed ; rand_score = <text:s/>0.06676204101096801</text:p>
      <text:p text:style-name="P25">Model <text:s/>stemmed_txts ; rand_score = <text:s/>0.06676204101096801</text:p>
      <text:p text:style-name="P25">Model <text:s/>primitive ; rand_score = <text:s/>0.06676204101096801</text:p>
      <text:p text:style-name="P25">Model <text:s/>trigrams ; rand_score = <text:s/>0.06676204101096801</text:p>
      <text:p text:style-name="P25">Model <text:s/>bigrams ; rand_score = <text:s/>0.06676204101096801</text:p>
      <text:p text:style-name="P25">Model <text:s/>no_tomas_stemmed_ent1 ; rand_score = <text:s/>0.06676204101096801</text:p>
      <text:p text:style-name="P25">Model <text:s/>lemmatized ; rand_score = <text:s/>0.06676204101096801</text:p>
      <text:p text:style-name="P25">Model <text:s/>no_stop_words ; rand_score = <text:s/>0.06676204101096801</text:p>
      <text:p text:style-name="P25">Model <text:s/>no_tomas_baker ; rand_score = <text:s/>0.06676204101096801</text:p>
      <text:p text:style-name="P25">Model <text:s/>no_repeated_words ; rand_score = <text:s/>0.06676204101096801</text:p>
      <text:p text:style-name="P25">Model <text:s/>named_ent_2_no_tomas_barker ; rand_score = <text:s/>0.014311270125223617</text:p>
      <text:p text:style-name="P25">Model <text:s/>stanford_ner_txts ; rand_score = <text:s/>-0.028624766645924053</text:p>
      <text:p text:style-name="P25"><text:soft-page-break/>Model <text:s/>identity_analysis_2 ; rand_score = <text:s/>-0.05723370429252788</text:p>
      <text:p text:style-name="P25">Model <text:s/>stanford_ner_no_thomas_baker ; rand_score = <text:s/>-0.11764705882352947</text:p>
      <text:p text:style-name="P25">########################################</text:p>
      <text:p text:style-name="P25">########################################</text:p>
      <text:p text:style-name="P24"/>
      <text:p text:style-name="P25">**************************************</text:p>
      <text:p text:style-name="P25">Getting results for the clustering mode <text:s/>AgglomerativeClustering</text:p>
      <text:p text:style-name="P25">Model <text:s/>no_tomas_stemmed_no_stop ; rand_score = <text:s/>0.06676204101096801</text:p>
      <text:p text:style-name="P25">Model <text:s/>no_tomas_stemmed ; rand_score = <text:s/>0.06676204101096801</text:p>
      <text:p text:style-name="P25">Model <text:s/>stemmed_txts ; rand_score = <text:s/>0.06676204101096801</text:p>
      <text:p text:style-name="P25">Model <text:s/>no_tomas_stemmed_ent1 ; rand_score = <text:s/>0.06676204101096801</text:p>
      <text:p text:style-name="P25">Model <text:s/>named_ent_2_no_tomas_barker ; rand_score = <text:s/>0.06676204101096801</text:p>
      <text:p text:style-name="P25">Model <text:s/>lemmatized ; rand_score = <text:s/>0.06676204101096801</text:p>
      <text:p text:style-name="P25">Model <text:s/>stanford_ner_no_thomas_baker ; rand_score = <text:s/>0.06676204101096801</text:p>
      <text:p text:style-name="P25">Model <text:s/>identity_analysis_2 ; rand_score = <text:s/>0.06676204101096801</text:p>
      <text:p text:style-name="P25">Model <text:s/>no_repeated_words ; rand_score = <text:s/>0.06676204101096801</text:p>
      <text:p text:style-name="P25">Model <text:s/>stanford_ner_txts ; rand_score = <text:s/>0.06676204101096801</text:p>
      <text:p text:style-name="P25">Model <text:s/>identity_analysis_1 ; rand_score = <text:s/>-0.005037783375314868</text:p>
      <text:p text:style-name="P25">Model <text:s/>primitive ; rand_score = <text:s/>-0.022185246810870803</text:p>
      <text:p text:style-name="P25">Model <text:s/>no_stop_words ; rand_score = <text:s/>-0.022185246810870803</text:p>
      <text:p text:style-name="P25">Model <text:s/>no_tomas_baker ; rand_score = <text:s/>-0.022185246810870803</text:p>
      <text:p text:style-name="P25">Model <text:s/>trigrams ; rand_score = <text:s/>-0.06008583690987128</text:p>
      <text:p text:style-name="P25">Model <text:s/>bigrams ; rand_score = <text:s/>-0.06008583690987128</text:p>
      <text:p text:style-name="P25">########################################</text:p>
      <text:p text:style-name="P25">########################################</text:p>
      <text:p text:style-name="P24"/>
      <text:p text:style-name="P25">CLASIFICATION WITH 3 CLUSTERS</text:p>
      <text:p text:style-name="P25">**************************************</text:p>
      <text:p text:style-name="P25">Getting results for the clustering mode <text:s/>KMeans</text:p>
      <text:p text:style-name="P25">Model <text:s/>named_ent_2_no_tomas_barker ; rand_score = <text:s/>0.5032679738562091</text:p>
      <text:p text:style-name="P25">Model <text:s/>lemmatized ; rand_score = <text:s/>0.23918846769887883</text:p>
      <text:p text:style-name="P25">Model <text:s/>stemmed_txts ; rand_score = <text:s/>0.14703968770331813</text:p>
      <text:p text:style-name="P25">Model <text:s/>stanford_ner_txts ; rand_score = <text:s/>0.05673758865248223</text:p>
      <text:p text:style-name="P25">Model <text:s/>stanford_ner_no_thomas_baker ; rand_score = <text:s/>0.02247191011235955</text:p>
      <text:p text:style-name="P25">Model <text:s/>no_tomas_stemmed_no_stop ; rand_score = <text:s/>0.001011122345803871</text:p>
      <text:p text:style-name="P25">Model <text:s/>no_tomas_stemmed ; rand_score = <text:s/>0.001011122345803871</text:p>
      <text:p text:style-name="P25">Model <text:s/>primitive ; rand_score = <text:s/>0.001011122345803871</text:p>
      <text:p text:style-name="P25">Model <text:s/>trigrams ; rand_score = <text:s/>0.001011122345803871</text:p>
      <text:p text:style-name="P25">Model <text:s/>bigrams ; rand_score = <text:s/>0.001011122345803871</text:p>
      <text:p text:style-name="P25">Model <text:s/>no_tomas_baker ; rand_score = <text:s/>0.001011122345803871</text:p>
      <text:p text:style-name="P25">Model <text:s/>no_repeated_words ; rand_score = <text:s/>0.001011122345803871</text:p>
      <text:p text:style-name="P25">Model <text:s/>identity_analysis_1 ; rand_score = <text:s/>-0.03636363636363637</text:p>
      <text:p text:style-name="P25">Model <text:s/>no_tomas_stemmed_ent1 ; rand_score = <text:s/>-0.03636363636363637</text:p>
      <text:p text:style-name="P25">Model <text:s/>no_stop_words ; rand_score = <text:s/>-0.044847837693539755</text:p>
      <text:p text:style-name="P25">Model <text:s/>identity_analysis_2 ; rand_score = <text:s/>-0.044847837693539755</text:p>
      <text:p text:style-name="P25">########################################</text:p>
      <text:p text:style-name="P25">########################################</text:p>
      <text:p text:style-name="P24"/>
      <text:p text:style-name="P25">**************************************</text:p>
      <text:p text:style-name="P25">Getting results for the clustering mode <text:s/>MiniBatchKMeans</text:p>
      <text:p text:style-name="P25">Model <text:s/>stanford_ner_txts ; rand_score = <text:s/>0.15814587593728696</text:p>
      <text:p text:style-name="P25">Model <text:s/>identity_analysis_2 ; rand_score = <text:s/>0.12570145903479232</text:p>
      <text:p text:style-name="P25">Model <text:s/>stanford_ner_no_thomas_baker ; rand_score = <text:s/>0.02247191011235955</text:p>
      <text:p text:style-name="P25">Model <text:s/>primitive ; rand_score = <text:s/>0.001011122345803871</text:p>
      <text:p text:style-name="P25">Model <text:s/>trigrams ; rand_score = <text:s/>0.001011122345803871</text:p>
      <text:p text:style-name="P25">Model <text:s/>bigrams ; rand_score = <text:s/>0.001011122345803871</text:p>
      <text:p text:style-name="P25">Model <text:s/>lemmatized ; rand_score = <text:s/>0.001011122345803871</text:p>
      <text:p text:style-name="P25">Model <text:s/>no_stop_words ; rand_score = <text:s/>0.001011122345803871</text:p>
      <text:p text:style-name="P25">Model <text:s/>no_tomas_baker ; rand_score = <text:s/>0.001011122345803871</text:p>
      <text:p text:style-name="P25">Model <text:s/>no_repeated_words ; rand_score = <text:s/>0.001011122345803871</text:p>
      <text:p text:style-name="P25">Model <text:s/>no_tomas_stemmed_ent1 ; rand_score = <text:s/>-0.002244668911335642</text:p>
      <text:p text:style-name="P25">Model <text:s/>identity_analysis_1 ; rand_score = <text:s/>-0.03636363636363637</text:p>
      <text:p text:style-name="P25"><text:soft-page-break/>Model <text:s/>no_tomas_stemmed_no_stop ; rand_score = <text:s/>-0.044847837693539755</text:p>
      <text:p text:style-name="P25">Model <text:s/>no_tomas_stemmed ; rand_score = <text:s/>-0.044847837693539755</text:p>
      <text:p text:style-name="P25">Model <text:s/>stemmed_txts ; rand_score = <text:s/>-0.044847837693539755</text:p>
      <text:p text:style-name="P25">Model <text:s/>named_ent_2_no_tomas_barker ; rand_score = <text:s/>-0.044847837693539755</text:p>
      <text:p text:style-name="P25">########################################</text:p>
      <text:p text:style-name="P25">########################################</text:p>
      <text:p text:style-name="P24"/>
      <text:p text:style-name="P25">**************************************</text:p>
      <text:p text:style-name="P25">Getting results for the clustering mode <text:s/>AgglomerativeClustering</text:p>
      <text:p text:style-name="P25">Model <text:s/>named_ent_2_no_tomas_barker ; rand_score = <text:s/>0.6341463414634146</text:p>
      <text:p text:style-name="P25">Model <text:s/>no_tomas_stemmed_ent1 ; rand_score = <text:s/>0.5140073081607796</text:p>
      <text:p text:style-name="P25">Model <text:s/>stanford_ner_no_thomas_baker ; rand_score = <text:s/>0.38159371492704824</text:p>
      <text:p text:style-name="P25">Model <text:s/>trigrams ; rand_score = <text:s/>0.27565982404692085</text:p>
      <text:p text:style-name="P25">Model <text:s/>no_repeated_words ; rand_score = <text:s/>0.23918846769887883</text:p>
      <text:p text:style-name="P25">Model <text:s/>stanford_ner_txts ; rand_score = <text:s/>0.1354903943377149</text:p>
      <text:p text:style-name="P25">Model <text:s/>bigrams ; rand_score = <text:s/>0.09759271307742352</text:p>
      <text:p text:style-name="P25">Model <text:s/>identity_analysis_2 ; rand_score = <text:s/>0.05659369994660974</text:p>
      <text:p text:style-name="P25">Model <text:s/>identity_analysis_1 ; rand_score = <text:s/>0.001011122345803871</text:p>
      <text:p text:style-name="P25">Model <text:s/>lemmatized ; rand_score = <text:s/>0.001011122345803871</text:p>
      <text:p text:style-name="P25">Model <text:s/>no_tomas_stemmed_no_stop ; rand_score = <text:s/>-0.002244668911335642</text:p>
      <text:p text:style-name="P25">Model <text:s/>no_tomas_stemmed ; rand_score = <text:s/>-0.002244668911335642</text:p>
      <text:p text:style-name="P25">Model <text:s/>stemmed_txts ; rand_score = <text:s/>-0.002244668911335642</text:p>
      <text:p text:style-name="P25">Model <text:s/>no_stop_words ; rand_score = <text:s/>-0.06576402321083177</text:p>
      <text:p text:style-name="P25">Model <text:s/>no_tomas_baker ; rand_score = <text:s/>-0.0809384164222874</text:p>
      <text:p text:style-name="P25">Model <text:s/>primitive ; rand_score = <text:s/>-0.11351017890191237</text:p>
      <text:p text:style-name="P25">########################################</text:p>
      <text:p text:style-name="P25">########################################</text:p>
      <text:p text:style-name="P24"/>
      <text:p text:style-name="P25">CLASIFICATION WITH 4 CLUSTERS</text:p>
      <text:p text:style-name="P25">**************************************</text:p>
      <text:p text:style-name="P25">Getting results for the clustering mode <text:s/>KMeans</text:p>
      <text:p text:style-name="P25">Model <text:s/>identity_analysis_2 ; rand_score = <text:s/>0.2304469273743017</text:p>
      <text:p text:style-name="P25">Model <text:s/>no_tomas_stemmed_no_stop ; rand_score = <text:s/>0.17503392130257805</text:p>
      <text:p text:style-name="P25">Model <text:s/>primitive ; rand_score = <text:s/>0.17503392130257805</text:p>
      <text:p text:style-name="P25">Model <text:s/>no_stop_words ; rand_score = <text:s/>0.1492537313432836</text:p>
      <text:p text:style-name="P25">Model <text:s/>no_tomas_stemmed_ent1 ; rand_score = <text:s/>0.14703968770331813</text:p>
      <text:p text:style-name="P25">Model <text:s/>no_tomas_baker ; rand_score = <text:s/>0.12347354138398917</text:p>
      <text:p text:style-name="P25">Model <text:s/>lemmatized ; rand_score = <text:s/>0.10494931425163982</text:p>
      <text:p text:style-name="P25">Model <text:s/>no_repeated_words ; rand_score = <text:s/>0.0836012861736335</text:p>
      <text:p text:style-name="P25">Model <text:s/>named_ent_2_no_tomas_barker ; rand_score = <text:s/>0.07255936675461744</text:p>
      <text:p text:style-name="P25">Model <text:s/>stanford_ner_no_thomas_baker ; rand_score = <text:s/>0.05510752688172045</text:p>
      <text:p text:style-name="P25">Model <text:s/>stanford_ner_txts ; rand_score = <text:s/>0.051395007342143924</text:p>
      <text:p text:style-name="P25">Model <text:s/>no_tomas_stemmed ; rand_score = <text:s/>0.020352781546811426</text:p>
      <text:p text:style-name="P25">Model <text:s/>stemmed_txts ; rand_score = <text:s/>0.020352781546811426</text:p>
      <text:p text:style-name="P25">Model <text:s/>identity_analysis_1 ; rand_score = <text:s/>-0.05698778833107188</text:p>
      <text:p text:style-name="P25">Model <text:s/>trigrams ; rand_score = <text:s/>-0.058949624866023516</text:p>
      <text:p text:style-name="P25">Model <text:s/>bigrams ; rand_score = <text:s/>-0.058949624866023516</text:p>
      <text:p text:style-name="P25">########################################</text:p>
      <text:p text:style-name="P25">########################################</text:p>
      <text:p text:style-name="P24"/>
      <text:p text:style-name="P25">**************************************</text:p>
      <text:p text:style-name="P25">Getting results for the clustering mode <text:s/>MiniBatchKMeans</text:p>
      <text:p text:style-name="P25">Model <text:s/>named_ent_2_no_tomas_barker ; rand_score = <text:s/>0.2835195530726257</text:p>
      <text:p text:style-name="P25">Model <text:s/>identity_analysis_2 ; rand_score = <text:s/>0.2835195530726257</text:p>
      <text:p text:style-name="P25">Model <text:s/>no_tomas_stemmed_no_stop ; rand_score = <text:s/>0.17503392130257805</text:p>
      <text:p text:style-name="P25">Model <text:s/>trigrams ; rand_score = <text:s/>0.16176470588235295</text:p>
      <text:p text:style-name="P25">Model <text:s/>no_stop_words ; rand_score = <text:s/>0.1492537313432836</text:p>
      <text:p text:style-name="P25">Model <text:s/>no_tomas_stemmed ; rand_score = <text:s/>0.12347354138398917</text:p>
      <text:p text:style-name="P25">Model <text:s/>stemmed_txts ; rand_score = <text:s/>0.12347354138398917</text:p>
      <text:p text:style-name="P25">Model <text:s/>primitive ; rand_score = <text:s/>0.12347354138398917</text:p>
      <text:p text:style-name="P25">Model <text:s/>no_tomas_baker ; rand_score = <text:s/>0.12347354138398917</text:p>
      <text:p text:style-name="P25">Model <text:s/>stanford_ner_no_thomas_baker ; rand_score = <text:s/>0.07374999999999998</text:p>
      <text:p text:style-name="P25"><text:soft-page-break/>Model <text:s/>stanford_ner_txts ; rand_score = <text:s/>0.051395007342143924</text:p>
      <text:p text:style-name="P25">Model <text:s/>lemmatized ; rand_score = <text:s/>-0.058949624866023516</text:p>
      <text:p text:style-name="P25">Model <text:s/>identity_analysis_1 ; rand_score = <text:s/>-0.060570071258907406</text:p>
      <text:p text:style-name="P25">Model <text:s/>no_tomas_stemmed_ent1 ; rand_score = <text:s/>-0.060570071258907406</text:p>
      <text:p text:style-name="P25">Model <text:s/>bigrams ; rand_score = <text:s/>-0.08302354399008675</text:p>
      <text:p text:style-name="P25">Model <text:s/>no_repeated_words ; rand_score = <text:s/>-0.09615384615384613</text:p>
      <text:p text:style-name="P25">########################################</text:p>
      <text:p text:style-name="P25">########################################</text:p>
      <text:p text:style-name="P24"/>
      <text:p text:style-name="P25">**************************************</text:p>
      <text:p text:style-name="P25">Getting results for the clustering mode <text:s/>AgglomerativeClustering</text:p>
      <text:p text:style-name="P25">Model <text:s/>no_tomas_stemmed_ent1 ; rand_score = <text:s/>0.7446236559139784</text:p>
      <text:p text:style-name="P25">Model <text:s/>named_ent_2_no_tomas_barker ; rand_score = <text:s/>0.7446236559139784</text:p>
      <text:p text:style-name="P25">Model <text:s/>trigrams ; rand_score = <text:s/>0.49316851008458035</text:p>
      <text:p text:style-name="P25">Model <text:s/>stanford_ner_no_thomas_baker ; rand_score = <text:s/>0.4809976247030879</text:p>
      <text:p text:style-name="P25">Model <text:s/>stanford_ner_txts ; rand_score = <text:s/>0.34076827757125155</text:p>
      <text:p text:style-name="P25">Model <text:s/>no_repeated_words ; rand_score = <text:s/>0.33371040723981904</text:p>
      <text:p text:style-name="P25">Model <text:s/>bigrams ; rand_score = <text:s/>0.20233998623537508</text:p>
      <text:p text:style-name="P25">Model <text:s/>identity_analysis_1 ; rand_score = <text:s/>0.16176470588235295</text:p>
      <text:p text:style-name="P25">Model <text:s/>lemmatized ; rand_score = <text:s/>0.06323687031082535</text:p>
      <text:p text:style-name="P25">Model <text:s/>identity_analysis_2 ; rand_score = <text:s/>0.06323687031082535</text:p>
      <text:p text:style-name="P25">Model <text:s/>no_tomas_stemmed ; rand_score = <text:s/>-0.060570071258907406</text:p>
      <text:p text:style-name="P25">Model <text:s/>no_tomas_stemmed_no_stop ; rand_score = <text:s/>-0.09250000000000001</text:p>
      <text:p text:style-name="P25">Model <text:s/>stemmed_txts ; rand_score = <text:s/>-0.09250000000000001</text:p>
      <text:p text:style-name="P25">Model <text:s/>no_stop_words ; rand_score = <text:s/>-0.10854816824966075</text:p>
      <text:p text:style-name="P25">Model <text:s/>no_tomas_baker ; rand_score = <text:s/>-0.1301115241635688</text:p>
      <text:p text:style-name="P25">Model <text:s/>primitive ; rand_score = <text:s/>-0.1496421600520495</text:p>
      <text:p text:style-name="P25">########################################</text:p>
      <text:p text:style-name="P25">########################################</text:p>
      <text:p text:style-name="P24"/>
      <text:p text:style-name="P25">/////////////////////////////////</text:p>
      <text:p text:style-name="P25">CLUSTER ALGORITHM: <text:s/>AgglomerativeClustering</text:p>
      <text:p text:style-name="P25">*Model: " no_tomas_stemmed_no_stop ". Best cluster agroupation: <text:s/>2 <text:s/>clusters. Score: <text:s/>0.06676204101096801</text:p>
      <text:p text:style-name="P25">++Score <text:s/>for the real cluster agroupation ( 4 ) in model <text:s/>no_tomas_stemmed_no_stop <text:s/>is <text:s/>-0.09250000000000001</text:p>
      <text:p text:style-name="P25">*Model: " identity_analysis_1 ". Best cluster agroupation: <text:s/>4 <text:s/>clusters. Score: <text:s/>0.16176470588235295</text:p>
      <text:p text:style-name="P25">++Score <text:s/>for the real cluster agroupation ( 4 ) in model <text:s/>identity_analysis_1 <text:s/>is <text:s/>0.16176470588235295</text:p>
      <text:p text:style-name="P25">*Model: " no_tomas_stemmed ". Best cluster agroupation: <text:s/>2 <text:s/>clusters. Score: <text:s/>0.06676204101096801</text:p>
      <text:p text:style-name="P25">++Score <text:s/>for the real cluster agroupation ( 4 ) in model <text:s/>no_tomas_stemmed <text:s/>is <text:s/>-0.060570071258907406</text:p>
      <text:p text:style-name="P25">*Model: " stemmed_txts ". Best cluster agroupation: <text:s/>2 <text:s/>clusters. Score: <text:s/>0.06676204101096801</text:p>
      <text:p text:style-name="P25">++Score <text:s/>for the real cluster agroupation ( 4 ) in model <text:s/>stemmed_txts <text:s/>is <text:s/>-0.09250000000000001</text:p>
      <text:p text:style-name="P25">*Model: " primitive ". Best cluster agroupation: <text:s/>2 <text:s/>clusters. Score: <text:s/>-0.022185246810870803</text:p>
      <text:p text:style-name="P25">++Score <text:s/>for the real cluster agroupation ( 4 ) in model <text:s/>primitive <text:s/>is <text:s/>-0.1496421600520495</text:p>
      <text:p text:style-name="P25">*Model: " trigrams ". Best cluster agroupation: <text:s/>4 <text:s/>clusters. Score: <text:s/>0.49316851008458035</text:p>
      <text:p text:style-name="P25">++Score <text:s/>for the real cluster agroupation ( 4 ) in model <text:s/>trigrams <text:s/>is <text:s/>0.49316851008458035</text:p>
      <text:p text:style-name="P25">*Model: " bigrams ". Best cluster agroupation: <text:s/>4 <text:s/>clusters. Score: <text:s/>0.20233998623537508</text:p>
      <text:p text:style-name="P25">++Score <text:s/>for the real cluster agroupation ( 4 ) in model <text:s/>bigrams <text:s/>is <text:s/>0.20233998623537508</text:p>
      <text:p text:style-name="P25">*Model: " no_tomas_stemmed_ent1 ". Best cluster agroupation: <text:s/>4 <text:s/>clusters. Score: <text:s/>0.7446236559139784</text:p>
      <text:p text:style-name="P25"><text:soft-page-break/>++Score <text:s/>for the real cluster agroupation ( 4 ) in model <text:s/>no_tomas_stemmed_ent1 <text:s/>is <text:s/>0.7446236559139784</text:p>
      <text:p text:style-name="P25">*Model: " named_ent_2_no_tomas_barker ". Best cluster agroupation: <text:s/>4 <text:s/>clusters. Score: <text:s/>0.7446236559139784</text:p>
      <text:p text:style-name="P25">++Score <text:s/>for the real cluster agroupation ( 4 ) in model <text:s/>named_ent_2_no_tomas_barker <text:s/>is <text:s/>0.7446236559139784</text:p>
      <text:p text:style-name="P25">*Model: " lemmatized ". Best cluster agroupation: <text:s/>2 <text:s/>clusters. Score: <text:s/>0.06676204101096801</text:p>
      <text:p text:style-name="P25">++Score <text:s/>for the real cluster agroupation ( 4 ) in model <text:s/>lemmatized <text:s/>is <text:s/>0.06323687031082535</text:p>
      <text:p text:style-name="P25">*Model: " no_stop_words ". Best cluster agroupation: <text:s/>2 <text:s/>clusters. Score: <text:s/>-0.022185246810870803</text:p>
      <text:p text:style-name="P25">++Score <text:s/>for the real cluster agroupation ( 4 ) in model <text:s/>no_stop_words <text:s/>is <text:s/>-0.10854816824966075</text:p>
      <text:p text:style-name="P25">*Model: " no_tomas_baker ". Best cluster agroupation: <text:s/>2 <text:s/>clusters. Score: <text:s/>-0.022185246810870803</text:p>
      <text:p text:style-name="P25">++Score <text:s/>for the real cluster agroupation ( 4 ) in model <text:s/>no_tomas_baker <text:s/>is <text:s/>-0.1301115241635688</text:p>
      <text:p text:style-name="P25">*Model: " stanford_ner_no_thomas_baker ". Best cluster agroupation: <text:s/>4 <text:s/>clusters. Score: <text:s/>0.4809976247030879</text:p>
      <text:p text:style-name="P25">++Score <text:s/>for the real cluster agroupation ( 4 ) in model <text:s/>stanford_ner_no_thomas_baker <text:s/>is <text:s/>0.4809976247030879</text:p>
      <text:p text:style-name="P25">*Model: " identity_analysis_2 ". Best cluster agroupation: <text:s/>2 <text:s/>clusters. Score: <text:s/>0.06676204101096801</text:p>
      <text:p text:style-name="P25">++Score <text:s/>for the real cluster agroupation ( 4 ) in model <text:s/>identity_analysis_2 <text:s/>is <text:s/>0.06323687031082535</text:p>
      <text:p text:style-name="P25">*Model: " no_repeated_words ". Best cluster agroupation: <text:s/>4 <text:s/>clusters. Score: <text:s/>0.33371040723981904</text:p>
      <text:p text:style-name="P25">++Score <text:s/>for the real cluster agroupation ( 4 ) in model <text:s/>no_repeated_words <text:s/>is <text:s/>0.33371040723981904</text:p>
      <text:p text:style-name="P25">*Model: " stanford_ner_txts ". Best cluster agroupation: <text:s/>4 <text:s/>clusters. Score: <text:s/>0.34076827757125155</text:p>
      <text:p text:style-name="P25">++Score <text:s/>for the real cluster agroupation ( 4 ) in model <text:s/>stanford_ner_txts <text:s/>is <text:s/>0.34076827757125155</text:p>
      <text:p text:style-name="P25">/////////////////////////////////</text:p>
      <text:p text:style-name="P24"/>
      <text:p text:style-name="P25">/////////////////////////////////</text:p>
      <text:p text:style-name="P25">CLUSTER ALGORITHM: <text:s/>KMeans</text:p>
      <text:p text:style-name="P25">*Model: " no_tomas_stemmed_no_stop ". Best cluster agroupation: <text:s/>4 <text:s/>clusters. Score: <text:s/>0.17503392130257805</text:p>
      <text:p text:style-name="P25">++Score <text:s/>for the real cluster agroupation ( 4 ) in model <text:s/>no_tomas_stemmed_no_stop <text:s/>is <text:s/>0.17503392130257805</text:p>
      <text:p text:style-name="P25">*Model: " identity_analysis_1 ". Best cluster agroupation: <text:s/>2 <text:s/>clusters. Score: <text:s/>0.06676204101096801</text:p>
      <text:p text:style-name="P25">++Score <text:s/>for the real cluster agroupation ( 4 ) in model <text:s/>identity_analysis_1 <text:s/>is <text:s/>-0.05698778833107188</text:p>
      <text:p text:style-name="P25">*Model: " no_tomas_stemmed ". Best cluster agroupation: <text:s/>2 <text:s/>clusters. Score: <text:s/>0.06676204101096801</text:p>
      <text:p text:style-name="P25">++Score <text:s/>for the real cluster agroupation ( 4 ) in model <text:s/>no_tomas_stemmed <text:s/>is <text:s/>0.020352781546811426</text:p>
      <text:p text:style-name="P25">*Model: " stemmed_txts ". Best cluster agroupation: <text:s/>3 <text:s/>clusters. Score: <text:s/>0.14703968770331813</text:p>
      <text:p text:style-name="P25">++Score <text:s/>for the real cluster agroupation ( 4 ) in model <text:s/>stemmed_txts <text:s/>is <text:s/>0.020352781546811426</text:p>
      <text:p text:style-name="P25">*Model: " primitive ". Best cluster agroupation: <text:s/>4 <text:s/>clusters. Score: <text:s/>0.17503392130257805</text:p>
      <text:p text:style-name="P25">++Score <text:s/>for the real cluster agroupation ( 4 ) in model <text:s/>primitive <text:s/>is <text:s/>0.17503392130257805</text:p>
      <text:p text:style-name="P25">*Model: " trigrams ". Best cluster agroupation: <text:s/>2 <text:s/>clusters. Score: <text:s/>0.06676204101096801</text:p>
      <text:p text:style-name="P25">++Score <text:s/>for the real cluster agroupation ( 4 ) in model <text:s/>trigrams <text:s/>is <text:s/>-0.058949624866023516</text:p>
      <text:p text:style-name="P25"><text:soft-page-break/>*Model: " bigrams ". Best cluster agroupation: <text:s/>2 <text:s/>clusters. Score: <text:s/>0.06676204101096801</text:p>
      <text:p text:style-name="P25">++Score <text:s/>for the real cluster agroupation ( 4 ) in model <text:s/>bigrams <text:s/>is <text:s/>-0.058949624866023516</text:p>
      <text:p text:style-name="P25">*Model: " no_tomas_stemmed_ent1 ". Best cluster agroupation: <text:s/>4 <text:s/>clusters. Score: <text:s/>0.14703968770331813</text:p>
      <text:p text:style-name="P25">++Score <text:s/>for the real cluster agroupation ( 4 ) in model <text:s/>no_tomas_stemmed_ent1 <text:s/>is <text:s/>0.14703968770331813</text:p>
      <text:p text:style-name="P25">*Model: " named_ent_2_no_tomas_barker ". Best cluster agroupation: <text:s/>3 <text:s/>clusters. Score: <text:s/>0.5032679738562091</text:p>
      <text:p text:style-name="P25">++Score <text:s/>for the real cluster agroupation ( 4 ) in model <text:s/>named_ent_2_no_tomas_barker <text:s/>is <text:s/>0.07255936675461744</text:p>
      <text:p text:style-name="P25">*Model: " lemmatized ". Best cluster agroupation: <text:s/>3 <text:s/>clusters. Score: <text:s/>0.23918846769887883</text:p>
      <text:p text:style-name="P25">++Score <text:s/>for the real cluster agroupation ( 4 ) in model <text:s/>lemmatized <text:s/>is <text:s/>0.10494931425163982</text:p>
      <text:p text:style-name="P25">*Model: " no_stop_words ". Best cluster agroupation: <text:s/>4 <text:s/>clusters. Score: <text:s/>0.1492537313432836</text:p>
      <text:p text:style-name="P25">++Score <text:s/>for the real cluster agroupation ( 4 ) in model <text:s/>no_stop_words <text:s/>is <text:s/>0.1492537313432836</text:p>
      <text:p text:style-name="P25">*Model: " no_tomas_baker ". Best cluster agroupation: <text:s/>4 <text:s/>clusters. Score: <text:s/>0.12347354138398917</text:p>
      <text:p text:style-name="P25">++Score <text:s/>for the real cluster agroupation ( 4 ) in model <text:s/>no_tomas_baker <text:s/>is <text:s/>0.12347354138398917</text:p>
      <text:p text:style-name="P25">*Model: " stanford_ner_no_thomas_baker ". Best cluster agroupation: <text:s/>4 <text:s/>clusters. Score: <text:s/>0.05510752688172045</text:p>
      <text:p text:style-name="P25">++Score <text:s/>for the real cluster agroupation ( 4 ) in model <text:s/>stanford_ner_no_thomas_baker <text:s/>is <text:s/>0.05510752688172045</text:p>
      <text:p text:style-name="P25">*Model: " identity_analysis_2 ". Best cluster agroupation: <text:s/>4 <text:s/>clusters. Score: <text:s/>0.2304469273743017</text:p>
      <text:p text:style-name="P25">++Score <text:s/>for the real cluster agroupation ( 4 ) in model <text:s/>identity_analysis_2 <text:s/>is <text:s/>0.2304469273743017</text:p>
      <text:p text:style-name="P25">*Model: " no_repeated_words ". Best cluster agroupation: <text:s/>4 <text:s/>clusters. Score: <text:s/>0.0836012861736335</text:p>
      <text:p text:style-name="P25">++Score <text:s/>for the real cluster agroupation ( 4 ) in model <text:s/>no_repeated_words <text:s/>is <text:s/>0.0836012861736335</text:p>
      <text:p text:style-name="P25">*Model: " stanford_ner_txts ". Best cluster agroupation: <text:s/>3 <text:s/>clusters. Score: <text:s/>0.05673758865248223</text:p>
      <text:p text:style-name="P25">++Score <text:s/>for the real cluster agroupation ( 4 ) in model <text:s/>stanford_ner_txts <text:s/>is <text:s/>0.051395007342143924</text:p>
      <text:p text:style-name="P25">/////////////////////////////////</text:p>
      <text:p text:style-name="P24"/>
      <text:p text:style-name="P25">/////////////////////////////////</text:p>
      <text:p text:style-name="P25">CLUSTER ALGORITHM: <text:s/>MiniBatchKMeans</text:p>
      <text:p text:style-name="P25">*Model: " no_tomas_stemmed_no_stop ". Best cluster agroupation: <text:s/>4 <text:s/>clusters. Score: <text:s/>0.17503392130257805</text:p>
      <text:p text:style-name="P25">++Score <text:s/>for the real cluster agroupation ( 4 ) in model <text:s/>no_tomas_stemmed_no_stop <text:s/>is <text:s/>0.17503392130257805</text:p>
      <text:p text:style-name="P25">*Model: " identity_analysis_1 ". Best cluster agroupation: <text:s/>2 <text:s/>clusters. Score: <text:s/>0.06676204101096801</text:p>
      <text:p text:style-name="P25">++Score <text:s/>for the real cluster agroupation ( 4 ) in model <text:s/>identity_analysis_1 <text:s/>is <text:s/>-0.060570071258907406</text:p>
      <text:p text:style-name="P25">*Model: " no_tomas_stemmed ". Best cluster agroupation: <text:s/>4 <text:s/>clusters. Score: <text:s/>0.12347354138398917</text:p>
      <text:p text:style-name="P25">++Score <text:s/>for the real cluster agroupation ( 4 ) in model <text:s/>no_tomas_stemmed <text:s/>is <text:s/>0.12347354138398917</text:p>
      <text:p text:style-name="P25">*Model: " stemmed_txts ". Best cluster agroupation: <text:s/>4 <text:s/>clusters. Score: <text:s/>0.12347354138398917</text:p>
      <text:p text:style-name="P25">++Score <text:s/>for the real cluster agroupation ( 4 ) in model <text:s/>stemmed_txts <text:s/>is <text:s/>0.12347354138398917</text:p>
      <text:p text:style-name="P25">*Model: " primitive ". Best cluster agroupation: <text:s/>4 <text:s/>clusters. Score: <text:s/>0.12347354138398917</text:p>
      <text:p text:style-name="P25"><text:soft-page-break/>++Score <text:s/>for the real cluster agroupation ( 4 ) in model <text:s/>primitive <text:s/>is <text:s/>0.12347354138398917</text:p>
      <text:p text:style-name="P25">*Model: " trigrams ". Best cluster agroupation: <text:s/>4 <text:s/>clusters. Score: <text:s/>0.16176470588235295</text:p>
      <text:p text:style-name="P25">++Score <text:s/>for the real cluster agroupation ( 4 ) in model <text:s/>trigrams <text:s/>is <text:s/>0.16176470588235295</text:p>
      <text:p text:style-name="P25">*Model: " bigrams ". Best cluster agroupation: <text:s/>2 <text:s/>clusters. Score: <text:s/>0.06676204101096801</text:p>
      <text:p text:style-name="P25">++Score <text:s/>for the real cluster agroupation ( 4 ) in model <text:s/>bigrams <text:s/>is <text:s/>-0.08302354399008675</text:p>
      <text:p text:style-name="P25">*Model: " no_tomas_stemmed_ent1 ". Best cluster agroupation: <text:s/>2 <text:s/>clusters. Score: <text:s/>0.06676204101096801</text:p>
      <text:p text:style-name="P25">++Score <text:s/>for the real cluster agroupation ( 4 ) in model <text:s/>no_tomas_stemmed_ent1 <text:s/>is <text:s/>-0.060570071258907406</text:p>
      <text:p text:style-name="P25">*Model: " named_ent_2_no_tomas_barker ". Best cluster agroupation: <text:s/>4 <text:s/>clusters. Score: <text:s/>0.2835195530726257</text:p>
      <text:p text:style-name="P25">++Score <text:s/>for the real cluster agroupation ( 4 ) in model <text:s/>named_ent_2_no_tomas_barker <text:s/>is <text:s/>0.2835195530726257</text:p>
      <text:p text:style-name="P25">*Model: " lemmatized ". Best cluster agroupation: <text:s/>2 <text:s/>clusters. Score: <text:s/>0.06676204101096801</text:p>
      <text:p text:style-name="P25">++Score <text:s/>for the real cluster agroupation ( 4 ) in model <text:s/>lemmatized <text:s/>is <text:s/>-0.058949624866023516</text:p>
      <text:p text:style-name="P25">*Model: " no_stop_words ". Best cluster agroupation: <text:s/>4 <text:s/>clusters. Score: <text:s/>0.1492537313432836</text:p>
      <text:p text:style-name="P25">++Score <text:s/>for the real cluster agroupation ( 4 ) in model <text:s/>no_stop_words <text:s/>is <text:s/>0.1492537313432836</text:p>
      <text:p text:style-name="P25">*Model: " no_tomas_baker ". Best cluster agroupation: <text:s/>4 <text:s/>clusters. Score: <text:s/>0.12347354138398917</text:p>
      <text:p text:style-name="P25">++Score <text:s/>for the real cluster agroupation ( 4 ) in model <text:s/>no_tomas_baker <text:s/>is <text:s/>0.12347354138398917</text:p>
      <text:p text:style-name="P25">*Model: " stanford_ner_no_thomas_baker ". Best cluster agroupation: <text:s/>4 <text:s/>clusters. Score: <text:s/>0.07374999999999998</text:p>
      <text:p text:style-name="P25">++Score <text:s/>for the real cluster agroupation ( 4 ) in model <text:s/>stanford_ner_no_thomas_baker <text:s/>is <text:s/>0.07374999999999998</text:p>
      <text:p text:style-name="P25">*Model: " identity_analysis_2 ". Best cluster agroupation: <text:s/>4 <text:s/>clusters. Score: <text:s/>0.2835195530726257</text:p>
      <text:p text:style-name="P25">++Score <text:s/>for the real cluster agroupation ( 4 ) in model <text:s/>identity_analysis_2 <text:s/>is <text:s/>0.2835195530726257</text:p>
      <text:p text:style-name="P25">*Model: " no_repeated_words ". Best cluster agroupation: <text:s/>2 <text:s/>clusters. Score: <text:s/>0.06676204101096801</text:p>
      <text:p text:style-name="P25">++Score <text:s/>for the real cluster agroupation ( 4 ) in model <text:s/>no_repeated_words <text:s/>is <text:s/>-0.09615384615384613</text:p>
      <text:p text:style-name="P25">*Model: " stanford_ner_txts ". Best cluster agroupation: <text:s/>3 <text:s/>clusters. Score: <text:s/>0.15814587593728696</text:p>
      <text:p text:style-name="P25">++Score <text:s/>for the real cluster agroupation ( 4 ) in model <text:s/>stanford_ner_txts <text:s/>is <text:s/>0.051395007342143924</text:p>
      <text:p text:style-name="P25">/////////////////////////////////</text:p>
      <text:p text:style-name="P24"/>
      <text:p text:style-name="P5">In [12]:</text:p>
      <text:p text:style-name="P15"><draw:frame draw:style-name="fr1" draw:name="Frame56" text:anchor-type="char" svg:width="10.1252in" draw:z-index="17"><draw:text-box fo:min-height="0.0161in"><text:p text:style-name="Text_20_body"/></draw:text-box></draw:frame><draw:frame draw:style-name="fr1" draw:name="Frame55" text:anchor-type="char" svg:width="10.1252in" draw:z-index="18"><draw:text-box fo:min-height="0.0161in"><text:p text:style-name="Text_20_body"/></draw:text-box></draw:frame># En la memoria se ha de justificar cada cambio propuesto.</text:p>
      <text:p text:style-name="P12">​</text:p>
      <text:p text:style-name="P15"># Se ha de comentar los resultados obtenidos.</text:p>
      <text:p text:style-name="P12">​</text:p>
      <text:p text:style-name="P15"># Siempre buscando una mejora en la clusterizació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inherit" svg:font-family="inherit"/>
    <style:font-face style:name="monospace" svg:font-family="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7T19:16:37.756722678</meta:creation-date>
    <dc:date>2017-03-27T20:17:36.352342249</dc:date>
    <meta:editing-duration>PT50M24S</meta:editing-duration>
    <meta:editing-cycles>11</meta:editing-cycles>
    <meta:generator>LibreOffice/5.1.6.2$Linux_X86_64 LibreOffice_project/10m0$Build-2</meta:generator>
    <meta:document-statistic meta:table-count="0" meta:image-count="0" meta:object-count="0" meta:page-count="26" meta:paragraph-count="1274" meta:word-count="6196" meta:character-count="62587" meta:non-whitespace-character-count="51589"/>
  </office:meta>
</office:document-meta>
</file>